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style:font-name="Times New Roman" style:font-name-complex="Times New Roman" fo:font-weight="bold" style:font-weight-asian="bold" style:font-weight-complex="bold" fo:color="#0D0D0D" fo:background-color="#FFFFFF"/>
    </style:style>
    <style:style style:name="P2" style:parent-style-name="Normal" style:family="paragraph">
      <style:paragraph-properties fo:text-align="justify"/>
      <style:text-properties style:font-name="Times New Roman" style:font-name-complex="Times New Roman" fo:font-weight="bold" style:font-weight-asian="bold" style:font-weight-complex="bold" fo:color="#0D0D0D" fo:background-color="#FFFFFF"/>
    </style:style>
    <style:style style:name="P3" style:parent-style-name="Normal" style:family="paragraph">
      <style:paragraph-properties fo:text-align="justify"/>
      <style:text-properties style:font-name="Times New Roman" style:font-name-complex="Times New Roman"/>
    </style:style>
    <style:style style:name="P4" style:parent-style-name="Normal" style:family="paragraph">
      <style:paragraph-properties fo:text-align="justify"/>
      <style:text-properties style:font-name="Times New Roman" style:font-name-complex="Times New Roman"/>
    </style:style>
    <style:style style:name="P5" style:parent-style-name="NormalWeb" style:family="paragraph">
      <style:paragraph-properties fo:border="0.0034in solid #E3E3E3" fo:padding="0in" style:shadow="none" fo:text-align="justify" fo:margin-top="0.2083in" fo:margin-bottom="0in"/>
    </style:style>
    <style:style style:name="P6" style:parent-style-name="Normal" style:family="paragraph">
      <style:paragraph-properties fo:border-top="none" fo:border-left="none" fo:border-bottom="0.0104in solid #000000" fo:border-right="none" fo:padding-top="0in" fo:padding-left="0in" fo:padding-bottom="0.0138in" fo:padding-right="0in" style:shadow="none" fo:text-align="justify" fo:margin-bottom="0in" fo:line-height="100%"/>
      <style:text-properties style:font-name="Times New Roman" style:font-name-asian="Times New Roman" style:font-name-complex="Times New Roman" style:letter-kerning="false" fo:font-size="8pt" style:font-size-asian="8pt" style:font-size-complex="8pt" style:language-asian="en" style:country-asian="IN" style:language-complex="ar" style:country-complex="SA"/>
    </style:style>
    <style:style style:name="P7" style:parent-style-name="Normal" style:family="paragraph">
      <style:paragraph-properties fo:text-align="justify"/>
      <style:text-properties style:font-name="Times New Roman" style:font-name-complex="Times New Roman" fo:font-size="9pt" style:font-size-asian="9pt" style:font-size-complex="9pt"/>
    </style:style>
    <style:style style:name="P8" style:parent-style-name="CommentText" style:family="paragraph">
      <style:paragraph-properties fo:text-align="justify"/>
      <style:text-properties style:font-name="Times New Roman" style:font-name-complex="Times New Roman" fo:font-size="9pt" style:font-size-asian="9pt" style:font-size-complex="9pt"/>
    </style:style>
    <style:style style:name="P9" style:parent-style-name="Normal" style:family="paragraph">
      <style:paragraph-properties fo:text-align="justify"/>
      <style:text-properties style:font-name="Times New Roman" style:font-name-complex="Times New Roman"/>
    </style:style>
    <style:style style:name="P10" style:parent-style-name="Normal" style:family="paragraph">
      <style:paragraph-properties fo:text-align="justify"/>
      <style:text-properties style:font-name="Times New Roman" style:font-name-complex="Times New Roman"/>
    </style:style>
    <style:style style:name="P11" style:parent-style-name="Normal" style:family="paragraph">
      <style:paragraph-properties fo:text-align="justify"/>
      <style:text-properties style:font-name="Times New Roman" style:font-name-complex="Times New Roman"/>
    </style:style>
    <style:style style:name="P12" style:parent-style-name="Normal" style:family="paragraph">
      <style:paragraph-properties fo:text-align="justify"/>
      <style:text-properties style:font-name="Times New Roman" style:font-name-complex="Times New Roman"/>
    </style:style>
    <style:style style:name="P13" style:parent-style-name="Normal" style:family="paragraph">
      <style:paragraph-properties fo:text-align="justify"/>
      <style:text-properties style:font-name="Times New Roman" style:font-name-complex="Times New Roman"/>
    </style:style>
    <style:style style:name="P14" style:parent-style-name="Normal" style:family="paragraph">
      <style:paragraph-properties fo:text-align="justify"/>
      <style:text-properties style:font-name="Times New Roman" style:font-name-complex="Times New Roman"/>
    </style:style>
    <style:style style:name="P15" style:parent-style-name="Normal" style:family="paragraph">
      <style:paragraph-properties fo:text-align="justify"/>
      <style:text-properties style:font-name="Times New Roman" style:font-name-complex="Times New Roman"/>
    </style:style>
    <style:style style:name="P16" style:parent-style-name="Normal" style:family="paragraph">
      <style:paragraph-properties fo:text-align="justify"/>
      <style:text-properties style:font-name="Times New Roman" style:font-name-complex="Times New Roman"/>
    </style:style>
    <style:style style:name="P17" style:parent-style-name="Normal" style:family="paragraph">
      <style:paragraph-properties fo:text-align="justify"/>
      <style:text-properties style:font-name="Times New Roman" style:font-name-complex="Times New Roman"/>
    </style:style>
    <style:style style:name="P18" style:parent-style-name="Normal" style:family="paragraph">
      <style:paragraph-properties fo:text-align="justify"/>
      <style:text-properties style:font-name="Times New Roman" style:font-name-complex="Times New Roman"/>
    </style:style>
    <style:style style:name="P19" style:parent-style-name="Normal" style:family="paragraph">
      <style:paragraph-properties fo:text-align="justify"/>
      <style:text-properties style:font-name="Times New Roman" style:font-name-complex="Times New Roman"/>
    </style:style>
    <style:style style:name="P20" style:parent-style-name="Normal" style:family="paragraph">
      <style:paragraph-properties fo:text-align="justify"/>
      <style:text-properties style:font-name="Times New Roman" style:font-name-complex="Times New Roman"/>
    </style:style>
    <style:style style:name="P21" style:parent-style-name="Normal" style:family="paragraph">
      <style:paragraph-properties fo:text-align="justify"/>
      <style:text-properties style:font-name="Times New Roman" style:font-name-complex="Times New Roman"/>
    </style:style>
    <style:style style:name="P22" style:parent-style-name="Normal" style:family="paragraph">
      <style:paragraph-properties fo:text-align="justify"/>
      <style:text-properties style:font-name="Times New Roman" style:font-name-complex="Times New Roman"/>
    </style:style>
    <style:style style:name="P23" style:parent-style-name="Normal" style:family="paragraph">
      <style:paragraph-properties fo:text-align="justify"/>
      <style:text-properties style:font-name="Times New Roman" style:font-name-complex="Times New Roman"/>
    </style:style>
    <style:style style:name="P24" style:parent-style-name="Normal" style:family="paragraph">
      <style:paragraph-properties fo:text-align="justify"/>
      <style:text-properties style:font-name="Times New Roman" style:font-name-complex="Times New Roman"/>
    </style:style>
    <style:style style:name="P25" style:parent-style-name="Normal" style:family="paragraph">
      <style:paragraph-properties fo:text-align="justify"/>
      <style:text-properties style:font-name="Times New Roman" style:font-name-complex="Times New Roman"/>
    </style:style>
    <style:style style:name="P26" style:parent-style-name="Normal" style:family="paragraph">
      <style:paragraph-properties fo:text-align="justify"/>
      <style:text-properties style:font-name="Times New Roman" style:font-name-complex="Times New Roman"/>
    </style:style>
    <style:style style:name="P27" style:parent-style-name="Normal" style:family="paragraph">
      <style:paragraph-properties fo:text-align="justify"/>
      <style:text-properties style:font-name="Times New Roman" style:font-name-complex="Times New Roman"/>
    </style:style>
    <style:style style:name="P28" style:parent-style-name="Normal" style:family="paragraph">
      <style:paragraph-properties fo:text-align="justify"/>
      <style:text-properties style:font-name="Times New Roman" style:font-name-complex="Times New Roman"/>
    </style:style>
    <style:style style:name="P29" style:parent-style-name="Normal" style:family="paragraph">
      <style:paragraph-properties fo:text-align="justify"/>
      <style:text-properties style:font-name="Times New Roman" style:font-name-complex="Times New Roman"/>
    </style:style>
    <style:style style:name="P30" style:parent-style-name="Normal" style:family="paragraph">
      <style:paragraph-properties fo:text-align="justify"/>
      <style:text-properties style:font-name="Times New Roman" style:font-name-complex="Times New Roman"/>
    </style:style>
    <style:style style:name="P31" style:parent-style-name="Normal" style:family="paragraph">
      <style:paragraph-properties fo:text-align="justify"/>
      <style:text-properties style:font-name="Times New Roman" style:font-name-complex="Times New Roman"/>
    </style:style>
    <style:style style:name="P32" style:parent-style-name="Normal" style:family="paragraph">
      <style:paragraph-properties fo:text-align="justify"/>
      <style:text-properties style:font-name="Times New Roman" style:font-name-complex="Times New Roman"/>
    </style:style>
    <style:style style:name="P33" style:parent-style-name="Normal" style:family="paragraph">
      <style:paragraph-properties fo:text-align="justify"/>
      <style:text-properties style:font-name="Times New Roman" style:font-name-complex="Times New Roman"/>
    </style:style>
    <style:style style:name="P34" style:parent-style-name="Normal" style:family="paragraph">
      <style:paragraph-properties fo:text-align="justify"/>
      <style:text-properties style:font-name="Times New Roman" style:font-name-complex="Times New Roman"/>
    </style:style>
    <style:style style:name="P35" style:parent-style-name="Normal" style:family="paragraph">
      <style:paragraph-properties fo:text-align="justify"/>
      <style:text-properties style:font-name="Times New Roman" style:font-name-complex="Times New Roman"/>
    </style:style>
    <style:style style:name="P36" style:parent-style-name="Normal" style:family="paragraph">
      <style:paragraph-properties fo:text-align="justify"/>
      <style:text-properties style:font-name="Times New Roman" style:font-name-complex="Times New Roman"/>
    </style:style>
    <style:style style:name="P37" style:parent-style-name="Normal" style:family="paragraph">
      <style:paragraph-properties fo:text-align="justify"/>
      <style:text-properties style:font-name="Times New Roman" style:font-name-complex="Times New Roman"/>
    </style:style>
    <style:style style:name="P38" style:parent-style-name="Normal" style:family="paragraph">
      <style:paragraph-properties fo:text-align="justify"/>
      <style:text-properties style:font-name="Times New Roman" style:font-name-complex="Times New Roman"/>
    </style:style>
    <style:style style:name="P39" style:parent-style-name="Normal" style:family="paragraph">
      <style:paragraph-properties fo:text-align="justify"/>
      <style:text-properties style:font-name="Times New Roman" style:font-name-complex="Times New Roman"/>
    </style:style>
    <style:style style:name="P40" style:parent-style-name="Normal" style:family="paragraph">
      <style:paragraph-properties fo:text-align="justify"/>
      <style:text-properties style:font-name="Times New Roman" style:font-name-complex="Times New Roman"/>
    </style:style>
    <style:style style:name="P41" style:parent-style-name="Normal" style:family="paragraph">
      <style:paragraph-properties fo:text-align="justify"/>
      <style:text-properties style:font-name="Times New Roman" style:font-name-complex="Times New Roman"/>
    </style:style>
    <style:style style:name="P42" style:parent-style-name="Normal" style:family="paragraph">
      <style:paragraph-properties fo:text-align="justify"/>
      <style:text-properties style:font-name="Times New Roman" style:font-name-complex="Times New Roman"/>
    </style:style>
    <style:style style:name="P43" style:parent-style-name="Normal" style:family="paragraph">
      <style:paragraph-properties fo:text-align="justify"/>
      <style:text-properties style:font-name="Times New Roman" style:font-name-complex="Times New Roman"/>
    </style:style>
    <style:style style:name="P44" style:parent-style-name="Normal" style:family="paragraph">
      <style:paragraph-properties fo:text-align="justify"/>
      <style:text-properties style:font-name="Times New Roman" style:font-name-complex="Times New Roman"/>
    </style:style>
    <style:style style:name="P45" style:parent-style-name="Normal" style:family="paragraph">
      <style:paragraph-properties fo:text-align="justify"/>
      <style:text-properties style:font-name="Times New Roman" style:font-name-complex="Times New Roman"/>
    </style:style>
    <style:style style:name="P46" style:parent-style-name="Normal" style:family="paragraph">
      <style:paragraph-properties fo:text-align="justify"/>
      <style:text-properties style:font-name="Times New Roman" style:font-name-complex="Times New Roman"/>
    </style:style>
    <style:style style:name="P47" style:parent-style-name="Normal" style:family="paragraph">
      <style:paragraph-properties fo:text-align="justify"/>
      <style:text-properties style:font-name="Times New Roman" style:font-name-complex="Times New Roman"/>
    </style:style>
    <style:style style:name="P48" style:parent-style-name="Normal" style:family="paragraph">
      <style:paragraph-properties fo:text-align="justify"/>
      <style:text-properties style:font-name="Times New Roman" style:font-name-complex="Times New Roman"/>
    </style:style>
    <style:style style:name="P49" style:parent-style-name="Normal" style:family="paragraph">
      <style:paragraph-properties fo:text-align="justify"/>
      <style:text-properties style:font-name="Times New Roman" style:font-name-complex="Times New Roman"/>
    </style:style>
    <style:style style:name="P50" style:parent-style-name="Normal" style:family="paragraph">
      <style:paragraph-properties fo:text-align="justify"/>
      <style:text-properties style:font-name="Times New Roman" style:font-name-complex="Times New Roman"/>
    </style:style>
    <style:style style:name="P51" style:parent-style-name="Normal" style:family="paragraph">
      <style:paragraph-properties fo:text-align="justify"/>
      <style:text-properties style:font-name="Times New Roman" style:font-name-complex="Times New Roman"/>
    </style:style>
    <style:style style:name="P52" style:parent-style-name="Normal" style:family="paragraph">
      <style:paragraph-properties fo:text-align="justify"/>
      <style:text-properties style:font-name="Times New Roman" style:font-name-complex="Times New Roman"/>
    </style:style>
    <style:style style:name="P53" style:parent-style-name="Normal" style:family="paragraph">
      <style:paragraph-properties fo:text-align="justify"/>
      <style:text-properties style:font-name="Times New Roman" style:font-name-complex="Times New Roman"/>
    </style:style>
    <style:style style:name="P54" style:parent-style-name="Normal" style:family="paragraph">
      <style:paragraph-properties fo:text-align="justify"/>
      <style:text-properties style:font-name="Times New Roman" style:font-name-complex="Times New Roman"/>
    </style:style>
    <style:style style:name="P55" style:parent-style-name="Normal" style:family="paragraph">
      <style:paragraph-properties fo:text-align="justify"/>
      <style:text-properties style:font-name="Times New Roman" style:font-name-complex="Times New Roman"/>
    </style:style>
    <style:style style:name="P56" style:parent-style-name="Normal" style:family="paragraph">
      <style:paragraph-properties fo:text-align="justify"/>
      <style:text-properties style:font-name="Times New Roman" style:font-name-complex="Times New Roman"/>
    </style:style>
    <style:style style:name="P57" style:parent-style-name="Normal" style:family="paragraph">
      <style:paragraph-properties fo:text-align="justify"/>
      <style:text-properties style:font-name="Times New Roman" style:font-name-complex="Times New Roman"/>
    </style:style>
    <style:style style:name="P58" style:parent-style-name="Normal" style:family="paragraph">
      <style:paragraph-properties fo:text-align="justify"/>
      <style:text-properties style:font-name="Times New Roman" style:font-name-complex="Times New Roman"/>
    </style:style>
    <style:style style:name="P59" style:parent-style-name="Normal" style:family="paragraph">
      <style:paragraph-properties fo:text-align="justify"/>
      <style:text-properties style:font-name="Times New Roman" style:font-name-complex="Times New Roman"/>
    </style:style>
    <style:style style:name="P60" style:parent-style-name="Normal" style:family="paragraph">
      <style:paragraph-properties fo:text-align="justify"/>
      <style:text-properties style:font-name="Times New Roman" style:font-name-complex="Times New Roman"/>
    </style:style>
    <style:style style:name="P61" style:parent-style-name="Normal" style:family="paragraph">
      <style:paragraph-properties fo:text-align="justify"/>
      <style:text-properties style:font-name="Times New Roman" style:font-name-complex="Times New Roman"/>
    </style:style>
    <style:style style:name="P62" style:parent-style-name="CommentText" style:family="paragraph">
      <style:paragraph-properties fo:text-align="justify"/>
    </style:style>
    <style:style style:name="T63" style:parent-style-name="DefaultParagraphFont" style:family="text">
      <style:text-properties style:font-name="Times New Roman" style:font-name-complex="Times New Roman"/>
    </style:style>
    <style:style style:name="P64" style:parent-style-name="Normal" style:family="paragraph">
      <style:paragraph-properties fo:text-align="center" fo:margin-bottom="0in" fo:line-height="100%"/>
      <style:text-properties style:font-name="Arial" style:font-name-complex="Arial" fo:font-weight="bold" style:font-weight-asian="bold" fo:color="#000000" fo:font-size="9pt" style:font-size-asian="9pt" style:font-size-complex="9pt"/>
    </style:style>
    <style:style style:name="P65" style:parent-style-name="CommentText" style:family="paragraph">
      <style:paragraph-properties fo:text-align="justify"/>
    </style:style>
    <style:style style:name="T66" style:parent-style-name="DefaultParagraphFont" style:family="text">
      <style:text-properties style:font-name="Times New Roman" style:font-name-complex="Times New Roman" fo:font-size="12pt" style:font-size-asian="12pt" style:font-size-complex="12pt"/>
    </style:style>
    <style:style style:name="P67" style:parent-style-name="Normal" style:family="paragraph">
      <style:paragraph-properties fo:text-align="center" fo:margin-bottom="0in" fo:line-height="100%"/>
      <style:text-properties style:font-name="Times New Roman" style:font-name-complex="Times New Roman" fo:font-size="12pt" style:font-size-asian="12pt" style:font-size-complex="12pt" fo:language="en" fo:country="US"/>
    </style:style>
    <style:style style:name="P68" style:parent-style-name="Normal" style:family="paragraph">
      <style:paragraph-properties fo:text-align="center" fo:margin-bottom="0in" fo:line-height="100%"/>
      <style:text-properties style:font-name="Times New Roman" style:font-name-complex="Times New Roman" fo:font-size="12pt" style:font-size-asian="12pt" style:font-size-complex="12pt" fo:language="en" fo:country="US"/>
    </style:style>
    <style:style style:name="P69" style:parent-style-name="Normal" style:family="paragraph">
      <style:paragraph-properties fo:text-align="center" fo:margin-bottom="0in" fo:line-height="100%"/>
      <style:text-properties style:font-name="Times New Roman" style:font-name-complex="Times New Roman" fo:font-size="12pt" style:font-size-asian="12pt" style:font-size-complex="12pt" fo:language="en" fo:country="US"/>
    </style:style>
    <style:style style:name="P70" style:parent-style-name="Normal" style:family="paragraph">
      <style:paragraph-properties fo:text-align="center" fo:margin-bottom="0in" fo:line-height="100%"/>
      <style:text-properties style:font-name="Times New Roman" style:font-name-complex="Times New Roman" fo:font-size="12pt" style:font-size-asian="12pt" style:font-size-complex="12pt" fo:language="en" fo:country="US"/>
    </style:style>
    <style:style style:name="P71" style:parent-style-name="CommentText" style:family="paragraph">
      <style:paragraph-properties fo:text-align="justify"/>
      <style:text-properties style:font-name="Times New Roman" style:font-name-complex="Times New Roman" fo:font-size="12pt" style:font-size-asian="12pt" style:font-size-complex="12pt"/>
    </style:style>
    <style:style style:name="P72" style:parent-style-name="CommentText" style:family="paragraph">
      <style:paragraph-properties fo:text-align="justify"/>
    </style:style>
    <style:style style:name="T73" style:parent-style-name="DefaultParagraphFont" style:family="text">
      <style:text-properties style:font-name="Times New Roman" style:font-name-complex="Times New Roman" fo:font-size="12pt" style:font-size-asian="12pt" style:font-size-complex="12pt"/>
    </style:style>
    <style:style style:name="P74" style:parent-style-name="Normal" style:family="paragraph">
      <style:paragraph-properties fo:text-align="center"/>
      <style:text-properties style:font-name="Times New Roman" style:font-name-complex="Times New Roman" fo:language="en" fo:country="US"/>
    </style:style>
    <style:style style:name="P75" style:parent-style-name="CommentText" style:family="paragraph">
      <style:paragraph-properties fo:text-align="justify"/>
    </style:style>
    <style:style style:name="T76" style:parent-style-name="DefaultParagraphFont" style:family="text">
      <style:text-properties style:font-name="Times New Roman" style:font-name-complex="Times New Roman" fo:font-size="12pt" style:font-size-asian="12pt" style:font-size-complex="12pt"/>
    </style:style>
    <style:style style:name="P77" style:parent-style-name="CommentText" style:family="paragraph">
      <style:paragraph-properties fo:text-align="justify"/>
      <style:text-properties style:font-name="Times New Roman" style:font-name-complex="Times New Roman" fo:font-size="12pt" style:font-size-asian="12pt" style:font-size-complex="12pt"/>
    </style:style>
    <style:style style:name="P78" style:parent-style-name="CommentText" style:family="paragraph">
      <style:paragraph-properties fo:text-align="justify"/>
    </style:style>
    <style:style style:name="T79" style:parent-style-name="DefaultParagraphFont" style:family="text">
      <style:text-properties style:font-name="Times New Roman" style:font-name-complex="Times New Roman" fo:font-size="12pt" style:font-size-asian="12pt" style:font-size-complex="12pt"/>
    </style:style>
    <style:style style:name="P80" style:parent-style-name="Normal" style:family="paragraph">
      <style:paragraph-properties fo:text-align="center" fo:margin-bottom="0in" fo:line-height="100%"/>
      <style:text-properties style:font-name="Times New Roman" style:font-name-complex="Times New Roman" fo:language="en" fo:country="US"/>
    </style:style>
    <style:style style:name="T81" style:parent-style-name="DefaultParagraphFont" style:family="text">
      <style:text-properties style:font-name="Times New Roman" style:font-name-complex="Times New Roman" fo:font-size="12pt" style:font-size-asian="12pt" style:font-size-complex="12pt"/>
    </style:style>
    <style:style style:name="P82" style:parent-style-name="Normal" style:family="paragraph">
      <style:paragraph-properties fo:text-align="center" fo:margin-bottom="0in" fo:line-height="100%"/>
      <style:text-properties style:font-name="Times New Roman" style:font-name-complex="Times New Roman" fo:language="en" fo:country="US"/>
    </style:style>
    <style:style style:name="P83" style:parent-style-name="Normal" style:family="paragraph">
      <style:paragraph-properties fo:text-align="center" fo:margin-bottom="0in" fo:line-height="100%"/>
      <style:text-properties style:font-name="Times New Roman" style:font-name-complex="Times New Roman" fo:language="en" fo:country="US"/>
    </style:style>
    <style:style style:name="P84" style:parent-style-name="CommentText" style:family="paragraph">
      <style:paragraph-properties fo:text-align="justify"/>
    </style:style>
    <style:style style:name="T85" style:parent-style-name="DefaultParagraphFont" style:family="text">
      <style:text-properties style:font-name="Times New Roman" style:font-name-complex="Times New Roman" fo:font-size="12pt" style:font-size-asian="12pt" style:font-size-complex="12pt"/>
    </style:style>
    <style:style style:name="P86" style:parent-style-name="CommentText" style:family="paragraph">
      <style:paragraph-properties fo:text-align="justify"/>
    </style:style>
    <style:style style:name="T87" style:parent-style-name="DefaultParagraphFont" style:family="text">
      <style:text-properties style:font-name="Times New Roman" style:font-name-complex="Times New Roman" fo:font-size="12pt" style:font-size-asian="12pt" style:font-size-complex="12pt"/>
    </style:style>
    <style:style style:name="P88" style:parent-style-name="CommentText" style:family="paragraph">
      <style:paragraph-properties fo:text-align="justify"/>
      <style:text-properties style:font-name="Times New Roman" style:font-name-complex="Times New Roman" fo:font-size="12pt" style:font-size-asian="12pt" style:font-size-complex="12pt"/>
    </style:style>
    <style:style style:name="P89" style:parent-style-name="CommentText" style:family="paragraph">
      <style:paragraph-properties fo:text-align="justify"/>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P92" style:parent-style-name="Normal" style:family="paragraph">
      <style:paragraph-properties fo:text-align="center" fo:margin-bottom="0in" fo:line-height="100%"/>
      <style:text-properties style:font-name="Times New Roman" style:font-name-complex="Times New Roman" fo:language="en" fo:country="US"/>
    </style:style>
    <style:style style:name="P93" style:parent-style-name="Normal" style:family="paragraph">
      <style:paragraph-properties fo:text-align="center" fo:margin-bottom="0in" fo:line-height="100%"/>
      <style:text-properties style:font-name="Times New Roman" style:font-name-complex="Times New Roman" fo:language="en" fo:country="US"/>
    </style:style>
    <style:style style:name="T94" style:parent-style-name="DefaultParagraphFont" style:family="text">
      <style:text-properties style:font-name="Times New Roman" style:font-name-complex="Times New Roman" fo:font-size="12pt" style:font-size-asian="12pt" style:font-size-complex="12pt"/>
    </style:style>
    <style:style style:name="P95" style:parent-style-name="Normal" style:family="paragraph">
      <style:paragraph-properties fo:text-align="center" fo:margin-bottom="0in" fo:line-height="100%"/>
      <style:text-properties style:font-name="Times New Roman" style:font-name-complex="Times New Roman" fo:language="en" fo:country="US"/>
    </style:style>
    <style:style style:name="P96" style:parent-style-name="CommentText" style:family="paragraph">
      <style:paragraph-properties fo:text-align="justify"/>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CommentText" style:family="paragraph">
      <style:paragraph-properties fo:text-align="justify"/>
      <style:text-properties style:font-name="Times New Roman" style:font-name-complex="Times New Roman" fo:font-size="12pt" style:font-size-asian="12pt" style:font-size-complex="12pt"/>
    </style:style>
    <style:style style:name="P99" style:parent-style-name="CommentText" style:family="paragraph">
      <style:paragraph-properties fo:text-align="justify"/>
    </style:style>
    <style:style style:name="T100" style:parent-style-name="DefaultParagraphFont" style:family="text">
      <style:text-properties style:font-name="Times New Roman" style:font-name-complex="Times New Roman" fo:font-size="12pt" style:font-size-asian="12pt" style:font-size-complex="12pt"/>
    </style:style>
    <style:style style:name="P101" style:parent-style-name="Normal" style:family="paragraph">
      <style:paragraph-properties fo:margin-bottom="0in" fo:line-height="100%"/>
      <style:text-properties style:font-name="Times New Roman" style:font-name-complex="Times New Roman" fo:language="en" fo:country="US"/>
    </style:style>
    <style:style style:name="P102" style:parent-style-name="ListParagraph" style:family="paragraph">
      <style:paragraph-properties fo:margin-bottom="0in" fo:line-height="100%"/>
    </style:style>
    <style:style style:name="T103" style:parent-style-name="DefaultParagraphFont" style:family="text">
      <style:text-properties style:font-name="Times New Roman" style:font-name-complex="Times New Roman" fo:font-size="12pt" style:font-size-asian="12pt" style:font-size-complex="12pt" fo:language="en" fo:country="US"/>
    </style:style>
    <style:style style:name="T104" style:parent-style-name="DefaultParagraphFont" style:family="text">
      <style:text-properties style:font-name="Times New Roman" style:font-name-complex="Times New Roman" fo:language="en" fo:country="US"/>
    </style:style>
    <style:style style:name="P105" style:parent-style-name="ListParagraph" style:family="paragraph">
      <style:paragraph-properties fo:margin-bottom="0in" fo:line-height="100%"/>
      <style:text-properties style:font-name="Times New Roman" style:font-name-complex="Times New Roman" fo:font-size="12pt" style:font-size-asian="12pt" style:font-size-complex="12pt" fo:language="en" fo:country="US"/>
    </style:style>
    <style:style style:name="P106" style:parent-style-name="ListParagraph" style:family="paragraph">
      <style:paragraph-properties fo:margin-bottom="0in" fo:line-height="100%"/>
      <style:text-properties style:font-name="Times New Roman" style:font-name-complex="Times New Roman" fo:font-size="12pt" style:font-size-asian="12pt" style:font-size-complex="12pt" fo:language="en" fo:country="US"/>
    </style:style>
    <style:style style:name="P107" style:parent-style-name="Normal" style:family="paragraph">
      <style:paragraph-properties fo:margin-bottom="0in" fo:line-height="100%"/>
      <style:text-properties style:font-name="Times New Roman" style:font-name-complex="Times New Roman" fo:language="en" fo:country="US"/>
    </style:style>
    <style:style style:name="P108" style:parent-style-name="Normal" style:family="paragraph">
      <style:paragraph-properties fo:margin-bottom="0in" fo:line-height="100%"/>
      <style:text-properties style:font-name="Times New Roman" style:font-name-complex="Times New Roman" fo:language="en" fo:country="US"/>
    </style:style>
    <style:style style:name="T109" style:parent-style-name="DefaultParagraphFont" style:family="text">
      <style:text-properties style:font-name="Times New Roman" style:font-name-complex="Times New Roman" fo:font-size="12pt" style:font-size-asian="12pt" style:font-size-complex="12pt"/>
    </style:style>
    <style:style style:name="P110" style:parent-style-name="Normal" style:family="paragraph">
      <style:paragraph-properties fo:text-align="center" fo:margin-bottom="0in" fo:line-height="100%"/>
      <style:text-properties style:font-name="Times New Roman" style:font-name-complex="Times New Roman" fo:language="en" fo:country="US"/>
    </style:style>
    <style:style style:name="P111" style:parent-style-name="Normal" style:family="paragraph">
      <style:paragraph-properties fo:text-align="center" fo:margin-bottom="0in" fo:line-height="100%"/>
      <style:text-properties style:font-name="Times New Roman" style:font-name-complex="Times New Roman" fo:language="en" fo:country="US"/>
    </style:style>
    <style:style style:name="T112" style:parent-style-name="DefaultParagraphFont" style:family="text">
      <style:text-properties style:font-name="Times New Roman" style:font-name-complex="Times New Roman" fo:font-size="12pt" style:font-size-asian="12pt" style:font-size-complex="12pt"/>
    </style:style>
    <style:style style:name="P113" style:parent-style-name="Normal" style:family="paragraph">
      <style:paragraph-properties fo:text-align="center"/>
      <style:text-properties style:font-name="Times New Roman" style:font-name-complex="Times New Roman" fo:language="en" fo:country="US"/>
    </style:style>
    <style:style style:name="P114" style:parent-style-name="Normal" style:family="paragraph">
      <style:paragraph-properties fo:text-align="center"/>
      <style:text-properties style:font-name="Times New Roman" style:font-name-complex="Times New Roman" fo:language="en" fo:country="US"/>
    </style:style>
    <style:style style:name="P115" style:parent-style-name="CommentText" style:family="paragraph">
      <style:paragraph-properties fo:text-align="justify"/>
    </style:style>
    <style:style style:name="T116" style:parent-style-name="DefaultParagraphFont" style:family="text">
      <style:text-properties style:font-name="Times New Roman" style:font-name-complex="Times New Roman" fo:font-size="12pt" style:font-size-asian="12pt" style:font-size-complex="12pt"/>
    </style:style>
    <style:style style:name="P117" style:parent-style-name="CommentText" style:family="paragraph">
      <style:paragraph-properties fo:text-align="justify"/>
    </style:style>
    <style:style style:name="T118" style:parent-style-name="DefaultParagraphFont" style:family="text">
      <style:text-properties style:font-name="Times New Roman" style:font-name-complex="Times New Roman" fo:font-size="12pt" style:font-size-asian="12pt" style:font-size-complex="12pt"/>
    </style:style>
    <style:style style:name="P119" style:parent-style-name="CommentText" style:family="paragraph">
      <style:paragraph-properties fo:text-align="justify"/>
      <style:text-properties style:font-name="Times New Roman" style:font-name-complex="Times New Roman" fo:font-size="12pt" style:font-size-asian="12pt" style:font-size-complex="12pt"/>
    </style:style>
    <style:style style:name="P120" style:parent-style-name="CommentText" style:family="paragraph">
      <style:paragraph-properties fo:text-align="justify"/>
    </style:style>
    <style:style style:name="T121" style:parent-style-name="DefaultParagraphFont" style:family="text">
      <style:text-properties style:font-name="Times New Roman" style:font-name-complex="Times New Roman" fo:font-size="12pt" style:font-size-asian="12pt" style:font-size-complex="12pt"/>
    </style:style>
    <style:style style:name="P122" style:parent-style-name="Normal" style:family="paragraph">
      <style:paragraph-properties fo:text-align="justify" fo:margin-bottom="0in" fo:line-height="100%"/>
      <style:text-properties style:font-name="Times New Roman" style:font-name-complex="Times New Roman" fo:language="en" fo:country="US"/>
    </style:style>
    <style:style style:name="P123" style:parent-style-name="Normal" style:family="paragraph">
      <style:paragraph-properties fo:text-align="justify" fo:margin-bottom="0in" fo:line-height="100%"/>
      <style:text-properties style:font-name="Times New Roman" style:font-name-complex="Times New Roman" fo:language="en" fo:country="US"/>
    </style:style>
    <style:style style:name="P124" style:parent-style-name="ListParagraph" style:family="paragraph">
      <style:paragraph-properties fo:text-align="justify" fo:margin-bottom="0in" fo:line-height="100%"/>
    </style:style>
    <style:style style:name="T125" style:parent-style-name="DefaultParagraphFont" style:family="text">
      <style:text-properties style:font-name="Times New Roman" style:font-name-complex="Times New Roman" fo:color="#000000" fo:font-size="12pt" style:font-size-asian="12pt" style:font-size-complex="12pt"/>
    </style:style>
    <style:style style:name="P126" style:parent-style-name="ListParagraph" style:family="paragraph">
      <style:paragraph-properties fo:text-align="justify" fo:margin-bottom="0in" fo:line-height="100%"/>
    </style:style>
    <style:style style:name="T127" style:parent-style-name="DefaultParagraphFont" style:family="text">
      <style:text-properties style:font-name="Times New Roman" style:font-name-complex="Times New Roman" fo:color="#000000" fo:font-size="12pt" style:font-size-asian="12pt" style:font-size-complex="12pt"/>
    </style:style>
    <style:style style:name="P128" style:parent-style-name="ListParagraph" style:family="paragraph">
      <style:paragraph-properties fo:text-align="justify" fo:margin-bottom="0in" fo:line-height="100%"/>
      <style:text-properties style:font-name="Times New Roman" style:font-name-complex="Times New Roman" fo:color="#000000" fo:font-size="12pt" style:font-size-asian="12pt" style:font-size-complex="12pt"/>
    </style:style>
    <style:style style:name="T129" style:parent-style-name="DefaultParagraphFont" style:family="text">
      <style:text-properties style:font-name="Times New Roman" style:font-name-complex="Times New Roman" fo:font-size="12pt" style:font-size-asian="12pt" style:font-size-complex="12pt"/>
    </style:style>
    <style:style style:name="P130" style:parent-style-name="Normal" style:family="paragraph">
      <style:paragraph-properties fo:text-align="center" fo:margin-bottom="0in" fo:line-height="100%"/>
      <style:text-properties style:font-name="Times New Roman" style:font-name-complex="Times New Roman" fo:language="en" fo:country="US"/>
    </style:style>
    <style:style style:name="P131" style:parent-style-name="Normal" style:family="paragraph">
      <style:paragraph-properties fo:text-align="center" fo:margin-bottom="0in" fo:line-height="100%"/>
      <style:text-properties style:font-name="Times New Roman" style:font-name-complex="Times New Roman" fo:language="en" fo:country="US"/>
    </style:style>
    <style:style style:name="P132" style:parent-style-name="CommentText" style:family="paragraph">
      <style:paragraph-properties fo:text-align="justify"/>
    </style:style>
    <style:style style:name="T133" style:parent-style-name="DefaultParagraphFont" style:family="text">
      <style:text-properties style:font-name="Times New Roman" style:font-name-complex="Times New Roman" fo:font-size="12pt" style:font-size-asian="12pt" style:font-size-complex="12pt"/>
    </style:style>
    <style:style style:name="P134" style:parent-style-name="CommentText" style:family="paragraph">
      <style:paragraph-properties fo:text-align="justify"/>
    </style:style>
    <style:style style:name="T135" style:parent-style-name="DefaultParagraphFont" style:family="text">
      <style:text-properties style:font-name="Times New Roman" style:font-name-complex="Times New Roman" fo:font-size="12pt" style:font-size-asian="12pt" style:font-size-complex="12pt"/>
    </style:style>
    <style:style style:name="P136" style:parent-style-name="CommentText" style:family="paragraph">
      <style:paragraph-properties fo:text-align="justify"/>
      <style:text-properties style:font-name="Times New Roman" style:font-name-complex="Times New Roman" fo:font-size="12pt" style:font-size-asian="12pt" style:font-size-complex="12pt"/>
    </style:style>
    <style:style style:name="P137" style:parent-style-name="CommentText" style:family="paragraph">
      <style:paragraph-properties fo:text-align="justify"/>
    </style:style>
    <style:style style:name="T138" style:parent-style-name="DefaultParagraphFont" style:family="text">
      <style:text-properties style:font-name="Times New Roman" style:font-name-complex="Times New Roman" fo:font-size="12pt" style:font-size-asian="12pt" style:font-size-complex="12pt"/>
    </style:style>
    <style:style style:name="P139" style:parent-style-name="Normal" style:family="paragraph">
      <style:paragraph-properties fo:text-align="center" fo:margin-bottom="0in" fo:line-height="100%"/>
      <style:text-properties style:font-name="Times New Roman" style:font-name-complex="Times New Roman" fo:language="en" fo:country="US"/>
    </style:style>
    <style:style style:name="P140" style:parent-style-name="Normal" style:family="paragraph">
      <style:paragraph-properties fo:text-align="center" fo:margin-bottom="0in" fo:line-height="100%"/>
      <style:text-properties style:font-name="Times New Roman" style:font-name-complex="Times New Roman" fo:language="en" fo:country="US"/>
    </style:style>
    <style:style style:name="P141" style:parent-style-name="CommentText" style:family="paragraph">
      <style:paragraph-properties fo:text-align="justify"/>
    </style:style>
    <style:style style:name="T142" style:parent-style-name="DefaultParagraphFont" style:family="text">
      <style:text-properties style:font-name="Times New Roman" style:font-name-complex="Times New Roman" fo:font-size="12pt" style:font-size-asian="12pt" style:font-size-complex="12pt"/>
    </style:style>
    <style:style style:name="T143" style:parent-style-name="DefaultParagraphFont" style:family="text">
      <style:text-properties style:font-name="Times New Roman" style:font-name-complex="Times New Roman" fo:font-size="12pt" style:font-size-asian="12pt" style:font-size-complex="12pt"/>
    </style:style>
    <style:style style:name="P144" style:parent-style-name="Normal" style:family="paragraph">
      <style:paragraph-properties fo:text-align="center" fo:margin-bottom="0in" fo:line-height="100%"/>
      <style:text-properties style:font-name="Times New Roman" style:font-name-complex="Times New Roman" fo:language="en" fo:country="US"/>
    </style:style>
    <style:style style:name="P145" style:parent-style-name="Normal" style:family="paragraph">
      <style:paragraph-properties fo:text-align="center" fo:margin-bottom="0in" fo:line-height="100%"/>
      <style:text-properties style:font-name="Times New Roman" style:font-name-complex="Times New Roman" fo:language="en" fo:country="US"/>
    </style:style>
    <style:style style:name="T146" style:parent-style-name="DefaultParagraphFont" style:family="text">
      <style:text-properties style:font-name="Times New Roman" style:font-name-complex="Times New Roman" fo:font-size="12pt" style:font-size-asian="12pt" style:font-size-complex="12pt"/>
    </style:style>
    <style:style style:name="P147" style:parent-style-name="Normal" style:family="paragraph">
      <style:paragraph-properties fo:text-align="center"/>
      <style:text-properties style:font-name="Times New Roman" style:font-name-complex="Times New Roman" fo:language="en" fo:country="US"/>
    </style:style>
    <style:style style:name="P148" style:parent-style-name="Normal" style:family="paragraph">
      <style:paragraph-properties fo:text-align="center"/>
      <style:text-properties style:font-name="Times New Roman" style:font-name-complex="Times New Roman" fo:language="en" fo:country="US"/>
    </style:style>
    <style:style style:name="P149" style:parent-style-name="CommentText" style:family="paragraph">
      <style:paragraph-properties fo:text-align="justify"/>
      <style:text-properties style:font-name="Times New Roman" style:font-name-complex="Times New Roman"/>
    </style:style>
    <style:style style:name="P150" style:parent-style-name="Normal" style:family="paragraph">
      <style:paragraph-properties fo:text-align="justify"/>
      <style:text-properties style:font-name="Times New Roman" style:font-name-complex="Times New Roman"/>
    </style:style>
    <style:style style:name="P151" style:parent-style-name="Normal" style:family="paragraph">
      <style:paragraph-properties fo:text-align="justify"/>
      <style:text-properties style:font-name="Times New Roman" style:font-name-complex="Times New Roman"/>
    </style:style>
    <style:style style:name="P152" style:parent-style-name="Normal" style:family="paragraph">
      <style:paragraph-properties fo:text-align="justify"/>
      <style:text-properties style:font-name="Times New Roman" style:font-name-complex="Times New Roman"/>
    </style:style>
    <style:style style:name="P153" style:parent-style-name="Normal" style:family="paragraph">
      <style:paragraph-properties fo:text-align="justify"/>
      <style:text-properties style:font-name="Times New Roman" style:font-name-complex="Times New Roman"/>
    </style:style>
    <style:style style:name="P154" style:parent-style-name="Normal" style:family="paragraph">
      <style:paragraph-properties fo:text-align="justify"/>
      <style:text-properties style:font-name="Times New Roman" style:font-name-complex="Times New Roman"/>
    </style:style>
    <style:style style:name="P155" style:parent-style-name="Normal" style:family="paragraph">
      <style:paragraph-properties fo:text-align="justify"/>
      <style:text-properties style:font-name="Times New Roman" style:font-name-complex="Times New Roman"/>
    </style:style>
    <style:style style:name="P156" style:parent-style-name="Normal" style:family="paragraph">
      <style:paragraph-properties fo:text-align="justify"/>
      <style:text-properties style:font-name="Times New Roman" style:font-name-complex="Times New Roman"/>
    </style:style>
    <style:style style:name="P157" style:parent-style-name="Normal" style:family="paragraph">
      <style:paragraph-properties fo:text-align="justify"/>
      <style:text-properties style:font-name="Times New Roman" style:font-name-complex="Times New Roman"/>
    </style:style>
    <style:style style:name="P158" style:parent-style-name="Normal" style:family="paragraph">
      <style:paragraph-properties fo:text-align="justify"/>
      <style:text-properties style:font-name="Times New Roman" style:font-name-complex="Times New Roman"/>
    </style:style>
    <style:style style:name="P159" style:parent-style-name="Normal" style:family="paragraph">
      <style:paragraph-properties fo:text-align="justify"/>
      <style:text-properties style:font-name="Times New Roman" style:font-name-complex="Times New Roman"/>
    </style:style>
    <style:style style:name="P160" style:parent-style-name="Normal" style:family="paragraph">
      <style:paragraph-properties fo:text-align="justify"/>
      <style:text-properties style:font-name="Times New Roman" style:font-name-complex="Times New Roman"/>
    </style:style>
    <style:style style:name="P161" style:parent-style-name="Normal" style:family="paragraph">
      <style:paragraph-properties fo:text-align="justify"/>
      <style:text-properties style:font-name="Times New Roman" style:font-name-complex="Times New Roman"/>
    </style:style>
    <style:style style:name="P162" style:parent-style-name="Normal" style:family="paragraph">
      <style:paragraph-properties fo:text-align="justify"/>
      <style:text-properties style:font-name="Times New Roman" style:font-name-complex="Times New Roman"/>
    </style:style>
    <style:style style:name="P163" style:parent-style-name="Normal" style:family="paragraph">
      <style:paragraph-properties fo:text-align="justify"/>
      <style:text-properties style:font-name="Times New Roman" style:font-name-complex="Times New Roman"/>
    </style:style>
    <style:style style:name="P164" style:parent-style-name="Normal" style:family="paragraph">
      <style:paragraph-properties fo:text-align="justify"/>
      <style:text-properties style:font-name="Times New Roman" style:font-name-complex="Times New Roman"/>
    </style:style>
    <style:style style:name="P165" style:parent-style-name="Normal" style:family="paragraph">
      <style:paragraph-properties fo:text-align="justify"/>
      <style:text-properties style:font-name="Times New Roman" style:font-name-complex="Times New Roman"/>
    </style:style>
    <style:style style:name="P166" style:parent-style-name="Normal" style:family="paragraph">
      <style:paragraph-properties fo:text-align="justify"/>
      <style:text-properties style:font-name="Times New Roman" style:font-name-complex="Times New Roman"/>
    </style:style>
    <style:style style:name="P167" style:parent-style-name="NormalWeb" style:family="paragraph">
      <style:paragraph-properties fo:text-align="justify" fo:margin-top="0in" fo:margin-bottom="0in" fo:background-color="#FFFFFF"/>
    </style:style>
    <style:style style:name="T168" style:parent-style-name="DefaultParagraphFont" style:family="text">
      <style:text-properties fo:color="#1F1F1F"/>
    </style:style>
    <style:style style:name="P169" style:parent-style-name="NormalWeb" style:family="paragraph">
      <style:paragraph-properties fo:text-align="justify" fo:margin-top="0in" fo:margin-bottom="0in" fo:background-color="#FFFFFF"/>
    </style:style>
    <style:style style:name="T170" style:parent-style-name="DefaultParagraphFont" style:family="text">
      <style:text-properties fo:color="#1F1F1F"/>
    </style:style>
    <style:style style:name="T171" style:parent-style-name="DefaultParagraphFont" style:family="text">
      <style:text-properties fo:color="#222222"/>
    </style:style>
    <style:style style:name="T172" style:parent-style-name="DefaultParagraphFont" style:family="text">
      <style:text-properties fo:color="#1F1F1F"/>
    </style:style>
    <style:style style:name="T173" style:parent-style-name="DefaultParagraphFont" style:family="text">
      <style:text-properties fo:color="#222222"/>
    </style:style>
    <style:style style:name="T174" style:parent-style-name="DefaultParagraphFont" style:family="text">
      <style:text-properties fo:color="#1F1F1F"/>
    </style:style>
    <style:style style:name="T175" style:parent-style-name="DefaultParagraphFont" style:family="text">
      <style:text-properties fo:color="#222222"/>
    </style:style>
    <style:style style:name="T176" style:parent-style-name="DefaultParagraphFont" style:family="text">
      <style:text-properties fo:color="#1F1F1F"/>
    </style:style>
    <style:style style:name="T177" style:parent-style-name="DefaultParagraphFont" style:family="text">
      <style:text-properties fo:color="#222222"/>
    </style:style>
    <style:style style:name="T178" style:parent-style-name="DefaultParagraphFont" style:family="text">
      <style:text-properties fo:color="#1F1F1F"/>
    </style:style>
    <style:style style:name="T179" style:parent-style-name="DefaultParagraphFont" style:family="text">
      <style:text-properties fo:color="#222222"/>
    </style:style>
    <style:style style:name="T180" style:parent-style-name="DefaultParagraphFont" style:family="text">
      <style:text-properties fo:color="#1F1F1F"/>
    </style:style>
    <style:style style:name="T181" style:parent-style-name="DefaultParagraphFont" style:family="text">
      <style:text-properties fo:color="#222222"/>
    </style:style>
    <style:style style:name="T182" style:parent-style-name="DefaultParagraphFont" style:family="text">
      <style:text-properties fo:color="#1F1F1F"/>
    </style:style>
    <style:style style:name="T183" style:parent-style-name="DefaultParagraphFont" style:family="text">
      <style:text-properties fo:color="#222222"/>
    </style:style>
    <style:style style:name="T184" style:parent-style-name="DefaultParagraphFont" style:family="text">
      <style:text-properties fo:color="#1F1F1F"/>
    </style:style>
    <style:style style:name="P185" style:parent-style-name="Normal" style:family="paragraph">
      <style:paragraph-properties fo:text-align="justify" fo:margin-bottom="0in" fo:line-height="100%" fo:background-color="#FFFFFF"/>
    </style:style>
    <style:style style:name="T186" style:parent-style-name="DefaultParagraphFont" style:family="text">
      <style:text-properties style:font-name="Times New Roman" style:font-name-asian="Times New Roman" style:font-name-complex="Times New Roman" fo:color="#1F1F1F" style:letter-kerning="false" fo:font-size="12pt" style:font-size-asian="12pt" style:font-size-complex="12pt" style:language-asian="en" style:country-asian="IN" style:language-complex="ar" style:country-complex="SA"/>
    </style:style>
    <style:style style:name="T187" style:parent-style-name="DefaultParagraphFont" style:family="text">
      <style:text-properties style:font-name="Times New Roman" style:font-name-asian="Times New Roman" style:font-name-complex="Times New Roman" fo:color="#222222" style:letter-kerning="false" fo:font-size="12pt" style:font-size-asian="12pt" style:font-size-complex="12pt" style:language-asian="en" style:country-asian="IN" style:language-complex="ar" style:country-complex="SA"/>
    </style:style>
    <style:style style:name="T188" style:parent-style-name="DefaultParagraphFont" style:family="text">
      <style:text-properties style:font-name="Times New Roman" style:font-name-asian="Times New Roman" style:font-name-complex="Times New Roman" fo:color="#1F1F1F" style:letter-kerning="false" fo:font-size="12pt" style:font-size-asian="12pt" style:font-size-complex="12pt" style:language-asian="en" style:country-asian="IN" style:language-complex="ar" style:country-complex="SA"/>
    </style:style>
    <style:style style:name="T189" style:parent-style-name="DefaultParagraphFont" style:family="text">
      <style:text-properties style:font-name="Times New Roman" style:font-name-asian="Times New Roman" style:font-name-complex="Times New Roman" fo:color="#222222" style:letter-kerning="false" fo:font-size="12pt" style:font-size-asian="12pt" style:font-size-complex="12pt" style:language-asian="en" style:country-asian="IN" style:language-complex="ar" style:country-complex="SA"/>
    </style:style>
    <style:style style:name="T190" style:parent-style-name="DefaultParagraphFont" style:family="text">
      <style:text-properties style:font-name="Times New Roman" style:font-name-asian="Times New Roman" style:font-name-complex="Times New Roman" fo:color="#1F1F1F" style:letter-kerning="false" fo:font-size="12pt" style:font-size-asian="12pt" style:font-size-complex="12pt" style:language-asian="en" style:country-asian="IN" style:language-complex="ar" style:country-complex="SA"/>
    </style:style>
    <style:style style:name="P191" style:parent-style-name="Normal" style:family="paragraph">
      <style:paragraph-properties fo:text-align="justify" fo:margin-bottom="0in" fo:line-height="100%" fo:margin-left="0.5in" fo:background-color="#FFFFFF">
        <style:tab-stops/>
      </style:paragraph-properties>
      <style:text-properties style:font-name="Times New Roman" style:font-name-asian="Times New Roman" style:font-name-complex="Times New Roman" fo:color="#222222" style:letter-kerning="false" fo:font-size="12pt" style:font-size-asian="12pt" style:font-size-complex="12pt" style:language-asian="en" style:country-asian="IN" style:language-complex="ar" style:country-complex="SA"/>
    </style:style>
    <style:style style:name="P192" style:parent-style-name="NormalWeb" style:family="paragraph">
      <style:paragraph-properties fo:text-align="justify"/>
    </style:style>
    <style:style style:name="P193" style:parent-style-name="NormalWeb" style:family="paragraph">
      <style:paragraph-properties fo:text-align="justify" fo:margin-top="0in" fo:margin-bottom="0in" fo:background-color="#F3F3F3"/>
    </style:style>
    <style:style style:name="T194" style:parent-style-name="DefaultParagraphFont" style:family="text">
      <style:text-properties fo:font-size="10.5pt" style:font-size-asian="10.5pt" style:font-size-complex="10.5pt" fo:background-color="#FFFF00"/>
    </style:style>
    <style:style style:name="T195" style:parent-style-name="DefaultParagraphFont" style:family="text">
      <style:text-properties fo:font-size="10.5pt" style:font-size-asian="10.5pt" style:font-size-complex="10.5pt"/>
    </style:style>
    <style:style style:name="T196" style:parent-style-name="DefaultParagraphFont" style:family="text">
      <style:text-properties fo:font-size="10.5pt" style:font-size-asian="10.5pt" style:font-size-complex="10.5pt" fo:background-color="#FFFF00"/>
    </style:style>
    <style:style style:name="P197" style:parent-style-name="Normal" style:family="paragraph">
      <style:paragraph-properties fo:text-align="justify"/>
      <style:text-properties style:font-name="Times New Roman" style:font-name-complex="Times New Roman"/>
    </style:style>
    <style:style style:name="P198" style:parent-style-name="Normal" style:family="paragraph">
      <style:paragraph-properties fo:text-align="justify"/>
      <style:text-properties style:font-name="Times New Roman" style:font-name-complex="Times New Roman"/>
    </style:style>
    <style:style style:name="P199" style:parent-style-name="Normal" style:family="paragraph">
      <style:paragraph-properties fo:text-align="justify"/>
      <style:text-properties style:font-name="Times New Roman" style:font-name-complex="Times New Roman"/>
    </style:style>
    <style:style style:name="P200" style:parent-style-name="Normal" style:family="paragraph">
      <style:paragraph-properties fo:text-align="justify"/>
      <style:text-properties style:font-name="Times New Roman" style:font-name-complex="Times New Roman"/>
    </style:style>
    <style:style style:name="P201" style:parent-style-name="Normal" style:family="paragraph">
      <style:paragraph-properties fo:text-align="justify"/>
      <style:text-properties style:font-name="Times New Roman" style:font-name-complex="Times New Roman"/>
    </style:style>
    <style:style style:name="P202" style:parent-style-name="Normal" style:family="paragraph">
      <style:paragraph-properties fo:text-align="justify"/>
      <style:text-properties style:font-name="Times New Roman" style:font-name-complex="Times New Roman"/>
    </style:style>
    <style:style style:name="P203" style:parent-style-name="Normal" style:family="paragraph">
      <style:paragraph-properties fo:text-align="justify"/>
      <style:text-properties style:font-name="Times New Roman" style:font-name-complex="Times New Roman"/>
    </style:style>
    <style:style style:name="P204" style:parent-style-name="Normal" style:family="paragraph">
      <style:paragraph-properties fo:text-align="justify"/>
      <style:text-properties style:font-name="Times New Roman" style:font-name-complex="Times New Roman"/>
    </style:style>
    <style:style style:name="P205" style:parent-style-name="Normal" style:family="paragraph">
      <style:paragraph-properties fo:text-align="justify"/>
      <style:text-properties style:font-name="Times New Roman" style:font-name-complex="Times New Roman"/>
    </style:style>
    <style:style style:name="P206" style:parent-style-name="Normal" style:family="paragraph">
      <style:paragraph-properties fo:text-align="justify" fo:margin-top="0.0694in" fo:margin-bottom="0.0694in" fo:line-height="100%" fo:background-color="#FFFFFF"/>
      <style:text-properties style:font-name="Times New Roman" style:font-name-asian="Times New Roman" style:font-name-complex="Times New Roman" fo:font-weight="bold" style:font-weight-asian="bold" style:font-weight-complex="bold" fo:color="#1F1F1F" style:letter-kerning="false" fo:font-size="12pt" style:font-size-asian="12pt" style:font-size-complex="12pt" style:language-asian="en" style:country-asian="IN" style:language-complex="ar" style:country-complex="SA"/>
    </style:style>
    <style:style style:name="P207" style:parent-style-name="Normal" style:family="paragraph">
      <style:paragraph-properties fo:text-align="justify" fo:margin-top="0.0694in" fo:margin-bottom="0.0694in" fo:line-height="100%" fo:background-color="#FFFFFF"/>
      <style:text-properties style:font-name="Times New Roman" style:font-name-asian="Times New Roman" style:font-name-complex="Times New Roman" fo:font-weight="bold" style:font-weight-asian="bold" style:font-weight-complex="bold" fo:color="#1F1F1F" style:letter-kerning="false" fo:font-size="12pt" style:font-size-asian="12pt" style:font-size-complex="12pt" style:language-asian="en" style:country-asian="IN" style:language-complex="ar" style:country-complex="SA"/>
    </style:style>
    <style:style style:name="P208" style:parent-style-name="Normal" style:family="paragraph">
      <style:paragraph-properties fo:text-align="justify" fo:margin-top="0.0694in" fo:margin-bottom="0.0694in" fo:line-height="100%" fo:background-color="#FFFFFF"/>
      <style:text-properties style:font-name="Times New Roman" style:font-name-asian="Times New Roman" style:font-name-complex="Times New Roman" fo:color="#1F1F1F" style:letter-kerning="false" fo:font-size="9pt" style:font-size-asian="9pt" style:font-size-complex="9pt" style:language-asian="en" style:country-asian="IN" style:language-complex="ar" style:country-complex="SA"/>
    </style:style>
    <style:style style:name="P209" style:parent-style-name="ListParagraph" style:family="paragraph">
      <style:paragraph-properties fo:text-align="justify" fo:line-height="100%" fo:background-color="#FFFFFF"/>
    </style:style>
    <style:style style:name="T210" style:parent-style-name="DefaultParagraphFont" style:family="text">
      <style:text-properties style:font-name="Times New Roman" style:font-name-asian="Times New Roman" style:font-name-complex="Times New Roman" fo:font-size="12pt" style:font-size-asian="12pt" style:font-size-complex="12pt"/>
    </style:style>
    <style:style style:name="P211" style:parent-style-name="Normal" style:family="paragraph">
      <style:paragraph-properties fo:text-align="justify" fo:line-height="100%" fo:text-indent="0.5in" fo:background-color="#FFFFFF"/>
    </style:style>
    <style:style style:name="T212" style:parent-style-name="DefaultParagraphFont" style:family="text">
      <style:text-properties style:font-name="Times New Roman" style:font-name-asian="Times New Roman" style:font-name-complex="Times New Roman" fo:color="#1F1F1F" fo:font-size="9pt" style:font-size-asian="9pt" style:font-size-complex="9pt" style:language-asian="en" style:country-asian="IN" style:language-complex="ar" style:country-complex="SA"/>
    </style:style>
    <style:style style:name="T213" style:parent-style-name="DefaultParagraphFont" style:family="text">
      <style:text-properties style:font-name="Times New Roman" style:font-name-complex="Times New Roman" fo:language="en" fo:country="AU"/>
    </style:style>
    <style:style style:name="P214" style:parent-style-name="ListParagraph" style:family="paragraph">
      <style:paragraph-properties fo:text-align="justify" fo:line-height="100%" fo:background-color="#FFFFFF"/>
    </style:style>
    <style:style style:name="T21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16" style:parent-style-name="Normal" style:family="paragraph">
      <style:paragraph-properties fo:text-align="justify" fo:line-height="100%" fo:background-color="#FFFFFF"/>
      <style:text-properties style:font-name="Times New Roman" style:font-name-complex="Times New Roman" fo:language="en" fo:country="AU"/>
    </style:style>
    <style:style style:name="P217" style:parent-style-name="ListParagraph" style:family="paragraph">
      <style:paragraph-properties fo:text-align="justify" fo:line-height="100%" fo:background-color="#FFFFFF"/>
    </style:style>
    <style:style style:name="T21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19" style:parent-style-name="Normal" style:family="paragraph">
      <style:paragraph-properties fo:text-align="justify" fo:line-height="100%" fo:background-color="#FFFFFF"/>
      <style:text-properties style:font-name="Times New Roman" style:font-name-complex="Times New Roman" fo:language="en" fo:country="AU"/>
    </style:style>
    <style:style style:name="P220" style:parent-style-name="ListParagraph" style:family="paragraph">
      <style:paragraph-properties fo:text-align="justify" fo:line-height="100%" fo:background-color="#FFFFFF"/>
    </style:style>
    <style:style style:name="T221" style:parent-style-name="DefaultParagraphFont" style:family="text">
      <style:text-properties style:font-name="Times New Roman" style:font-name-asian="Times New Roman" style:font-name-complex="Times New Roman" fo:font-size="12pt" style:font-size-asian="12pt" style:font-size-complex="12pt"/>
    </style:style>
    <style:style style:name="T222" style:parent-style-name="DefaultParagraphFont" style:family="text">
      <style:text-properties style:font-name="Times New Roman" style:font-name-asian="Times New Roman" style:font-name-complex="Times New Roman" fo:font-size="12pt" style:font-size-asian="12pt" style:font-size-complex="12pt"/>
    </style:style>
    <style:style style:name="P223" style:parent-style-name="Normal" style:family="paragraph">
      <style:paragraph-properties fo:text-align="justify" fo:line-height="100%" fo:background-color="#FFFFFF"/>
      <style:text-properties style:font-name="Times New Roman" style:font-name-complex="Times New Roman" fo:language="en" fo:country="AU"/>
    </style:style>
    <style:style style:name="P224" style:parent-style-name="ListParagraph" style:family="paragraph">
      <style:paragraph-properties fo:text-align="justify" fo:line-height="100%" fo:background-color="#FFFFFF"/>
      <style:text-properties style:font-name="Times New Roman" style:font-name-asian="Times New Roman" style:font-name-complex="Times New Roman" fo:font-size="12pt" style:font-size-asian="12pt" style:font-size-complex="12pt"/>
    </style:style>
    <style:style style:name="P225" style:parent-style-name="Normal" style:family="paragraph">
      <style:paragraph-properties fo:text-align="justify" fo:line-height="100%" fo:background-color="#FFFFFF"/>
      <style:text-properties style:font-name="Times New Roman" style:font-name-complex="Times New Roman" fo:language="en" fo:country="AU"/>
    </style:style>
    <style:style style:name="P226" style:parent-style-name="ListParagraph" style:family="paragraph">
      <style:paragraph-properties fo:text-align="justify" fo:line-height="100%" fo:background-color="#FFFFFF"/>
      <style:text-properties style:font-name="Times New Roman" style:font-name-complex="Times New Roman"/>
    </style:style>
    <style:style style:name="P227" style:parent-style-name="Normal" style:family="paragraph">
      <style:paragraph-properties fo:text-align="justify" fo:line-height="100%" fo:background-color="#FFFFFF"/>
    </style:style>
    <style:style style:name="T228" style:parent-style-name="DefaultParagraphFont" style:family="text">
      <style:text-properties style:font-name="Times New Roman" style:font-name-complex="Times New Roman" fo:language="en" fo:country="AU"/>
    </style:style>
    <style:style style:name="P229" style:parent-style-name="Normal" style:family="paragraph">
      <style:paragraph-properties fo:text-align="justify" fo:line-height="100%" fo:background-color="#FFFFFF"/>
    </style:style>
    <style:style style:name="T230" style:parent-style-name="DefaultParagraphFont" style:family="text">
      <style:text-properties style:font-name="Times New Roman" style:font-name-complex="Times New Roman" fo:language="en" fo:country="AU"/>
    </style:style>
    <style:style style:name="P231" style:parent-style-name="Normal" style:family="paragraph">
      <style:paragraph-properties fo:text-align="justify" fo:line-height="100%" fo:background-color="#FFFFFF"/>
    </style:style>
    <style:style style:name="T232" style:parent-style-name="DefaultParagraphFont" style:family="text">
      <style:text-properties style:font-name="Times New Roman" style:font-name-complex="Times New Roman" fo:language="en" fo:country="AU"/>
    </style:style>
    <style:style style:name="P233" style:parent-style-name="Normal" style:family="paragraph">
      <style:paragraph-properties fo:text-align="justify" fo:line-height="100%" fo:background-color="#FFFFFF"/>
    </style:style>
    <style:style style:name="T234" style:parent-style-name="DefaultParagraphFont" style:family="text">
      <style:text-properties style:font-name="Times New Roman" style:font-name-complex="Times New Roman" fo:language="en" fo:country="AU"/>
    </style:style>
    <style:style style:name="P235" style:parent-style-name="Normal" style:family="paragraph">
      <style:paragraph-properties fo:text-align="justify" fo:line-height="100%" fo:background-color="#FFFFFF"/>
    </style:style>
    <style:style style:name="T236" style:parent-style-name="DefaultParagraphFont" style:family="text">
      <style:text-properties style:font-name="Times New Roman" style:font-name-complex="Times New Roman" fo:language="en" fo:country="AU"/>
    </style:style>
    <style:style style:name="P237" style:parent-style-name="Normal" style:family="paragraph">
      <style:paragraph-properties fo:text-align="justify" fo:line-height="100%" fo:background-color="#FFFFFF"/>
    </style:style>
    <style:style style:name="T238" style:parent-style-name="DefaultParagraphFont" style:family="text">
      <style:text-properties style:font-name="Times New Roman" style:font-name-complex="Times New Roman" fo:language="en" fo:country="AU"/>
    </style:style>
    <style:style style:name="P239" style:parent-style-name="Normal" style:family="paragraph">
      <style:paragraph-properties fo:text-align="justify" fo:line-height="100%" fo:background-color="#FFFFFF"/>
    </style:style>
    <style:style style:name="T240" style:parent-style-name="DefaultParagraphFont" style:family="text">
      <style:text-properties style:font-name="Times New Roman" style:font-name-complex="Times New Roman" fo:language="en" fo:country="AU"/>
    </style:style>
    <style:style style:name="P241" style:parent-style-name="Normal" style:family="paragraph">
      <style:paragraph-properties fo:text-align="justify" fo:line-height="100%" fo:background-color="#FFFFFF"/>
    </style:style>
    <style:style style:name="T242" style:parent-style-name="DefaultParagraphFont" style:family="text">
      <style:text-properties style:font-name="Times New Roman" style:font-name-complex="Times New Roman" fo:language="en" fo:country="AU"/>
    </style:style>
    <style:style style:name="P243" style:parent-style-name="Normal" style:family="paragraph">
      <style:paragraph-properties fo:text-align="justify" fo:line-height="100%" fo:background-color="#FFFFFF"/>
    </style:style>
    <style:style style:name="T244" style:parent-style-name="DefaultParagraphFont" style:family="text">
      <style:text-properties style:font-name="Times New Roman" style:font-name-complex="Times New Roman" fo:language="en" fo:country="AU"/>
    </style:style>
    <style:style style:name="P245" style:parent-style-name="Normal" style:family="paragraph">
      <style:paragraph-properties fo:text-align="justify" fo:line-height="100%" fo:background-color="#FFFFFF"/>
    </style:style>
    <style:style style:name="T246" style:parent-style-name="DefaultParagraphFont" style:family="text">
      <style:text-properties style:font-name="Times New Roman" style:font-name-complex="Times New Roman" fo:language="en" fo:country="AU"/>
    </style:style>
    <style:style style:name="P247" style:parent-style-name="Normal" style:family="paragraph">
      <style:paragraph-properties fo:text-align="justify" fo:line-height="100%" fo:background-color="#FFFFFF"/>
      <style:text-properties style:font-name="Times New Roman" style:font-name-complex="Times New Roman" fo:language="en" fo:country="AU"/>
    </style:style>
    <style:style style:name="P248" style:parent-style-name="ListParagraph" style:family="paragraph">
      <style:paragraph-properties fo:text-align="justify" fo:line-height="100%" fo:background-color="#FFFFFF"/>
      <style:text-properties style:font-name="Times New Roman" style:font-name-complex="Times New Roman"/>
    </style:style>
    <style:style style:name="P249" style:parent-style-name="Normal" style:family="paragraph">
      <style:paragraph-properties fo:text-align="justify" fo:line-height="100%" fo:background-color="#FFFFFF"/>
    </style:style>
    <style:style style:name="T250" style:parent-style-name="DefaultParagraphFont" style:family="text">
      <style:text-properties style:font-name="Times New Roman" style:font-name-complex="Times New Roman" fo:language="en" fo:country="AU"/>
    </style:style>
    <style:style style:name="P251" style:parent-style-name="Normal" style:family="paragraph">
      <style:paragraph-properties fo:text-align="justify" fo:line-height="100%" fo:background-color="#FFFFFF"/>
    </style:style>
    <style:style style:name="T252" style:parent-style-name="DefaultParagraphFont" style:family="text">
      <style:text-properties style:font-name="Times New Roman" style:font-name-complex="Times New Roman" fo:language="en" fo:country="AU"/>
    </style:style>
    <style:style style:name="P253" style:parent-style-name="Normal" style:family="paragraph">
      <style:paragraph-properties fo:text-align="justify" fo:line-height="100%" fo:background-color="#FFFFFF"/>
    </style:style>
    <style:style style:name="T254" style:parent-style-name="DefaultParagraphFont" style:family="text">
      <style:text-properties style:font-name="Times New Roman" style:font-name-complex="Times New Roman" fo:language="en" fo:country="AU"/>
    </style:style>
    <style:style style:name="P255" style:parent-style-name="Normal" style:family="paragraph">
      <style:paragraph-properties fo:text-align="justify" fo:line-height="100%" fo:background-color="#FFFFFF"/>
    </style:style>
    <style:style style:name="T256" style:parent-style-name="DefaultParagraphFont" style:family="text">
      <style:text-properties style:font-name="Times New Roman" style:font-name-complex="Times New Roman" fo:language="en" fo:country="AU"/>
    </style:style>
    <style:style style:name="P257" style:parent-style-name="Normal" style:family="paragraph">
      <style:paragraph-properties fo:text-align="justify" fo:line-height="100%" fo:background-color="#FFFFFF"/>
    </style:style>
    <style:style style:name="T258" style:parent-style-name="DefaultParagraphFont" style:family="text">
      <style:text-properties style:font-name="Times New Roman" style:font-name-complex="Times New Roman" fo:language="en" fo:country="AU"/>
    </style:style>
    <style:style style:name="P259" style:parent-style-name="Normal" style:family="paragraph">
      <style:paragraph-properties fo:text-align="justify" fo:line-height="100%" fo:background-color="#FFFFFF"/>
    </style:style>
    <style:style style:name="T260" style:parent-style-name="DefaultParagraphFont" style:family="text">
      <style:text-properties style:font-name="Times New Roman" style:font-name-complex="Times New Roman" fo:language="en" fo:country="AU"/>
    </style:style>
    <style:style style:name="P261" style:parent-style-name="ListParagraph" style:family="paragraph">
      <style:paragraph-properties fo:text-align="justify" fo:line-height="100%" fo:background-color="#FFFFFF"/>
      <style:text-properties style:font-name="Times New Roman" style:font-name-complex="Times New Roman"/>
    </style:style>
    <style:style style:name="P262" style:parent-style-name="Normal" style:family="paragraph">
      <style:paragraph-properties fo:text-align="justify" fo:line-height="100%" fo:background-color="#FFFFFF"/>
    </style:style>
    <style:style style:name="T263" style:parent-style-name="DefaultParagraphFont" style:family="text">
      <style:text-properties style:font-name="Times New Roman" style:font-name-complex="Times New Roman" fo:language="en" fo:country="AU"/>
    </style:style>
    <style:style style:name="P264" style:parent-style-name="Normal" style:family="paragraph">
      <style:paragraph-properties fo:text-align="justify" fo:line-height="100%" fo:background-color="#FFFFFF"/>
    </style:style>
    <style:style style:name="T265" style:parent-style-name="DefaultParagraphFont" style:family="text">
      <style:text-properties style:font-name="Times New Roman" style:font-name-complex="Times New Roman" fo:language="en" fo:country="AU"/>
    </style:style>
    <style:style style:name="P266" style:parent-style-name="Normal" style:family="paragraph">
      <style:paragraph-properties fo:text-align="justify" fo:line-height="100%" fo:background-color="#FFFFFF"/>
    </style:style>
    <style:style style:name="T267" style:parent-style-name="DefaultParagraphFont" style:family="text">
      <style:text-properties style:font-name="Times New Roman" style:font-name-complex="Times New Roman" fo:language="en" fo:country="AU"/>
    </style:style>
    <style:style style:name="P268" style:parent-style-name="ListParagraph" style:family="paragraph">
      <style:paragraph-properties fo:text-align="justify" fo:margin-top="0.1666in" fo:margin-bottom="0.1666in"/>
      <style:text-properties style:font-name="Times New Roman" style:font-name-complex="Times New Roman"/>
    </style:style>
    <style:style style:name="P269" style:parent-style-name="Normal" style:family="paragraph">
      <style:paragraph-properties fo:text-align="justify" fo:margin-top="0.1666in" fo:margin-bottom="0.1666in"/>
    </style:style>
    <style:style style:name="T270" style:parent-style-name="DefaultParagraphFont" style:family="text">
      <style:text-properties style:font-name="Times New Roman" style:font-name-complex="Times New Roman" fo:language="en" fo:country="AU"/>
    </style:style>
    <style:style style:name="P271" style:parent-style-name="Normal" style:family="paragraph">
      <style:paragraph-properties fo:text-align="justify" fo:margin-top="0.1666in" fo:margin-bottom="0.1666in"/>
    </style:style>
    <style:style style:name="T272" style:parent-style-name="DefaultParagraphFont" style:family="text">
      <style:text-properties style:font-name="Times New Roman" style:font-name-complex="Times New Roman" fo:language="en" fo:country="AU"/>
    </style:style>
    <style:style style:name="P273" style:parent-style-name="ListParagraph" style:family="paragraph">
      <style:paragraph-properties fo:text-align="justify" fo:margin-top="0.1666in" fo:margin-bottom="0.1666in"/>
      <style:text-properties style:font-name="Times New Roman" style:font-name-complex="Times New Roman"/>
    </style:style>
    <style:style style:name="P274" style:parent-style-name="Normal" style:family="paragraph">
      <style:paragraph-properties fo:text-align="justify" fo:margin-top="0.1666in" fo:margin-bottom="0.1666in"/>
    </style:style>
    <style:style style:name="T275" style:parent-style-name="DefaultParagraphFont" style:family="text">
      <style:text-properties style:font-name="Times New Roman" style:font-name-complex="Times New Roman" fo:language="en" fo:country="AU"/>
    </style:style>
    <style:style style:name="P276" style:parent-style-name="Normal" style:family="paragraph">
      <style:paragraph-properties fo:text-align="justify" fo:margin-top="0.1666in" fo:margin-bottom="0.1666in"/>
    </style:style>
    <style:style style:name="T277" style:parent-style-name="DefaultParagraphFont" style:family="text">
      <style:text-properties style:font-name="Times New Roman" style:font-name-complex="Times New Roman" fo:language="en" fo:country="AU"/>
    </style:style>
    <style:style style:name="P278" style:parent-style-name="Normal" style:family="paragraph">
      <style:paragraph-properties fo:text-align="justify" fo:margin-top="0.1666in" fo:margin-bottom="0.1666in"/>
    </style:style>
    <style:style style:name="T279" style:parent-style-name="DefaultParagraphFont" style:family="text">
      <style:text-properties style:font-name="Times New Roman" style:font-name-complex="Times New Roman" fo:language="en" fo:country="AU"/>
    </style:style>
    <style:style style:name="P280" style:parent-style-name="ListParagraph" style:family="paragraph">
      <style:paragraph-properties fo:text-align="justify" fo:margin-top="0.1666in" fo:margin-bottom="0.1666in"/>
      <style:text-properties style:font-name="Times New Roman" style:font-name-complex="Times New Roman"/>
    </style:style>
    <style:style style:name="P281" style:parent-style-name="Normal" style:family="paragraph">
      <style:paragraph-properties fo:text-align="justify" fo:margin-top="0.1666in" fo:margin-bottom="0.1666in"/>
    </style:style>
    <style:style style:name="T282" style:parent-style-name="DefaultParagraphFont" style:family="text">
      <style:text-properties style:font-name="Times New Roman" style:font-name-complex="Times New Roman" fo:language="en" fo:country="AU"/>
    </style:style>
    <style:style style:name="P283" style:parent-style-name="Normal" style:family="paragraph">
      <style:paragraph-properties fo:text-align="justify" fo:margin-top="0.1666in" fo:margin-bottom="0.1666in"/>
    </style:style>
    <style:style style:name="T284" style:parent-style-name="DefaultParagraphFont" style:family="text">
      <style:text-properties style:font-name="Times New Roman" style:font-name-complex="Times New Roman" fo:language="en" fo:country="AU"/>
    </style:style>
    <style:style style:name="P285" style:parent-style-name="ListParagraph" style:family="paragraph">
      <style:paragraph-properties fo:text-align="justify" fo:margin-top="0.1666in" fo:margin-bottom="0.1666in"/>
      <style:text-properties style:font-name="Times New Roman" style:font-name-complex="Times New Roman"/>
    </style:style>
    <style:style style:name="P286" style:parent-style-name="Normal" style:family="paragraph">
      <style:paragraph-properties fo:text-align="justify" fo:margin-top="0.1666in" fo:margin-bottom="0.1666in"/>
    </style:style>
    <style:style style:name="T287" style:parent-style-name="DefaultParagraphFont" style:family="text">
      <style:text-properties style:font-name="Times New Roman" style:font-name-complex="Times New Roman" fo:language="en" fo:country="AU"/>
    </style:style>
    <style:style style:name="P288" style:parent-style-name="Normal" style:family="paragraph">
      <style:paragraph-properties fo:text-align="justify" fo:margin-top="0.1666in" fo:margin-bottom="0.1666in"/>
    </style:style>
    <style:style style:name="T289" style:parent-style-name="DefaultParagraphFont" style:family="text">
      <style:text-properties style:font-name="Times New Roman" style:font-name-complex="Times New Roman" fo:language="en" fo:country="AU"/>
    </style:style>
    <style:style style:name="P290" style:parent-style-name="ListParagraph" style:family="paragraph">
      <style:paragraph-properties fo:text-align="justify" fo:margin-top="0.1666in" fo:margin-bottom="0.1666in"/>
      <style:text-properties style:font-name="Times New Roman" style:font-name-complex="Times New Roman"/>
    </style:style>
    <style:style style:name="P291" style:parent-style-name="Normal" style:family="paragraph">
      <style:paragraph-properties fo:text-align="justify" fo:margin-top="0.1666in" fo:margin-bottom="0.1666in"/>
    </style:style>
    <style:style style:name="T292" style:parent-style-name="DefaultParagraphFont" style:family="text">
      <style:text-properties style:font-name="Times New Roman" style:font-name-complex="Times New Roman" fo:language="en" fo:country="AU"/>
    </style:style>
    <style:style style:name="P293" style:parent-style-name="ListParagraph" style:family="paragraph">
      <style:paragraph-properties fo:text-align="justify" fo:margin-top="0.1666in" fo:margin-bottom="0.1666in"/>
      <style:text-properties style:font-name="Times New Roman" style:font-name-complex="Times New Roman"/>
    </style:style>
    <style:style style:name="P294" style:parent-style-name="Normal" style:family="paragraph">
      <style:paragraph-properties fo:text-align="justify" fo:margin-top="0.1666in" fo:margin-bottom="0.1666in"/>
    </style:style>
    <style:style style:name="T295" style:parent-style-name="DefaultParagraphFont" style:family="text">
      <style:text-properties style:font-name="Times New Roman" style:font-name-complex="Times New Roman" fo:language="en" fo:country="AU"/>
    </style:style>
    <style:style style:name="P296" style:parent-style-name="ListParagraph" style:family="paragraph">
      <style:paragraph-properties fo:text-align="justify" fo:margin-top="0.1666in" fo:margin-bottom="0.1666in"/>
      <style:text-properties style:font-name="Times New Roman" style:font-name-complex="Times New Roman"/>
    </style:style>
    <style:style style:name="P297" style:parent-style-name="Normal" style:family="paragraph">
      <style:paragraph-properties fo:text-align="justify" fo:margin-top="0.1666in" fo:margin-bottom="0.1666in"/>
    </style:style>
    <style:style style:name="T298" style:parent-style-name="DefaultParagraphFont" style:family="text">
      <style:text-properties style:font-name="Times New Roman" style:font-name-complex="Times New Roman" fo:language="en" fo:country="AU"/>
    </style:style>
    <style:style style:name="P299" style:parent-style-name="ListParagraph" style:family="paragraph">
      <style:paragraph-properties fo:text-align="justify" fo:margin-top="0.1666in" fo:margin-bottom="0.1666in"/>
      <style:text-properties style:font-name="Times New Roman" style:font-name-complex="Times New Roman"/>
    </style:style>
    <style:style style:name="P300" style:parent-style-name="Normal" style:family="paragraph">
      <style:paragraph-properties fo:margin-top="0.1666in" fo:margin-bottom="0.1666in"/>
      <style:text-properties style:font-name="Times New Roman" style:font-name-complex="Times New Roman" fo:language="en" fo:country="AU"/>
    </style:style>
    <style:style style:name="P301" style:parent-style-name="ListParagraph" style:family="paragraph">
      <style:paragraph-properties fo:margin-top="0.1666in" fo:margin-bottom="0.1666in"/>
      <style:text-properties style:font-name="Times New Roman" style:font-name-complex="Times New Roman"/>
    </style:style>
    <style:style style:name="P302" style:parent-style-name="Normal" style:family="paragraph">
      <style:paragraph-properties fo:margin-top="0.1666in" fo:margin-bottom="0.1666in"/>
    </style:style>
    <style:style style:name="T303" style:parent-style-name="DefaultParagraphFont" style:family="text">
      <style:text-properties style:font-name="Times New Roman" style:font-name-complex="Times New Roman" fo:language="en" fo:country="AU"/>
    </style:style>
    <style:style style:name="P304" style:parent-style-name="Normal" style:family="paragraph">
      <style:paragraph-properties fo:margin-top="0.1666in" fo:margin-bottom="0.1666in"/>
    </style:style>
    <style:style style:name="T305" style:parent-style-name="DefaultParagraphFont" style:family="text">
      <style:text-properties style:font-name="Times New Roman" style:font-name-complex="Times New Roman" fo:language="en" fo:country="AU"/>
    </style:style>
    <style:style style:name="P306" style:parent-style-name="Normal" style:family="paragraph">
      <style:paragraph-properties fo:margin-top="0.1666in" fo:margin-bottom="0.1666in"/>
    </style:style>
    <style:style style:name="T307" style:parent-style-name="DefaultParagraphFont" style:family="text">
      <style:text-properties style:font-name="Times New Roman" style:font-name-complex="Times New Roman" fo:language="en" fo:country="AU"/>
    </style:style>
    <style:style style:name="P308" style:parent-style-name="Normal" style:family="paragraph">
      <style:paragraph-properties fo:margin-top="0.1666in" fo:margin-bottom="0.1666in"/>
    </style:style>
    <style:style style:name="T309" style:parent-style-name="DefaultParagraphFont" style:family="text">
      <style:text-properties style:font-name="Times New Roman" style:font-name-complex="Times New Roman" fo:language="en" fo:country="AU"/>
    </style:style>
    <style:style style:name="P310" style:parent-style-name="Normal" style:family="paragraph">
      <style:paragraph-properties fo:margin-top="0.1666in" fo:margin-bottom="0.1666in"/>
    </style:style>
    <style:style style:name="T311" style:parent-style-name="DefaultParagraphFont" style:family="text">
      <style:text-properties style:font-name="Times New Roman" style:font-name-complex="Times New Roman" fo:language="en" fo:country="AU"/>
    </style:style>
    <style:style style:name="P312" style:parent-style-name="Normal" style:family="paragraph">
      <style:paragraph-properties fo:margin-top="0.1666in" fo:margin-bottom="0.1666in"/>
    </style:style>
    <style:style style:name="T313" style:parent-style-name="DefaultParagraphFont" style:family="text">
      <style:text-properties style:font-name="Times New Roman" style:font-name-complex="Times New Roman" fo:language="en" fo:country="AU"/>
    </style:style>
    <style:style style:name="P314" style:parent-style-name="Normal" style:family="paragraph">
      <style:paragraph-properties fo:margin-top="0.1666in" fo:margin-bottom="0.1666in"/>
    </style:style>
    <style:style style:name="T315" style:parent-style-name="DefaultParagraphFont" style:family="text">
      <style:text-properties style:font-name="Times New Roman" style:font-name-complex="Times New Roman" fo:language="en" fo:country="AU"/>
    </style:style>
    <style:style style:name="P316" style:parent-style-name="Normal" style:family="paragraph">
      <style:paragraph-properties fo:margin-top="0.1666in" fo:margin-bottom="0.1666in"/>
    </style:style>
    <style:style style:name="T317" style:parent-style-name="DefaultParagraphFont" style:family="text">
      <style:text-properties style:font-name="Times New Roman" style:font-name-complex="Times New Roman" fo:language="en" fo:country="AU"/>
    </style:style>
    <style:style style:name="P318" style:parent-style-name="Normal" style:family="paragraph">
      <style:paragraph-properties fo:margin-top="0.1666in" fo:margin-bottom="0.1666in"/>
    </style:style>
    <style:style style:name="T319" style:parent-style-name="DefaultParagraphFont" style:family="text">
      <style:text-properties style:font-name="Times New Roman" style:font-name-complex="Times New Roman" fo:language="en" fo:country="AU"/>
    </style:style>
    <style:style style:name="P320" style:parent-style-name="Normal" style:family="paragraph">
      <style:paragraph-properties fo:margin-top="0.1666in" fo:margin-bottom="0.1666in"/>
    </style:style>
    <style:style style:name="T321" style:parent-style-name="DefaultParagraphFont" style:family="text">
      <style:text-properties style:font-name="Times New Roman" style:font-name-complex="Times New Roman" fo:language="en" fo:country="AU"/>
    </style:style>
    <style:style style:name="P322" style:parent-style-name="Normal" style:family="paragraph">
      <style:paragraph-properties fo:margin-top="0.1666in" fo:margin-bottom="0.1666in"/>
    </style:style>
    <style:style style:name="T323" style:parent-style-name="DefaultParagraphFont" style:family="text">
      <style:text-properties style:font-name="Times New Roman" style:font-name-complex="Times New Roman" fo:language="en" fo:country="AU"/>
    </style:style>
    <style:style style:name="P324" style:parent-style-name="Normal" style:family="paragraph">
      <style:paragraph-properties fo:margin-top="0.1666in" fo:margin-bottom="0.1666in"/>
    </style:style>
    <style:style style:name="T325" style:parent-style-name="DefaultParagraphFont" style:family="text">
      <style:text-properties style:font-name="Times New Roman" style:font-name-complex="Times New Roman" fo:language="en" fo:country="AU"/>
    </style:style>
    <style:style style:name="P326" style:parent-style-name="ListParagraph" style:family="paragraph">
      <style:paragraph-properties fo:margin-top="0.1666in" fo:margin-bottom="0.1666in"/>
      <style:text-properties style:font-name="Times New Roman" style:font-name-complex="Times New Roman"/>
    </style:style>
    <style:style style:name="P327" style:parent-style-name="Normal" style:family="paragraph">
      <style:paragraph-properties fo:margin-top="0.1666in" fo:margin-bottom="0.1666in"/>
    </style:style>
    <style:style style:name="T328" style:parent-style-name="DefaultParagraphFont" style:family="text">
      <style:text-properties style:font-name="Times New Roman" style:font-name-complex="Times New Roman" fo:language="en" fo:country="AU"/>
    </style:style>
    <style:style style:name="P329" style:parent-style-name="ListParagraph" style:family="paragraph">
      <style:paragraph-properties fo:margin-top="0.1666in" fo:margin-bottom="0.1666in"/>
      <style:text-properties style:font-name="Times New Roman" style:font-name-complex="Times New Roman"/>
    </style:style>
    <style:style style:name="P330" style:parent-style-name="Normal" style:family="paragraph">
      <style:paragraph-properties fo:margin-top="0.1666in" fo:margin-bottom="0.1666in"/>
    </style:style>
    <style:style style:name="T331" style:parent-style-name="DefaultParagraphFont" style:family="text">
      <style:text-properties style:font-name="Times New Roman" style:font-name-complex="Times New Roman" fo:language="en" fo:country="AU"/>
    </style:style>
    <style:style style:name="P332" style:parent-style-name="Normal" style:family="paragraph">
      <style:paragraph-properties fo:margin-top="0.1666in" fo:margin-bottom="0.1666in"/>
    </style:style>
    <style:style style:name="T333" style:parent-style-name="DefaultParagraphFont" style:family="text">
      <style:text-properties style:font-name="Times New Roman" style:font-name-complex="Times New Roman" fo:language="en" fo:country="AU"/>
    </style:style>
    <style:style style:name="P334" style:parent-style-name="Normal" style:family="paragraph">
      <style:paragraph-properties fo:margin-top="0.1666in" fo:margin-bottom="0.1666in"/>
    </style:style>
    <style:style style:name="T335" style:parent-style-name="DefaultParagraphFont" style:family="text">
      <style:text-properties style:font-name="Times New Roman" style:font-name-complex="Times New Roman" fo:language="en" fo:country="AU"/>
    </style:style>
    <style:style style:name="P336" style:parent-style-name="Normal" style:family="paragraph">
      <style:paragraph-properties fo:margin-top="0.1666in" fo:margin-bottom="0.1666in"/>
    </style:style>
    <style:style style:name="T337" style:parent-style-name="DefaultParagraphFont" style:family="text">
      <style:text-properties style:font-name="Times New Roman" style:font-name-complex="Times New Roman" fo:language="en" fo:country="AU"/>
    </style:style>
    <style:style style:name="P338" style:parent-style-name="Normal" style:family="paragraph">
      <style:paragraph-properties fo:margin-top="0.1666in" fo:margin-bottom="0.1666in"/>
    </style:style>
    <style:style style:name="T339" style:parent-style-name="DefaultParagraphFont" style:family="text">
      <style:text-properties style:font-name="Times New Roman" style:font-name-complex="Times New Roman" fo:language="en" fo:country="AU"/>
    </style:style>
    <style:style style:name="P340" style:parent-style-name="Normal" style:family="paragraph">
      <style:paragraph-properties fo:margin-top="0.1666in" fo:margin-bottom="0.1666in"/>
    </style:style>
    <style:style style:name="T341" style:parent-style-name="DefaultParagraphFont" style:family="text">
      <style:text-properties style:font-name="Times New Roman" style:font-name-complex="Times New Roman" fo:language="en" fo:country="AU"/>
    </style:style>
    <style:style style:name="P342" style:parent-style-name="Normal" style:family="paragraph">
      <style:paragraph-properties fo:margin-top="0.1666in" fo:margin-bottom="0.1666in"/>
    </style:style>
    <style:style style:name="T343" style:parent-style-name="DefaultParagraphFont" style:family="text">
      <style:text-properties style:font-name="Times New Roman" style:font-name-complex="Times New Roman" fo:language="en" fo:country="AU"/>
    </style:style>
    <style:style style:name="P344" style:parent-style-name="Normal" style:family="paragraph">
      <style:paragraph-properties fo:margin-top="0.1666in" fo:margin-bottom="0.1666in"/>
    </style:style>
    <style:style style:name="T345" style:parent-style-name="DefaultParagraphFont" style:family="text">
      <style:text-properties style:font-name="Times New Roman" style:font-name-complex="Times New Roman" fo:language="en" fo:country="AU"/>
    </style:style>
    <style:style style:name="P346" style:parent-style-name="Normal" style:family="paragraph">
      <style:paragraph-properties fo:margin-top="0.1666in" fo:margin-bottom="0.1666in"/>
    </style:style>
    <style:style style:name="T347" style:parent-style-name="DefaultParagraphFont" style:family="text">
      <style:text-properties style:font-name="Times New Roman" style:font-name-complex="Times New Roman" fo:language="en" fo:country="AU"/>
    </style:style>
    <style:style style:name="P348" style:parent-style-name="Normal" style:family="paragraph">
      <style:paragraph-properties fo:margin-top="0.1666in" fo:margin-bottom="0.1666in"/>
    </style:style>
    <style:style style:name="T349" style:parent-style-name="DefaultParagraphFont" style:family="text">
      <style:text-properties style:font-name="Times New Roman" style:font-name-complex="Times New Roman" fo:language="en" fo:country="AU"/>
    </style:style>
    <style:style style:name="P350" style:parent-style-name="Normal" style:family="paragraph">
      <style:paragraph-properties fo:margin-top="0.1666in" fo:margin-bottom="0.1666in"/>
    </style:style>
    <style:style style:name="T351" style:parent-style-name="DefaultParagraphFont" style:family="text">
      <style:text-properties style:font-name="Times New Roman" style:font-name-complex="Times New Roman" fo:language="en" fo:country="AU"/>
    </style:style>
    <style:style style:name="P352" style:parent-style-name="Normal" style:family="paragraph">
      <style:paragraph-properties fo:margin-top="0.1666in" fo:margin-bottom="0.1666in"/>
    </style:style>
    <style:style style:name="T353" style:parent-style-name="DefaultParagraphFont" style:family="text">
      <style:text-properties style:font-name="Times New Roman" style:font-name-complex="Times New Roman" fo:language="en" fo:country="AU"/>
    </style:style>
    <style:style style:name="P354" style:parent-style-name="Normal" style:family="paragraph">
      <style:paragraph-properties fo:margin-top="0.1666in" fo:margin-bottom="0.1666in"/>
    </style:style>
    <style:style style:name="T355" style:parent-style-name="DefaultParagraphFont" style:family="text">
      <style:text-properties style:font-name="Times New Roman" style:font-name-complex="Times New Roman" fo:language="en" fo:country="AU"/>
    </style:style>
    <style:style style:name="P356" style:parent-style-name="Normal" style:family="paragraph">
      <style:paragraph-properties fo:margin-top="0.1666in" fo:margin-bottom="0.1666in"/>
    </style:style>
    <style:style style:name="T357" style:parent-style-name="DefaultParagraphFont" style:family="text">
      <style:text-properties style:font-name="Times New Roman" style:font-name-complex="Times New Roman" fo:language="en" fo:country="AU"/>
    </style:style>
    <style:style style:name="P358" style:parent-style-name="Normal" style:family="paragraph">
      <style:paragraph-properties fo:margin-top="0.1666in" fo:margin-bottom="0.1666in"/>
    </style:style>
    <style:style style:name="T359" style:parent-style-name="DefaultParagraphFont" style:family="text">
      <style:text-properties style:font-name="Times New Roman" style:font-name-complex="Times New Roman" fo:language="en" fo:country="AU"/>
    </style:style>
    <style:style style:name="P360" style:parent-style-name="ListParagraph" style:family="paragraph">
      <style:paragraph-properties fo:margin-top="0.1666in" fo:margin-bottom="0.1666in"/>
      <style:text-properties style:font-name="Times New Roman" style:font-name-complex="Times New Roman"/>
    </style:style>
    <style:style style:name="P361" style:parent-style-name="Normal" style:family="paragraph">
      <style:paragraph-properties fo:margin-top="0.1666in" fo:margin-bottom="0.1666in"/>
    </style:style>
    <style:style style:name="T362" style:parent-style-name="DefaultParagraphFont" style:family="text">
      <style:text-properties style:font-name="Times New Roman" style:font-name-complex="Times New Roman" fo:language="en" fo:country="AU"/>
    </style:style>
    <style:style style:name="P363" style:parent-style-name="Normal" style:family="paragraph">
      <style:paragraph-properties fo:margin-top="0.1666in" fo:margin-bottom="0.1666in"/>
    </style:style>
    <style:style style:name="T364" style:parent-style-name="DefaultParagraphFont" style:family="text">
      <style:text-properties style:font-name="Times New Roman" style:font-name-complex="Times New Roman" fo:language="en" fo:country="AU"/>
    </style:style>
    <style:style style:name="P365" style:parent-style-name="Normal" style:family="paragraph">
      <style:paragraph-properties fo:margin-top="0.1666in" fo:margin-bottom="0.1666in"/>
    </style:style>
    <style:style style:name="T366" style:parent-style-name="DefaultParagraphFont" style:family="text">
      <style:text-properties style:font-name="Times New Roman" style:font-name-complex="Times New Roman" fo:language="en" fo:country="AU"/>
    </style:style>
    <style:style style:name="P367" style:parent-style-name="Normal" style:family="paragraph">
      <style:paragraph-properties fo:margin-top="0.1666in" fo:margin-bottom="0.1666in"/>
    </style:style>
    <style:style style:name="T368" style:parent-style-name="DefaultParagraphFont" style:family="text">
      <style:text-properties style:font-name="Times New Roman" style:font-name-complex="Times New Roman" fo:language="en" fo:country="AU"/>
    </style:style>
    <style:style style:name="P369" style:parent-style-name="Normal" style:family="paragraph">
      <style:paragraph-properties fo:margin-top="0.1666in" fo:margin-bottom="0.1666in"/>
    </style:style>
    <style:style style:name="T370" style:parent-style-name="DefaultParagraphFont" style:family="text">
      <style:text-properties style:font-name="Times New Roman" style:font-name-complex="Times New Roman" fo:language="en" fo:country="AU"/>
    </style:style>
    <style:style style:name="P371" style:parent-style-name="Normal" style:family="paragraph">
      <style:paragraph-properties fo:margin-top="0.1666in" fo:margin-bottom="0.1666in"/>
    </style:style>
    <style:style style:name="T372" style:parent-style-name="DefaultParagraphFont" style:family="text">
      <style:text-properties style:font-name="Times New Roman" style:font-name-complex="Times New Roman" fo:language="en" fo:country="AU"/>
    </style:style>
    <style:style style:name="P373" style:parent-style-name="Normal" style:family="paragraph">
      <style:paragraph-properties fo:margin-top="0.1666in" fo:margin-bottom="0.1666in"/>
    </style:style>
    <style:style style:name="T374" style:parent-style-name="DefaultParagraphFont" style:family="text">
      <style:text-properties style:font-name="Times New Roman" style:font-name-complex="Times New Roman" fo:language="en" fo:country="AU"/>
    </style:style>
    <style:style style:name="P375" style:parent-style-name="Normal" style:family="paragraph">
      <style:paragraph-properties fo:margin-top="0.1666in" fo:margin-bottom="0.1666in"/>
    </style:style>
    <style:style style:name="T376" style:parent-style-name="DefaultParagraphFont" style:family="text">
      <style:text-properties style:font-name="Times New Roman" style:font-name-complex="Times New Roman" fo:language="en" fo:country="AU"/>
    </style:style>
    <style:style style:name="P377" style:parent-style-name="Normal" style:family="paragraph">
      <style:paragraph-properties fo:margin-top="0.1666in" fo:margin-bottom="0.1666in"/>
    </style:style>
    <style:style style:name="T378" style:parent-style-name="DefaultParagraphFont" style:family="text">
      <style:text-properties style:font-name="Times New Roman" style:font-name-complex="Times New Roman" fo:language="en" fo:country="AU"/>
    </style:style>
    <style:style style:name="P379" style:parent-style-name="Normal" style:family="paragraph">
      <style:paragraph-properties fo:margin-top="0.1666in" fo:margin-bottom="0.1666in"/>
    </style:style>
    <style:style style:name="T380" style:parent-style-name="DefaultParagraphFont" style:family="text">
      <style:text-properties style:font-name="Times New Roman" style:font-name-complex="Times New Roman" fo:language="en" fo:country="AU"/>
    </style:style>
    <style:style style:name="P381" style:parent-style-name="ListParagraph" style:family="paragraph">
      <style:paragraph-properties fo:margin-top="0.1666in" fo:margin-bottom="0.1666in"/>
      <style:text-properties style:font-name="Times New Roman" style:font-name-complex="Times New Roman"/>
    </style:style>
    <style:style style:name="P382" style:parent-style-name="Normal" style:family="paragraph">
      <style:paragraph-properties fo:margin-top="0.1666in" fo:margin-bottom="0.1666in"/>
    </style:style>
    <style:style style:name="T383" style:parent-style-name="DefaultParagraphFont" style:family="text">
      <style:text-properties style:font-name="Times New Roman" style:font-name-complex="Times New Roman" fo:language="en" fo:country="AU"/>
    </style:style>
    <style:style style:name="P384" style:parent-style-name="Normal" style:family="paragraph">
      <style:paragraph-properties fo:margin-top="0.1666in" fo:margin-bottom="0.1666in"/>
    </style:style>
    <style:style style:name="T385" style:parent-style-name="DefaultParagraphFont" style:family="text">
      <style:text-properties style:font-name="Times New Roman" style:font-name-complex="Times New Roman" fo:language="en" fo:country="AU"/>
    </style:style>
    <style:style style:name="P386" style:parent-style-name="Normal" style:family="paragraph">
      <style:paragraph-properties fo:margin-top="0.1666in" fo:margin-bottom="0.1666in"/>
    </style:style>
    <style:style style:name="T387" style:parent-style-name="DefaultParagraphFont" style:family="text">
      <style:text-properties style:font-name="Times New Roman" style:font-name-complex="Times New Roman" fo:language="en" fo:country="AU"/>
    </style:style>
    <style:style style:name="P388" style:parent-style-name="Normal" style:family="paragraph">
      <style:paragraph-properties fo:margin-top="0.1666in" fo:margin-bottom="0.1666in"/>
    </style:style>
    <style:style style:name="T389" style:parent-style-name="DefaultParagraphFont" style:family="text">
      <style:text-properties style:font-name="Times New Roman" style:font-name-complex="Times New Roman" fo:language="en" fo:country="AU"/>
    </style:style>
    <style:style style:name="P390" style:parent-style-name="Normal" style:family="paragraph">
      <style:paragraph-properties fo:margin-top="0.1666in" fo:margin-bottom="0.1666in"/>
    </style:style>
    <style:style style:name="T391" style:parent-style-name="DefaultParagraphFont" style:family="text">
      <style:text-properties style:font-name="Times New Roman" style:font-name-complex="Times New Roman" fo:language="en" fo:country="AU"/>
    </style:style>
    <style:style style:name="P392" style:parent-style-name="Normal" style:family="paragraph">
      <style:paragraph-properties fo:margin-top="0.1666in" fo:margin-bottom="0.1666in"/>
    </style:style>
    <style:style style:name="T393" style:parent-style-name="DefaultParagraphFont" style:family="text">
      <style:text-properties style:font-name="Times New Roman" style:font-name-complex="Times New Roman" fo:language="en" fo:country="AU"/>
    </style:style>
    <style:style style:name="P394" style:parent-style-name="Normal" style:family="paragraph">
      <style:paragraph-properties fo:margin-top="0.1666in" fo:margin-bottom="0.1666in"/>
    </style:style>
    <style:style style:name="T395" style:parent-style-name="DefaultParagraphFont" style:family="text">
      <style:text-properties style:font-name="Times New Roman" style:font-name-complex="Times New Roman" fo:language="en" fo:country="AU"/>
    </style:style>
    <style:style style:name="P396" style:parent-style-name="Normal" style:family="paragraph">
      <style:paragraph-properties fo:margin-top="0.1666in" fo:margin-bottom="0.1666in"/>
    </style:style>
    <style:style style:name="T397" style:parent-style-name="DefaultParagraphFont" style:family="text">
      <style:text-properties style:font-name="Times New Roman" style:font-name-complex="Times New Roman" fo:language="en" fo:country="AU"/>
    </style:style>
    <style:style style:name="P398" style:parent-style-name="Normal" style:family="paragraph">
      <style:paragraph-properties fo:margin-top="0.1666in" fo:margin-bottom="0.1666in"/>
    </style:style>
    <style:style style:name="T399" style:parent-style-name="DefaultParagraphFont" style:family="text">
      <style:text-properties style:font-name="Times New Roman" style:font-name-complex="Times New Roman" fo:language="en" fo:country="AU"/>
    </style:style>
    <style:style style:name="P400" style:parent-style-name="Normal" style:family="paragraph">
      <style:paragraph-properties fo:margin-top="0.1666in" fo:margin-bottom="0.1666in"/>
    </style:style>
    <style:style style:name="T401" style:parent-style-name="DefaultParagraphFont" style:family="text">
      <style:text-properties style:font-name="Times New Roman" style:font-name-complex="Times New Roman" fo:language="en" fo:country="AU"/>
    </style:style>
    <style:style style:name="P402" style:parent-style-name="Normal" style:family="paragraph">
      <style:paragraph-properties fo:margin-top="0.1666in" fo:margin-bottom="0.1666in"/>
    </style:style>
    <style:style style:name="T403" style:parent-style-name="DefaultParagraphFont" style:family="text">
      <style:text-properties style:font-name="Times New Roman" style:font-name-complex="Times New Roman" fo:language="en" fo:country="AU"/>
    </style:style>
    <style:style style:name="P404" style:parent-style-name="Normal" style:family="paragraph">
      <style:paragraph-properties fo:margin-top="0.1666in" fo:margin-bottom="0.1666in"/>
    </style:style>
    <style:style style:name="T405" style:parent-style-name="DefaultParagraphFont" style:family="text">
      <style:text-properties style:font-name="Times New Roman" style:font-name-complex="Times New Roman" fo:language="en" fo:country="AU"/>
    </style:style>
    <style:style style:name="P406" style:parent-style-name="Normal" style:family="paragraph">
      <style:paragraph-properties fo:margin-top="0.1666in" fo:margin-bottom="0.1666in"/>
    </style:style>
    <style:style style:name="T407" style:parent-style-name="DefaultParagraphFont" style:family="text">
      <style:text-properties style:font-name="Times New Roman" style:font-name-complex="Times New Roman" fo:language="en" fo:country="AU"/>
    </style:style>
    <style:style style:name="P408" style:parent-style-name="Normal" style:family="paragraph">
      <style:paragraph-properties fo:margin-top="0.1666in" fo:margin-bottom="0.1666in"/>
    </style:style>
    <style:style style:name="T409" style:parent-style-name="DefaultParagraphFont" style:family="text">
      <style:text-properties style:font-name="Times New Roman" style:font-name-complex="Times New Roman" fo:language="en" fo:country="AU"/>
    </style:style>
    <style:style style:name="P410" style:parent-style-name="Normal" style:family="paragraph">
      <style:paragraph-properties fo:margin-top="0.1666in" fo:margin-bottom="0.1666in"/>
    </style:style>
    <style:style style:name="T411" style:parent-style-name="DefaultParagraphFont" style:family="text">
      <style:text-properties style:font-name="Times New Roman" style:font-name-complex="Times New Roman" fo:language="en" fo:country="AU"/>
    </style:style>
    <style:style style:name="P412" style:parent-style-name="ListParagraph" style:family="paragraph">
      <style:paragraph-properties fo:margin-top="0.1666in" fo:margin-bottom="0.1666in"/>
      <style:text-properties style:font-name="Times New Roman" style:font-name-complex="Times New Roman"/>
    </style:style>
    <style:style style:name="P413" style:parent-style-name="Normal" style:family="paragraph">
      <style:paragraph-properties fo:margin-top="0.1666in" fo:margin-bottom="0.1666in"/>
    </style:style>
    <style:style style:name="T414" style:parent-style-name="DefaultParagraphFont" style:family="text">
      <style:text-properties style:font-name="Times New Roman" style:font-name-complex="Times New Roman" fo:language="en" fo:country="AU"/>
    </style:style>
    <style:style style:name="P415" style:parent-style-name="Normal" style:family="paragraph">
      <style:paragraph-properties fo:margin-top="0.1666in" fo:margin-bottom="0.1666in"/>
    </style:style>
    <style:style style:name="T416" style:parent-style-name="DefaultParagraphFont" style:family="text">
      <style:text-properties style:font-name="Times New Roman" style:font-name-complex="Times New Roman" fo:language="en" fo:country="AU"/>
    </style:style>
    <style:style style:name="P417" style:parent-style-name="Normal" style:family="paragraph">
      <style:paragraph-properties fo:margin-top="0.1666in" fo:margin-bottom="0.1666in"/>
    </style:style>
    <style:style style:name="T418" style:parent-style-name="DefaultParagraphFont" style:family="text">
      <style:text-properties style:font-name="Times New Roman" style:font-name-complex="Times New Roman" fo:language="en" fo:country="AU"/>
    </style:style>
    <style:style style:name="P419" style:parent-style-name="Normal" style:family="paragraph">
      <style:paragraph-properties fo:margin-top="0.1666in" fo:margin-bottom="0.1666in"/>
    </style:style>
    <style:style style:name="T420" style:parent-style-name="DefaultParagraphFont" style:family="text">
      <style:text-properties style:font-name="Times New Roman" style:font-name-complex="Times New Roman" fo:language="en" fo:country="AU"/>
    </style:style>
    <style:style style:name="P421" style:parent-style-name="Normal" style:family="paragraph">
      <style:paragraph-properties fo:margin-top="0.1666in" fo:margin-bottom="0.1666in"/>
    </style:style>
    <style:style style:name="T422" style:parent-style-name="DefaultParagraphFont" style:family="text">
      <style:text-properties style:font-name="Times New Roman" style:font-name-complex="Times New Roman" fo:language="en" fo:country="AU"/>
    </style:style>
    <style:style style:name="P423" style:parent-style-name="Normal" style:family="paragraph">
      <style:paragraph-properties fo:margin-top="0.1666in" fo:margin-bottom="0.1666in"/>
    </style:style>
    <style:style style:name="T424" style:parent-style-name="DefaultParagraphFont" style:family="text">
      <style:text-properties style:font-name="Times New Roman" style:font-name-complex="Times New Roman" fo:language="en" fo:country="AU"/>
    </style:style>
    <style:style style:name="P425" style:parent-style-name="Normal" style:family="paragraph">
      <style:paragraph-properties fo:margin-top="0.1666in" fo:margin-bottom="0.1666in"/>
    </style:style>
    <style:style style:name="T426" style:parent-style-name="DefaultParagraphFont" style:family="text">
      <style:text-properties style:font-name="Times New Roman" style:font-name-complex="Times New Roman" fo:language="en" fo:country="AU"/>
    </style:style>
    <style:style style:name="P427" style:parent-style-name="Normal" style:family="paragraph">
      <style:paragraph-properties fo:margin-top="0.1666in" fo:margin-bottom="0.1666in"/>
    </style:style>
    <style:style style:name="T428" style:parent-style-name="DefaultParagraphFont" style:family="text">
      <style:text-properties style:font-name="Times New Roman" style:font-name-complex="Times New Roman" fo:language="en" fo:country="AU"/>
    </style:style>
    <style:style style:name="P429" style:parent-style-name="Normal" style:family="paragraph">
      <style:paragraph-properties fo:margin-top="0.1666in" fo:margin-bottom="0.1666in"/>
    </style:style>
    <style:style style:name="T430" style:parent-style-name="DefaultParagraphFont" style:family="text">
      <style:text-properties style:font-name="Times New Roman" style:font-name-complex="Times New Roman" fo:language="en" fo:country="AU"/>
    </style:style>
    <style:style style:name="P431" style:parent-style-name="Normal" style:family="paragraph">
      <style:paragraph-properties fo:margin-top="0.1666in" fo:margin-bottom="0.1666in"/>
    </style:style>
    <style:style style:name="T432" style:parent-style-name="DefaultParagraphFont" style:family="text">
      <style:text-properties style:font-name="Times New Roman" style:font-name-complex="Times New Roman" fo:language="en" fo:country="AU"/>
    </style:style>
    <style:style style:name="P433" style:parent-style-name="Normal" style:family="paragraph">
      <style:paragraph-properties fo:margin-top="0.1666in" fo:margin-bottom="0.1666in"/>
    </style:style>
    <style:style style:name="T434" style:parent-style-name="DefaultParagraphFont" style:family="text">
      <style:text-properties style:font-name="Times New Roman" style:font-name-complex="Times New Roman" fo:language="en" fo:country="AU"/>
    </style:style>
    <style:style style:name="P435" style:parent-style-name="Normal" style:family="paragraph">
      <style:paragraph-properties fo:margin-top="0.1666in" fo:margin-bottom="0.1666in"/>
    </style:style>
    <style:style style:name="T436" style:parent-style-name="DefaultParagraphFont" style:family="text">
      <style:text-properties style:font-name="Times New Roman" style:font-name-complex="Times New Roman" fo:language="en" fo:country="AU"/>
    </style:style>
    <style:style style:name="P437" style:parent-style-name="Normal" style:family="paragraph">
      <style:paragraph-properties fo:margin-top="0.1666in" fo:margin-bottom="0.1666in"/>
      <style:text-properties style:font-name="Times New Roman" style:font-name-complex="Times New Roman" fo:language="en" fo:country="AU"/>
    </style:style>
    <style:style style:name="P438" style:parent-style-name="Normal" style:family="paragraph">
      <style:paragraph-properties fo:margin-top="0.1666in" fo:margin-bottom="0.1666in"/>
    </style:style>
    <style:style style:name="T439" style:parent-style-name="DefaultParagraphFont" style:family="text">
      <style:text-properties style:font-name="Times New Roman" style:font-name-complex="Times New Roman" fo:language="en" fo:country="AU"/>
    </style:style>
    <style:style style:name="P440" style:parent-style-name="ListParagraph" style:family="paragraph">
      <style:paragraph-properties fo:margin-top="0.1666in" fo:margin-bottom="0.1666in"/>
      <style:text-properties style:font-name="Times New Roman" style:font-name-complex="Times New Roman"/>
    </style:style>
    <style:style style:name="P441" style:parent-style-name="Normal" style:family="paragraph">
      <style:paragraph-properties fo:margin-top="0.1666in" fo:margin-bottom="0.1666in"/>
    </style:style>
    <style:style style:name="T442" style:parent-style-name="DefaultParagraphFont" style:family="text">
      <style:text-properties style:font-name="Times New Roman" style:font-name-complex="Times New Roman" fo:language="en" fo:country="AU"/>
    </style:style>
    <style:style style:name="P443" style:parent-style-name="Normal" style:family="paragraph">
      <style:paragraph-properties fo:margin-top="0.1666in" fo:margin-bottom="0.1666in"/>
    </style:style>
    <style:style style:name="T444" style:parent-style-name="DefaultParagraphFont" style:family="text">
      <style:text-properties style:font-name="Times New Roman" style:font-name-complex="Times New Roman" fo:language="en" fo:country="AU"/>
    </style:style>
    <style:style style:name="P445" style:parent-style-name="Normal" style:family="paragraph">
      <style:paragraph-properties fo:margin-top="0.1666in" fo:margin-bottom="0.1666in"/>
    </style:style>
    <style:style style:name="T446" style:parent-style-name="DefaultParagraphFont" style:family="text">
      <style:text-properties style:font-name="Times New Roman" style:font-name-complex="Times New Roman" fo:language="en" fo:country="AU"/>
    </style:style>
    <style:style style:name="P447" style:parent-style-name="Normal" style:family="paragraph">
      <style:paragraph-properties fo:margin-top="0.1666in" fo:margin-bottom="0.1666in"/>
    </style:style>
    <style:style style:name="T448" style:parent-style-name="DefaultParagraphFont" style:family="text">
      <style:text-properties style:font-name="Times New Roman" style:font-name-complex="Times New Roman" fo:language="en" fo:country="AU"/>
    </style:style>
    <style:style style:name="P449" style:parent-style-name="Normal" style:family="paragraph">
      <style:paragraph-properties fo:margin-top="0.1666in" fo:margin-bottom="0.1666in"/>
    </style:style>
    <style:style style:name="T450" style:parent-style-name="DefaultParagraphFont" style:family="text">
      <style:text-properties style:font-name="Times New Roman" style:font-name-complex="Times New Roman" fo:language="en" fo:country="AU"/>
    </style:style>
    <style:style style:name="P451" style:parent-style-name="Normal" style:family="paragraph">
      <style:paragraph-properties fo:margin-top="0.1666in" fo:margin-bottom="0.1666in"/>
    </style:style>
    <style:style style:name="T452" style:parent-style-name="DefaultParagraphFont" style:family="text">
      <style:text-properties style:font-name="Times New Roman" style:font-name-complex="Times New Roman" fo:language="en" fo:country="AU"/>
    </style:style>
    <style:style style:name="P453" style:parent-style-name="Normal" style:family="paragraph">
      <style:paragraph-properties fo:margin-top="0.1666in" fo:margin-bottom="0.1666in"/>
    </style:style>
    <style:style style:name="T454" style:parent-style-name="DefaultParagraphFont" style:family="text">
      <style:text-properties style:font-name="Times New Roman" style:font-name-complex="Times New Roman" fo:language="en" fo:country="AU"/>
    </style:style>
    <style:style style:name="P455" style:parent-style-name="Normal" style:family="paragraph">
      <style:paragraph-properties fo:margin-top="0.1666in" fo:margin-bottom="0.1666in"/>
    </style:style>
    <style:style style:name="T456" style:parent-style-name="DefaultParagraphFont" style:family="text">
      <style:text-properties style:font-name="Times New Roman" style:font-name-complex="Times New Roman" fo:language="en" fo:country="AU"/>
    </style:style>
    <style:style style:name="P457" style:parent-style-name="Normal" style:family="paragraph">
      <style:paragraph-properties fo:margin-top="0.1666in" fo:margin-bottom="0.1666in"/>
    </style:style>
    <style:style style:name="T458" style:parent-style-name="DefaultParagraphFont" style:family="text">
      <style:text-properties style:font-name="Times New Roman" style:font-name-complex="Times New Roman" fo:language="en" fo:country="AU"/>
    </style:style>
    <style:style style:name="P459" style:parent-style-name="Normal" style:family="paragraph">
      <style:paragraph-properties fo:margin-top="0.1666in" fo:margin-bottom="0.1666in"/>
    </style:style>
    <style:style style:name="T460" style:parent-style-name="DefaultParagraphFont" style:family="text">
      <style:text-properties style:font-name="Times New Roman" style:font-name-complex="Times New Roman" fo:language="en" fo:country="AU"/>
    </style:style>
    <style:style style:name="P461" style:parent-style-name="Normal" style:family="paragraph">
      <style:paragraph-properties fo:margin-top="0.1666in" fo:margin-bottom="0.1666in"/>
    </style:style>
    <style:style style:name="T462" style:parent-style-name="DefaultParagraphFont" style:family="text">
      <style:text-properties style:font-name="Times New Roman" style:font-name-complex="Times New Roman" fo:language="en" fo:country="AU"/>
    </style:style>
    <style:style style:name="P463" style:parent-style-name="Normal" style:family="paragraph">
      <style:paragraph-properties fo:margin-top="0.1666in" fo:margin-bottom="0.1666in"/>
    </style:style>
    <style:style style:name="T464" style:parent-style-name="DefaultParagraphFont" style:family="text">
      <style:text-properties style:font-name="Times New Roman" style:font-name-complex="Times New Roman" fo:language="en" fo:country="AU"/>
    </style:style>
    <style:style style:name="P465" style:parent-style-name="Normal" style:family="paragraph">
      <style:paragraph-properties fo:margin-top="0.1666in" fo:margin-bottom="0.1666in"/>
    </style:style>
    <style:style style:name="T466" style:parent-style-name="DefaultParagraphFont" style:family="text">
      <style:text-properties style:font-name="Times New Roman" style:font-name-complex="Times New Roman" fo:language="en" fo:country="AU"/>
    </style:style>
    <style:style style:name="P467" style:parent-style-name="Normal" style:family="paragraph">
      <style:paragraph-properties fo:margin-top="0.1666in" fo:margin-bottom="0.1666in"/>
    </style:style>
    <style:style style:name="T468" style:parent-style-name="DefaultParagraphFont" style:family="text">
      <style:text-properties style:font-name="Times New Roman" style:font-name-complex="Times New Roman" fo:language="en" fo:country="AU"/>
    </style:style>
    <style:style style:name="P469" style:parent-style-name="Normal" style:family="paragraph">
      <style:paragraph-properties fo:margin-top="0.1666in" fo:margin-bottom="0.1666in"/>
      <style:text-properties style:font-name="Times New Roman" style:font-name-complex="Times New Roman" fo:language="en" fo:country="AU"/>
    </style:style>
    <style:style style:name="P470" style:parent-style-name="ListParagraph" style:family="paragraph">
      <style:paragraph-properties fo:margin-top="0.1666in" fo:margin-bottom="0.1666in"/>
      <style:text-properties style:font-name="Times New Roman" style:font-name-complex="Times New Roman"/>
    </style:style>
    <style:style style:name="P471" style:parent-style-name="Normal" style:family="paragraph">
      <style:paragraph-properties fo:margin-top="0.1666in" fo:margin-bottom="0.1666in"/>
    </style:style>
    <style:style style:name="T472" style:parent-style-name="DefaultParagraphFont" style:family="text">
      <style:text-properties style:font-name="Times New Roman" style:font-name-complex="Times New Roman" fo:language="en" fo:country="AU"/>
    </style:style>
    <style:style style:name="P473" style:parent-style-name="Normal" style:family="paragraph">
      <style:paragraph-properties fo:margin-top="0.1666in" fo:margin-bottom="0.1666in"/>
    </style:style>
    <style:style style:name="T474" style:parent-style-name="DefaultParagraphFont" style:family="text">
      <style:text-properties style:font-name="Times New Roman" style:font-name-complex="Times New Roman" fo:language="en" fo:country="AU"/>
    </style:style>
    <style:style style:name="P475" style:parent-style-name="Normal" style:family="paragraph">
      <style:paragraph-properties fo:margin-top="0.1666in" fo:margin-bottom="0.1666in"/>
    </style:style>
    <style:style style:name="T476" style:parent-style-name="DefaultParagraphFont" style:family="text">
      <style:text-properties style:font-name="Times New Roman" style:font-name-complex="Times New Roman" fo:language="en" fo:country="AU"/>
    </style:style>
    <style:style style:name="P477" style:parent-style-name="ListParagraph" style:family="paragraph">
      <style:paragraph-properties fo:margin-top="0.1666in" fo:margin-bottom="0.1666in"/>
      <style:text-properties style:font-name="Times New Roman" style:font-name-complex="Times New Roman"/>
    </style:style>
    <style:style style:name="P478" style:parent-style-name="Normal" style:family="paragraph">
      <style:paragraph-properties fo:margin-top="0.1666in" fo:margin-bottom="0.1666in"/>
    </style:style>
    <style:style style:name="T479" style:parent-style-name="DefaultParagraphFont" style:family="text">
      <style:text-properties style:font-name="Times New Roman" style:font-name-complex="Times New Roman" fo:language="en" fo:country="AU"/>
    </style:style>
    <style:style style:name="P480" style:parent-style-name="Normal" style:family="paragraph">
      <style:paragraph-properties fo:margin-top="0.1666in" fo:margin-bottom="0.1666in"/>
    </style:style>
    <style:style style:name="T481" style:parent-style-name="DefaultParagraphFont" style:family="text">
      <style:text-properties style:font-name="Times New Roman" style:font-name-complex="Times New Roman" fo:language="en" fo:country="AU"/>
    </style:style>
    <style:style style:name="P482" style:parent-style-name="Normal" style:family="paragraph">
      <style:paragraph-properties fo:margin-top="0.1666in" fo:margin-bottom="0.1666in"/>
    </style:style>
    <style:style style:name="T483" style:parent-style-name="DefaultParagraphFont" style:family="text">
      <style:text-properties style:font-name="Times New Roman" style:font-name-complex="Times New Roman" fo:language="en" fo:country="AU"/>
    </style:style>
    <style:style style:name="P484" style:parent-style-name="ListParagraph" style:family="paragraph">
      <style:paragraph-properties fo:margin-top="0.1666in" fo:margin-bottom="0.1666in"/>
      <style:text-properties style:font-name="Times New Roman" style:font-name-complex="Times New Roman"/>
    </style:style>
    <style:style style:name="P485" style:parent-style-name="Normal" style:family="paragraph">
      <style:paragraph-properties fo:margin-top="0.1666in" fo:margin-bottom="0.1666in"/>
    </style:style>
    <style:style style:name="T486" style:parent-style-name="DefaultParagraphFont" style:family="text">
      <style:text-properties style:font-name="Times New Roman" style:font-name-complex="Times New Roman" fo:language="en" fo:country="AU"/>
    </style:style>
    <style:style style:name="P487" style:parent-style-name="Normal" style:family="paragraph">
      <style:paragraph-properties fo:margin-top="0.1666in" fo:margin-bottom="0.1666in"/>
    </style:style>
    <style:style style:name="T488" style:parent-style-name="DefaultParagraphFont" style:family="text">
      <style:text-properties style:font-name="Times New Roman" style:font-name-complex="Times New Roman" fo:language="en" fo:country="AU"/>
    </style:style>
    <style:style style:name="P489" style:parent-style-name="Normal" style:family="paragraph">
      <style:paragraph-properties fo:margin-top="0.1666in" fo:margin-bottom="0.1666in"/>
    </style:style>
    <style:style style:name="T490" style:parent-style-name="DefaultParagraphFont" style:family="text">
      <style:text-properties style:font-name="Times New Roman" style:font-name-complex="Times New Roman" fo:language="en" fo:country="AU"/>
    </style:style>
    <style:style style:name="P491" style:parent-style-name="ListParagraph" style:family="paragraph">
      <style:paragraph-properties fo:margin-top="0.1666in" fo:margin-bottom="0.1666in"/>
      <style:text-properties style:font-name="Times New Roman" style:font-name-complex="Times New Roman"/>
    </style:style>
    <style:style style:name="P492" style:parent-style-name="Normal" style:family="paragraph">
      <style:paragraph-properties fo:margin-top="0.1666in" fo:margin-bottom="0.1666in"/>
    </style:style>
    <style:style style:name="T493" style:parent-style-name="DefaultParagraphFont" style:family="text">
      <style:text-properties style:font-name="Times New Roman" style:font-name-complex="Times New Roman" fo:language="en" fo:country="AU"/>
    </style:style>
    <style:style style:name="P494" style:parent-style-name="Normal" style:family="paragraph">
      <style:paragraph-properties fo:margin-top="0.1666in" fo:margin-bottom="0.1666in"/>
    </style:style>
    <style:style style:name="T495" style:parent-style-name="DefaultParagraphFont" style:family="text">
      <style:text-properties style:font-name="Times New Roman" style:font-name-complex="Times New Roman" fo:language="en" fo:country="AU"/>
    </style:style>
    <style:style style:name="P496" style:parent-style-name="Normal" style:family="paragraph">
      <style:paragraph-properties fo:margin-top="0.1666in" fo:margin-bottom="0.1666in"/>
    </style:style>
    <style:style style:name="T497" style:parent-style-name="DefaultParagraphFont" style:family="text">
      <style:text-properties style:font-name="Times New Roman" style:font-name-complex="Times New Roman" fo:language="en" fo:country="AU"/>
    </style:style>
    <style:style style:name="P498" style:parent-style-name="ListParagraph" style:family="paragraph">
      <style:paragraph-properties fo:margin-top="0.1666in" fo:margin-bottom="0.1666in"/>
      <style:text-properties style:font-name="Times New Roman" style:font-name-complex="Times New Roman"/>
    </style:style>
    <style:style style:name="P499" style:parent-style-name="Normal" style:family="paragraph">
      <style:paragraph-properties fo:margin-top="0.1666in" fo:margin-bottom="0.1666in"/>
    </style:style>
    <style:style style:name="T500" style:parent-style-name="DefaultParagraphFont" style:family="text">
      <style:text-properties style:font-name="Times New Roman" style:font-name-complex="Times New Roman" fo:language="en" fo:country="AU"/>
    </style:style>
    <style:style style:name="P501" style:parent-style-name="Normal" style:family="paragraph">
      <style:paragraph-properties fo:margin-top="0.1666in" fo:margin-bottom="0.1666in"/>
    </style:style>
    <style:style style:name="T502" style:parent-style-name="DefaultParagraphFont" style:family="text">
      <style:text-properties style:font-name="Times New Roman" style:font-name-complex="Times New Roman" fo:language="en" fo:country="AU"/>
    </style:style>
    <style:style style:name="P503" style:parent-style-name="ListParagraph" style:family="paragraph">
      <style:paragraph-properties fo:margin-top="0.1666in" fo:margin-bottom="0.1666in"/>
      <style:text-properties style:font-name="Times New Roman" style:font-name-complex="Times New Roman"/>
    </style:style>
    <style:style style:name="P504" style:parent-style-name="Normal" style:family="paragraph">
      <style:paragraph-properties fo:margin-top="0.1666in" fo:margin-bottom="0.1666in"/>
    </style:style>
    <style:style style:name="T505" style:parent-style-name="DefaultParagraphFont" style:family="text">
      <style:text-properties style:font-name="Times New Roman" style:font-name-complex="Times New Roman" fo:language="en" fo:country="AU"/>
    </style:style>
    <style:style style:name="P506" style:parent-style-name="Normal" style:family="paragraph">
      <style:paragraph-properties fo:margin-top="0.1666in" fo:margin-bottom="0.1666in"/>
    </style:style>
    <style:style style:name="T507" style:parent-style-name="DefaultParagraphFont" style:family="text">
      <style:text-properties style:font-name="Times New Roman" style:font-name-complex="Times New Roman" fo:language="en" fo:country="AU"/>
    </style:style>
    <style:style style:name="P508" style:parent-style-name="Normal" style:family="paragraph">
      <style:paragraph-properties fo:margin-top="0.1666in" fo:margin-bottom="0.1666in"/>
    </style:style>
    <style:style style:name="T509" style:parent-style-name="DefaultParagraphFont" style:family="text">
      <style:text-properties style:font-name="Times New Roman" style:font-name-complex="Times New Roman" fo:language="en" fo:country="AU"/>
    </style:style>
    <style:style style:name="P510" style:parent-style-name="Normal" style:family="paragraph">
      <style:paragraph-properties fo:margin-top="0.1666in" fo:margin-bottom="0.1666in"/>
    </style:style>
    <style:style style:name="T511" style:parent-style-name="DefaultParagraphFont" style:family="text">
      <style:text-properties style:font-name="Times New Roman" style:font-name-complex="Times New Roman" fo:language="en" fo:country="AU"/>
    </style:style>
    <style:style style:name="P512" style:parent-style-name="Normal" style:family="paragraph">
      <style:paragraph-properties fo:margin-top="0.1666in" fo:margin-bottom="0.1666in"/>
    </style:style>
    <style:style style:name="T513" style:parent-style-name="DefaultParagraphFont" style:family="text">
      <style:text-properties style:font-name="Times New Roman" style:font-name-complex="Times New Roman" fo:language="en" fo:country="AU"/>
    </style:style>
    <style:style style:name="P514" style:parent-style-name="Normal" style:family="paragraph">
      <style:paragraph-properties fo:margin-top="0.1666in" fo:margin-bottom="0.1666in"/>
    </style:style>
    <style:style style:name="T515" style:parent-style-name="DefaultParagraphFont" style:family="text">
      <style:text-properties style:font-name="Times New Roman" style:font-name-complex="Times New Roman" fo:language="en" fo:country="AU"/>
    </style:style>
    <style:style style:name="P516" style:parent-style-name="Normal" style:family="paragraph">
      <style:paragraph-properties fo:margin-top="0.1666in" fo:margin-bottom="0.1666in"/>
    </style:style>
    <style:style style:name="T517" style:parent-style-name="DefaultParagraphFont" style:family="text">
      <style:text-properties style:font-name="Times New Roman" style:font-name-complex="Times New Roman" fo:language="en" fo:country="AU"/>
    </style:style>
    <style:style style:name="P518" style:parent-style-name="Normal" style:family="paragraph">
      <style:paragraph-properties fo:margin-top="0.1666in" fo:margin-bottom="0.1666in"/>
    </style:style>
    <style:style style:name="T519" style:parent-style-name="DefaultParagraphFont" style:family="text">
      <style:text-properties style:font-name="Times New Roman" style:font-name-complex="Times New Roman" fo:language="en" fo:country="AU"/>
    </style:style>
    <style:style style:name="P520" style:parent-style-name="Normal" style:family="paragraph">
      <style:paragraph-properties fo:margin-top="0.1666in" fo:margin-bottom="0.1666in"/>
    </style:style>
    <style:style style:name="T521" style:parent-style-name="DefaultParagraphFont" style:family="text">
      <style:text-properties style:font-name="Times New Roman" style:font-name-complex="Times New Roman" fo:language="en" fo:country="AU"/>
    </style:style>
    <style:style style:name="P522" style:parent-style-name="Normal" style:family="paragraph">
      <style:paragraph-properties fo:margin-top="0.1666in" fo:margin-bottom="0.1666in"/>
    </style:style>
    <style:style style:name="T523" style:parent-style-name="DefaultParagraphFont" style:family="text">
      <style:text-properties style:font-name="Times New Roman" style:font-name-complex="Times New Roman" fo:language="en" fo:country="AU"/>
    </style:style>
    <style:style style:family="graphic" style:name="a21">
      <style:graphic-properties style:wrap="run-through" style:run-through="foreground" draw:fill="none" draw:stroke="solid" svg:stroke-width="0.03125in" svg:stroke-color="#000000" draw:marker-end="a2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3125in" svg:stroke-color="#0d0d0d" draw:marker-end="a22" svg:stroke-opacity="100%" draw:stroke-linejoin="miter" svg:stroke-linecap="butt" style:horizontal-rel="paragraph"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3125in" svg:stroke-color="#000000" draw:marker-end="a26"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3125in" svg:stroke-color="#0d0d0d" draw:marker-end="a28"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3125in" svg:stroke-color="#0d0d0d"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3125in" svg:stroke-color="#000000" draw:marker-end="a11" svg:stroke-opacity="100%" draw:stroke-linejoin="miter" svg:stroke-linecap="butt" style:horizontal-rel="paragraph" style:vertical-rel="paragraph" style:horizontal-pos="from-left" style:vertical-pos="from-top"/>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3125in" svg:stroke-color="#0d0d0d" draw:marker-end="a15" svg:stroke-opacity="100%" draw:stroke-linejoin="miter" svg:stroke-linecap="butt" style:horizontal-rel="paragraph" style:vertical-rel="paragraph" style:horizontal-pos="from-left" style:vertical-pos="from-top"/>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bc8c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3125in" svg:stroke-color="#000000" draw:marker-end="a3" svg:stroke-opacity="100%" draw:stroke-linejoin="miter" svg:stroke-linecap="butt"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3125in" svg:stroke-color="#000000" draw:marker-end="a7" svg:stroke-opacity="100%" draw:stroke-linejoin="miter" svg:stroke-linecap="butt" style:horizontal-rel="paragraph" style:vertical-rel="paragraph" style:horizontal-pos="from-left" style:vertical-pos="from-top"/>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wrap="run-through" style:run-through="foreground" draw:fill="none" draw:stroke="solid" svg:stroke-width="0.03125in" svg:stroke-color="#0d0d0d" draw:marker-end="a31" svg:stroke-opacity="100%" draw:stroke-linejoin="miter" svg:stroke-linecap="butt" style:horizontal-rel="paragraph" style:vertical-rel="paragraph" style:horizontal-pos="from-left" style:vertical-pos="from-top"/>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A Systematic Review on the Influence of Material Properties, Biomechanics, Moment Rotation, and Inflatables on Human Elbow, Knee, and Hip Joints</text:p>
      <text:p text:style-name="P2"/>
      <text:p text:style-name="P3">Abstract:</text:p>
      <text:p text:style-name="P4"/>
      <text:p text:style-name="P5">This systematic study investigates the effectiveness of inflatable knee, hip, and elbow protectors, along with inflatable shoe soles, in enhancing joint support and gait function. Acknowledging the potential limitations in the lower and upper extremities, akin to the deterioration of grip strength and hand dexterity with age, this review aims to assess the impact of inflatable devices on gait efficiency, pain management, and range of motion (ROM). Additionally, this study seeks to explore how biomechanical factors, such as material composition and rotational moments, influence the effectiveness of inflatable technology in supporting joints and improving gait. Following a format similar to recent studies on hand function, which examined clinical and non-clinical factors influencing dexterity, grip strength, and ROM, we anticipate identifying parallels where joint function and gait might be compromised by age and injury. By determining the potential of inflatable shields and soles to enhance these features, resembling assistance provided by post-operative rehabilitation programs, this comprehensive analysis aims to provide insightful information on the efficacy<text:s/><text:bookmark-start text:name="_Hlk67299547"/>of inflatable technology in supporting joints and improving gait.</text:p>
      <text:p text:style-name="P6">Top of Form</text:p>
      <text:p text:style-name="P7"><text:s/></text:p>
      <text:p text:style-name="P8"><text:bookmark-end text:name="_Hlk67299547"/></text:p>
      <text:p text:style-name="P9"/>
      <text:p text:style-name="P10">Introduction -1Introduction</text:p>
      <text:p text:style-name="P11"/>
      <text:p text:style-name="P12">Optimal joint support and efficient gait function are integral components of physical well-being and performance across diverse activities, ranging from mundane daily movements to high-intensity athletic endeavors. In the pursuit of enhancing these fundamental aspects of human locomotion, a burgeoning interest has emerged in exploring novel technologies, such as inflatable knee, hip, and elbow protectors, as well as inflatable shoe soles, as potential aids in mitigating challenges and improving performance.</text:p>
      <text:p text:style-name="P13"/>
      <text:p text:style-name="P14">The impetus for this systematic study arises from the recognition of the multifaceted nature of the challenges confronting individuals with regard to joint support and gait function. Acknowledging the potential limitations inherent in both the lower and upper extremities, akin to the recognized deterioration of grip strength and hand dexterity observed with age, our review endeavors to comprehensively assess the impact of inflatable devices on critical facets of locomotion. These include gait efficiency, pain management, and range of motion (ROM), which collectively underpin the seamless execution of everyday movements and athletic pursuits.</text:p>
      <text:p text:style-name="P15"/>
      <text:p text:style-name="P16">Central to our investigation is an exploration of the intricate biomechanical factors that influence the effectiveness of inflatable technology in supporting joints and improving gait. These factors encompass considerations such as material composition, which dictates the structural integrity and resilience of the inflatable devices, as well as rotational moments, which play a pivotal role in the dynamics of joint<text:s/><text:soft-page-break/>movement and overall gait mechanics. By dissecting these underlying mechanisms, we aim to unravel the nuanced interplay between inflatable technology and biomechanical principles, thereby elucidating the mechanisms through which these devices exert their influence on joint function and gait performance.</text:p>
      <text:p text:style-name="P17"/>
      <text:p text:style-name="P18">Drawing upon established methodologies employed in recent studies on hand function, which have systematically examined the myriad clinical and non-clinical factors impacting dexterity, grip strength, and ROM, our study endeavors to adopt a similarly rigorous approach. Through this methodological framework, we anticipate not only identifying parallels where joint function and gait may be compromised by age and injury but also discerning the potential of inflatable shields and soles to address these challenges.</text:p>
      <text:p text:style-name="P19"/>
      <text:p text:style-name="P20">In essence, this comprehensive analysis seeks to provide insightful information that transcends mere descriptive accounts, aiming instead to elucidate the underlying mechanisms and principles that govern the efficacy of inflatable technology in supporting joints and improving gait. By mirroring the supportive role traditionally played by post-operative rehabilitation programs, the integration of inflatable devices holds promise for optimizing joint support and enhancing gait function across diverse populations and contexts. Through rigorous systematic review, we aspire to contribute valuable insights that could inform the development of evidence-based strategies for optimizing mobility and quality of life.</text:p>
      <text:p text:style-name="P21"/>
      <text:p text:style-name="P22">Introduction 2</text:p>
      <text:p text:style-name="P23">Introduction</text:p>
      <text:p text:style-name="P24"/>
      <text:p text:style-name="P25">Maintaining optimal joint support and gait function is crucial for individuals engaging in various physical activities, from everyday movements to athletic pursuits. In this systematic study, we delve into the effectiveness of inflatable knee, hip, and elbow protectors, alongside inflatable shoe soles, in bolstering joint support and enhancing gait function.</text:p>
      <text:p text:style-name="P26"/>
      <text:p text:style-name="P27">Recognizing the inherent challenges posed by potential limitations in the lower and upper extremities, we embark on a comprehensive assessment of how inflatable devices can impact critical parameters such as gait efficiency, pain management, and range of motion (ROM). By examining the intricate interplay of biomechanical factors, including material composition and rotational moments, we seek to elucidate the underlying mechanisms driving the efficacy of inflatable technology in supporting joints and improving gait.</text:p>
      <text:p text:style-name="P28"/>
      <text:p text:style-name="P29">Drawing inspiration from recent research endeavors focusing on hand function, which have elucidated the influence of clinical and non-clinical factors on dexterity, grip strength, and ROM, our study adopts a similar investigative approach. By identifying parallels where joint function and gait might be compromised by injury or other factors, we aim to uncover valuable insights into the potential of inflatable shields and soles to address these challenges.</text:p>
      <text:p text:style-name="P30"/>
      <text:p text:style-name="P31">In mirroring the supportive role played by post-operative rehabilitation programs, the application of inflatable technology holds promise for enhancing joint support and gait function. Through this comprehensive analysis, our study seeks to provide insightful information that could inform the development of innovative strategies for optimizing mobility and quality of life.</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text:span text:style-name="T63"><draw:custom-shape svg:x="0.58125in" svg:y="-0.29931in" svg:width="4.75139in" svg:height="0.2875in" draw:z-index="251658240" draw:id="id0" draw:style-name="a0" draw:name="Flowchart: Alternate Process 1" text:anchor-type="paragraph"><svg:title/><svg:desc/><text:p text:style-name="P64">Identification of studies via databases<text:s/></text:p><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p>
      <text:p text:style-name="P65"><text:span text:style-name="T66"><draw:custom-shape svg:x="0.625in" svg:y="0.01875in" svg:width="2.13264in" svg:height="1.11667in" draw:z-index="251658242" draw:id="id1" draw:style-name="a1" draw:name="Rectangle 2" text:anchor-type="paragraph"><svg:title/><svg:desc/><text:p text:style-name="P67">Number Of Records Identified<text:s/></text:p><text:p text:style-name="P68">Mdpi (n=244)</text:p><text:p text:style-name="P69">PubMed(n=100)</text:p><text:p text:style-name="P70">Science Direct(n=1132)</text:p><draw:enhanced-geometry draw:type="non-primitive" svg:viewBox="0 0 21600 21600" draw:enhanced-path="M 0 0 L 21600 0 21600 21600 0 21600 Z N"/></draw:custom-shape></text:span></text:p>
      <text:p text:style-name="P71"/>
      <text:p text:style-name="P72"><text:span text:style-name="T73"><draw:custom-shape svg:width="2.24653in" svg:height="0.325in" draw:z-index="251658241" draw:id="id2" draw:style-name="a2" draw:transform="translate(-1.12326in -0.1625in) rotate(-4.71239) translate(0.22899in 0.5401in)" draw:name="Rectangle 1" text:anchor-type="paragraph"><svg:title/><svg:desc/><text:p text:style-name="P74">IDENTIFICATION</text:p><draw:enhanced-geometry draw:type="non-primitive" svg:viewBox="0 0 21600 21600" draw:enhanced-path="M 0 0 L 21600 0 21600 21600 0 21600 Z N"/></draw:custom-shape></text:span></text:p>
      <text:p text:style-name="P75"><text:span text:style-name="T76"><draw:connector draw:type="line" svg:x1="1.56667in" svg:y1="0.22778in" svg:x2="1.56667in" svg:y2="0.77778in" draw:z-index="251658264" draw:id="id3" draw:style-name="a4" draw:name="Straight Arrow Connector 7" text:anchor-type="paragraph"><svg:title/><svg:desc/></draw:connector></text:span></text:p>
      <text:p text:style-name="P77"/>
      <text:p text:style-name="P78"><text:span text:style-name="T79"><draw:custom-shape svg:x="4.12083in" svg:y="0.13056in" svg:width="1.91667in" svg:height="0.5in" draw:z-index="251658247" draw:id="id4" draw:style-name="a5" draw:name="Rectangle 2" text:anchor-type="paragraph"><svg:title/><svg:desc/><text:p text:style-name="P80">Duplicated Removed<text:line-break/>(n=428)</text:p><draw:enhanced-geometry draw:type="non-primitive" svg:viewBox="0 0 21600 21600" draw:enhanced-path="M 0 0 L 21600 0 21600 21600 0 21600 Z N"/></draw:custom-shape></text:span><text:span text:style-name="T81"><draw:custom-shape svg:x="0.625in" svg:y="0.13056in" svg:width="2.13264in" svg:height="0.5in" draw:z-index="251658243" draw:id="id5" draw:style-name="a6" draw:name="Rectangle 2" text:anchor-type="paragraph"><svg:title/><svg:desc/><text:p text:style-name="P82">Total Records</text:p><text:p text:style-name="P83">(n=1476)</text:p><draw:enhanced-geometry draw:type="non-primitive" svg:viewBox="0 0 21600 21600" draw:enhanced-path="M 0 0 L 21600 0 21600 21600 0 21600 Z N"/></draw:custom-shape></text:span></text:p>
      <text:p text:style-name="P84"><text:span text:style-name="T85"><draw:connector draw:type="line" svg:x1="2.75833in" svg:y1="0.07778in" svg:x2="4.125in" svg:y2="0.07778in" draw:z-index="251658260" draw:id="id6" draw:style-name="a8" draw:name="Straight Arrow Connector 6" text:anchor-type="paragraph"><svg:title/><svg:desc/></draw:connector></text:span></text:p>
      <text:p text:style-name="P86"><text:span text:style-name="T87"><draw:connector draw:type="line" svg:x1="1.625in" svg:y1="0.025in" svg:x2="1.625in" svg:y2="0.65in" draw:z-index="251658245" draw:id="id7" draw:style-name="a10" draw:name="Straight Arrow Connector 7" text:anchor-type="paragraph"><svg:title/><svg:desc/></draw:connector></text:span></text:p>
      <text:p text:style-name="P88"/>
      <text:p text:style-name="P89"><text:span text:style-name="T90"><draw:connector draw:type="line" svg:x1="2.75833in" svg:y1="0.29444in" svg:x2="4.125in" svg:y2="0.29444in" draw:z-index="251658261" draw:id="id8" draw:style-name="a12" draw:name="Straight Arrow Connector 6" text:anchor-type="paragraph"><svg:title/><svg:desc/></draw:connector></text:span><text:span text:style-name="T91"><draw:custom-shape svg:x="0.625in" svg:y="0.04444in" svg:width="2.13264in" svg:height="0.5in" draw:z-index="251658244" draw:id="id9" draw:style-name="a13" draw:name="Rectangle 2" text:anchor-type="paragraph"><svg:title/><svg:desc/><text:p text:style-name="P92">Titles Screened</text:p><text:p text:style-name="P93">(n=1048)</text:p><draw:enhanced-geometry draw:type="non-primitive" svg:viewBox="0 0 21600 21600" draw:enhanced-path="M 0 0 L 21600 0 21600 21600 0 21600 Z N"/></draw:custom-shape></text:span><text:span text:style-name="T94"><draw:custom-shape svg:x="4.11667in" svg:y="0.04444in" svg:width="2.15in" svg:height="0.5in" draw:z-index="251658250" draw:id="id10" draw:style-name="a14" draw:name="Rectangle 2" text:anchor-type="paragraph"><svg:title/><svg:desc/><text:p text:style-name="P95">Removed Based on Title<text:line-break/>(n=408)</text:p><draw:enhanced-geometry draw:type="non-primitive" svg:viewBox="0 0 21600 21600" draw:enhanced-path="M 0 0 L 21600 0 21600 21600 0 21600 Z N"/></draw:custom-shape></text:span></text:p>
      <text:p text:style-name="P96"><text:span text:style-name="T97"><draw:connector draw:type="line" svg:x1="1.65in" svg:y1="0.24444in" svg:x2="1.65in" svg:y2="0.86944in" draw:z-index="251658246" draw:id="id11" draw:style-name="a16" draw:name="Straight Arrow Connector 7" text:anchor-type="paragraph"><svg:title/><svg:desc/></draw:connector></text:span></text:p>
      <text:p text:style-name="P98"/>
      <text:p text:style-name="P99"><text:span text:style-name="T100"><draw:custom-shape svg:x="4.12179in" svg:y="0.26902in" svg:width="2.96667in" svg:height="1in" draw:z-index="251658253" draw:id="id12" draw:style-name="a17" draw:name="Rectangle 2" text:anchor-type="paragraph"><svg:title/><svg:desc/><text:p text:style-name="P101">Excluded Based on Abstract (n=315)</text:p><text:list text:style-name="LFO1" text:continue-numbering="true"><text:list-item><text:p text:style-name="P102"><text:span text:style-name="T103">Irrelevant Content<text:s/></text:span><text:span text:style-name="T104">(n=170)</text:span></text:p></text:list-item><text:list-item><text:p text:style-name="P105">People inclusion(n=46)</text:p></text:list-item><text:list-item><text:p text:style-name="P106">Material compatibility(n=99)</text:p></text:list-item></text:list><text:p text:style-name="P107"/><text:p text:style-name="P108"/><draw:enhanced-geometry draw:type="non-primitive" svg:viewBox="0 0 21600 21600" draw:enhanced-path="M 0 0 L 21600 0 21600 21600 0 21600 Z N"/></draw:custom-shape></text:span><text:span text:style-name="T109"><draw:custom-shape svg:x="0.625in" svg:y="0.26111in" svg:width="2.13264in" svg:height="0.5in" draw:z-index="251658249" draw:id="id13" draw:style-name="a18" draw:name="Rectangle 2" text:anchor-type="paragraph"><svg:title/><svg:desc/><text:p text:style-name="P110">Abstract Screened</text:p><text:p text:style-name="P111">(n=640)</text:p><draw:enhanced-geometry draw:type="non-primitive" svg:viewBox="0 0 21600 21600" draw:enhanced-path="M 0 0 L 21600 0 21600 21600 0 21600 Z N"/></draw:custom-shape></text:span><text:span text:style-name="T112"><draw:custom-shape svg:width="2.87153in" svg:height="0.325in" draw:z-index="251658248" draw:id="id14" draw:style-name="a19" draw:transform="translate(-1.43576in -0.1625in) rotate(-4.71239) translate(0.21979in 0.575in)" draw:name="Rectangle 1" text:anchor-type="paragraph"><svg:title/><svg:desc/><text:p text:style-name="P113">SCREENING</text:p><text:p text:style-name="P114"/><draw:enhanced-geometry draw:type="non-primitive" svg:viewBox="0 0 21600 21600" draw:enhanced-path="M 0 0 L 21600 0 21600 21600 0 21600 Z N"/></draw:custom-shape></text:span></text:p>
      <text:p text:style-name="P115"><text:span text:style-name="T116"><draw:connector draw:type="line" svg:x1="2.75833in" svg:y1="0.20833in" svg:x2="4.125in" svg:y2="0.20833in" draw:z-index="251658262" draw:id="id15" draw:style-name="a21" draw:name="Straight Arrow Connector 6" text:anchor-type="paragraph"><svg:title/><svg:desc/></draw:connector></text:span></text:p>
      <text:p text:style-name="P117"><text:span text:style-name="T118"><draw:connector draw:type="line" svg:x1="1.65833in" svg:y1="0.15278in" svg:x2="1.65833in" svg:y2="0.77778in" draw:z-index="251658251" draw:id="id16" draw:style-name="a23" draw:name="Straight Arrow Connector 7" text:anchor-type="paragraph"><svg:title/><svg:desc/></draw:connector></text:span></text:p>
      <text:p text:style-name="P119"/>
      <text:p text:style-name="P120"><text:span text:style-name="T121"><draw:custom-shape svg:x="4.11667in" svg:y="0.175in" svg:width="3.00764in" svg:height="1.125in" draw:z-index="251658257" draw:id="id17" draw:style-name="a24" draw:name="Rectangle 2" text:anchor-type="paragraph"><svg:title/><svg:desc/><text:p text:style-name="P122">Excluded Reports (n=260)</text:p><text:p text:style-name="P123">Based on</text:p><text:list text:style-name="LFO2" text:continue-numbering="true"><text:list-item><text:p text:style-name="P124"><text:span text:style-name="T125">Irrelevant methodology (n =140)</text:span></text:p></text:list-item><text:list-item><text:p text:style-name="P126"><text:span text:style-name="T127">Material usage(n=50)</text:span></text:p></text:list-item><text:list-item><text:p text:style-name="P128">Irrelevant results (n =70)</text:p></text:list-item></text:list><draw:enhanced-geometry draw:type="non-primitive" svg:viewBox="0 0 21600 21600" draw:enhanced-path="M 0 0 L 21600 0 21600 21600 0 21600 Z N"/></draw:custom-shape></text:span><text:span text:style-name="T129"><draw:custom-shape svg:x="0.625in" svg:y="0.175in" svg:width="2.125in" svg:height="0.625in" draw:z-index="251658252" draw:id="id18" draw:style-name="a25" draw:name="Rectangle 2" text:anchor-type="paragraph"><svg:title/><svg:desc/><text:p text:style-name="P130">Study Results Assessed for Eligibility</text:p><text:p text:style-name="P131">(n=325)</text:p><draw:enhanced-geometry draw:type="non-primitive" svg:viewBox="0 0 21600 21600" draw:enhanced-path="M 0 0 L 21600 0 21600 21600 0 21600 Z N"/></draw:custom-shape></text:span></text:p>
      <text:p text:style-name="P132"><text:span text:style-name="T133"><draw:connector draw:type="line" svg:x1="2.75in" svg:y1="0.24722in" svg:x2="4.11667in" svg:y2="0.24722in" draw:z-index="251658263" draw:id="id19" draw:style-name="a27" draw:name="Straight Arrow Connector 6" text:anchor-type="paragraph"><svg:title/><svg:desc/></draw:connector></text:span></text:p>
      <text:p text:style-name="P134"><text:span text:style-name="T135"><draw:connector draw:type="line" svg:x1="1.64583in" svg:y1="0.19722in" svg:x2="1.64583in" svg:y2="0.82222in" draw:z-index="251658255" draw:id="id20" draw:style-name="a29" draw:name="Straight Arrow Connector 7" text:anchor-type="paragraph"><svg:title/><svg:desc/></draw:connector></text:span></text:p>
      <text:p text:style-name="P136"/>
      <text:p text:style-name="P137"><text:span text:style-name="T138"><draw:custom-shape svg:x="0.625in" svg:y="0.21389in" svg:width="2.125in" svg:height="0.625in" draw:z-index="251658256" draw:id="id21" draw:style-name="a30" draw:name="Rectangle 2" text:anchor-type="paragraph"><svg:title/><svg:desc/><text:p text:style-name="P139">Assessed For Inclusion</text:p><text:p text:style-name="P140">(n=65)</text:p><draw:enhanced-geometry draw:type="non-primitive" svg:viewBox="0 0 21600 21600" draw:enhanced-path="M 0 0 L 21600 0 21600 21600 0 21600 Z N"/></draw:custom-shape></text:span></text:p>
      <text:p text:style-name="P141"><text:span text:style-name="T142"><draw:connector draw:type="line" svg:x1="1.65in" svg:y1="0.53333in" svg:x2="1.65in" svg:y2="1.15833in" draw:z-index="251658258" draw:id="id22" draw:style-name="a32" draw:name="Straight Arrow Connector 7" text:anchor-type="paragraph"><svg:title/><svg:desc/></draw:connector></text:span><text:span text:style-name="T143"><draw:custom-shape svg:x="0.625in" svg:y="1.16111in" svg:width="2.125in" svg:height="0.625in" draw:z-index="251658259" draw:id="id23" draw:style-name="a33" draw:name="Rectangle 2" text:anchor-type="paragraph"><svg:title/><svg:desc/><text:p text:style-name="P144">Included</text:p><text:p text:style-name="P145">(n=65)</text:p><draw:enhanced-geometry draw:type="non-primitive" svg:viewBox="0 0 21600 21600" draw:enhanced-path="M 0 0 L 21600 0 21600 21600 0 21600 Z N"/></draw:custom-shape></text:span><text:span text:style-name="T146"><draw:custom-shape svg:width="1.87639in" svg:height="0.325in" draw:z-index="251658254" draw:id="id24" draw:style-name="a34" draw:transform="translate(-0.93819in -0.1625in) rotate(-4.71239) translate(0.27673in 0.84757in)" draw:name="Rectangle 1" text:anchor-type="paragraph"><svg:title/><svg:desc/><text:p text:style-name="P147">INCLUSION</text:p><text:p text:style-name="P148"/><draw:enhanced-geometry draw:type="non-primitive" svg:viewBox="0 0 21600 21600" draw:enhanced-path="M 0 0 L 21600 0 21600 21600 0 21600 Z N"/></draw:custom-shape></text:span></text:p>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Methodology</text:p>
      <text:p text:style-name="P166"><text:s/>Search terms</text:p>
      <text:p text:style-name="P167">Based on the target audience, age group, study design, and methodology, a literature search was conducted from jan 2008 to jan 2024 in the electronic databases of <text:s/>PubMed, science direct ,MDPI. The search was carried out<text:s/><text:span text:style-name="T168">Inflatable guards</text:span></text:p>
      <text:p text:style-name="P169"><text:span text:style-name="T170">Knees</text:span><text:span text:style-name="T171"><text:s/></text:span><text:span text:style-name="T172">Hips</text:span><text:span text:style-name="T173"><text:s/></text:span><text:span text:style-name="T174">Elbows Inflatable soles</text:span><text:span text:style-name="T175"><text:s/></text:span><text:span text:style-name="T176">Joint support</text:span><text:span text:style-name="T177"><text:s/></text:span><text:span text:style-name="T178">Gait function</text:span><text:span text:style-name="T179"><text:s/></text:span><text:span text:style-name="T180">Range of motion (ROM)</text:span><text:span text:style-name="T181"><text:s/></text:span><text:span text:style-name="T182">Pain management</text:span><text:span text:style-name="T183"><text:s/></text:span><text:span text:style-name="T184">Gait efficiency Neoprene Hard Plastic</text:span></text:p>
      <text:p text:style-name="P185"><text:span text:style-name="T186">Polyester Fabric</text:span><text:span text:style-name="T187"><text:s/></text:span><text:span text:style-name="T188">Rubberized Coating</text:span><text:span text:style-name="T189"><text:s/></text:span><text:span text:style-name="T190">Kevlar</text:span></text:p>
      <text:p text:style-name="P191"/>
      <text:p text:style-name="P192">’’ The aim of this systematic review is to investigate the influence of material properties, biomechanics, moment rotation, and inflatables on human elbow, knee, and hip joints. Specifically, it seeks to assess the effectiveness of inflatable knee, hip, and elbow protectors, as well as inflatable shoe soles, in enhancing joint support and gait function. The review will also explore how biomechanical factors such as material composition and rotational moments affect the effectiveness of inflatable technology in supporting joints and improving gait. By identifying parallels with recent studies on hand function, this review aims to provide insightful information on the potential of inflatable shields and soles to enhance joint function and gait, particularly in individuals affected by age and injury. Ultimately, the goal is to contribute to the development of more effective post-operative rehabilitation programs and assistive devices.</text:p>
      <text:p text:style-name="P193">. The systematic search resulted in 1476 discrete articles. Three hundred and twenty five articles from the search results were included based on the title. Two hundred and sixty excluded after reviewing the abstracts. Full-text analysis of the remaining 65 articles provided answers to various questions of the authors on influence of Age and Injury, Material property, Biomechanics Moment Rotation, inflatables ,Joint Support and Gait functions<text:s/><text:span text:style-name="T194">this study will explore how biomechanical factors, such as material composition and rotational moments, influence the effectiveness of inflatable technology in supporting joints and improving gait</text:span><text:s/><text:span text:style-name="T195">The categories that come under Non-Clinical factors in the context of a systematic review on the influence of material properties, biomechanics, moment rotation, and inflatables on human elbow, knee, and hip joints are Material Properties; Biomechanics; Moment Rotation; Inflatables</text:span><text:span text:style-name="T196">. The categories that come under Clinical factors are Joint Support and Gait Function; Age and Injury. These categories are directly related to patient care and are therefore considered clinical topics. They involve the study of human movement, joint function, and the effects of age and injury on these aspects</text:span></text:p>
      <text:p text:style-name="P197"/>
      <text:p text:style-name="P198"/>
      <text:p text:style-name="P199"/>
      <text:p text:style-name="P200"/>
      <text:p text:style-name="P201"/>
      <text:p text:style-name="P202"/>
      <text:p text:style-name="P203"/>
      <text:p text:style-name="P204"/>
      <text:p text:style-name="P205"/>
      <text:h text:style-name="P206" text:outline-level="2">Results:</text:h>
      <text:h text:style-name="P207" text:outline-level="2">Non-Clinical Factors</text:h>
      <text:p text:style-name="P208">This section details the findings of various studies included in the systematic review that explored non-clinical factors influencing the function of human elbow, knee, and hip joints.<text:s/></text:p>
      <text:list text:style-name="LFO3" text:continue-numbering="true">
        <text:list-item>
          <text:p text:style-name="P209"><text:span text:style-name="T210">The Applications of Piston Type Compressed Air Engines on Motor Vehicles</text:span></text:p>
        </text:list-item>
      </text:list>
      <text:p text:style-name="P211"><text:span text:style-name="T212">The study conducted by Yuan-Wei Wang, Jhih-Jie You, Cheng-Kuo Sung, and Chih-Yung Huang sheds light on the potential of piston-type compressed air engines in revolutionizing small motor vehicles, offering a promising pathway towards environmentally friendly transportation with zero emissions. By repurposing a conventional 100cc four-stroke internal combustion engine (IC engine) into a two-stroke compressed air engine, the researchers explored the feasibility of this alternative power source, particularly focusing on power output across varying conditions.<text:s/></text:span><text:span text:style-name="T213">One of the key achievements of the study was the successful adaptation of the compressed air engine for use in a motorcycle, showcasing its practical application in real-world scenarios. This demonstration underscores the viability of compressed air engines as a sustainable alternative to traditional fossil fuel-powered vehicles, aligning with global efforts to mitigate the environmental impact of transportation. However, despite its potential, the study also highlights several challenges associated with the widespread adoption of compressed air engines in motor vehicles. Foremost among these challenges is the limited range attributable to constraints in air supply and the inherently lower energy density of compressed air compared to conventional fuels. While suitable for short-range vehicles like golf carts or all-terrain vehicles (ATVs), the practicality of compressed air engines for mainstream transportation remains limited by these factors. Nonetheless, the study proposes a strategic approach to leverage the strengths of compressed air engines while mitigating their limitations. One such approach involves integrating compressed air engines with conventional IC engines to create hybrid power systems. This hybridization not only addresses the range limitations of compressed air engines but also enhances overall vehicle performance, particularly in functions such as starting and regenerative braking during deceleration. Moving forward, future endeavors in the application of compressed air engines in motor vehicles should focus on optimizing their design and functionality to maximize efficiency and performance. Research efforts could explore innovations in air compression technology to improve energy storage capacity and enhance the overall range of compressed air-powered vehicles. Additionally, advancements in materials science and engineering may lead to the development of lightweight and durable components, further improving the viability of compressed air engines for mainstream automotive use. In conclusion, while challenges persist, the study by Wang et al. underscores the potential of piston-type compressed air engines in reshaping the landscape of green energy transportation. With continued research and innovation, compressed air engines could play a significant role in reducing carbon emissions and promoting sustainability in the automotive industry.</text:span></text:p>
      <text:list text:style-name="LFO3" text:continue-numbering="true">
        <text:list-item>
          <text:p text:style-name="P214"><text:span text:style-name="T215">On the relation between gait speed and gait cycle duration for walking on even ground</text:span></text:p>
        </text:list-item>
      </text:list>
      <text:p text:style-name="P216">The study conducted by Jakob Ziegler, Hubert Gattringer, and Andreas Müller delves into the intricate relationship between gait speed and gait cycle duration, crucial aspects in the objective assessment of human locomotion, particularly relevant in wearable robotics and rehabilitation contexts. By introducing three comprehensive models derived from extensive gait datasets, the researchers aim to provide a nuanced understanding of how gait patterns vary across different walking speeds, while considering influential factors such as sex, age, and body mass index (BMI). The significance of this research lies in its potential to enhance the precision of gait analysis, thereby facilitating more accurate assessments of individuals' mobility and informing the development of tailored interventions and assistive devices. The models presented offer valuable insights into the dynamics of gait, shedding light on how variations in speed impact stride duration and vice versa. Understanding these relationships is essential for designing effective rehabilitation programs and optimizing the performance of wearable robotics systems. The three models proposed in the study offer distinct perspectives on the relationship between gait speed and gait cycle duration, each tailored to address specific contexts and research questions. By leveraging regression analysis techniques, the researchers identified key coefficients that allow for the modeling of gait cycle duration based on individual characteristics, such as sex, age, and BMI. This granular approach enables researchers and practitioners to account for inter-individual variability, thereby improving the accuracy and reliability of gait assessments. Moreover, the study provides practical recommendations for utilizing these models in various settings. By delineating specific speed intervals and corresponding regression equations, the researchers offer guidance on how to interpret gait data and apply the models effectively. For instance, different models may be more suitable for analyzing gait patterns at slow, moderate, or fast walking speeds, depending on the desired level of precision and applicability to specific populations. Overall, the models proposed by Ziegler et al. represent valuable reference tools for researchers and practitioners engaged in gait analysis and rehabilitation. By elucidating the complex relationship between gait speed and gait cycle duration, these models contribute to a deeper understanding of human locomotion and pave the way for more personalized and effective interventions. Moving forward, further research may seek to validate and refine these models across diverse populations and clinical contexts, ultimately advancing the field of gait assessment and enhancing outcomes for individuals with mobility impairments.</text:p>
      <text:list text:style-name="LFO3" text:continue-numbering="true">
        <text:list-item>
          <text:p text:style-name="P217"><text:span text:style-name="T218">PRELIMINARY STUDY OF MODIFICATIONS OF GAIT AND ADL TO REDUCE KNEE PAIN AND IMPROVE KNEE JOINT FUNCTION</text:span></text:p>
        </text:list-item>
      </text:list>
      <text:p text:style-name="P219">The preliminary study conducted by S. Ota, H. Ohko, R. Fujita, and A. Imai at Seijoh University, Tokai, Japan, presents an insightful investigation into the efficacy of gait and activities of daily living (ADL) modifications as compared to straight leg raising (SLR) exercises in alleviating knee pain and enhancing knee joint function among middle-aged and older individuals suffering from knee pain. The study employed a randomized controlled design wherein participants were assigned to either undergo SLR exercises or receive interventions focusing on gait modifications and ADL with an emphasis on hip muscle dominance over a period of three months. The objective was to compare the effectiveness of these interventions in improving knee joint function and reducing pain levels in the target population. The findings of the study revealed significant improvements in knee joint function, as assessed by the Japan knee osteoarthritis measure (JKOM), particularly within the group subjected to gait modifications and ADL interventions. This suggests that implementing strategies aimed at modifying gait patterns and adapting activities of daily living to reduce knee adduction and flexion moments can lead to notable enhancements in knee function and a reduction in pain among middle-aged and older individuals with knee pain. The results underscore the potential effectiveness of gait modifications and ADL interventions in managing knee pain and improving knee joint function, offering an alternative approach to traditional exercises such as SLR. By targeting specific aspects of gait and daily activities that contribute to knee stress and discomfort, individuals may experience meaningful improvements in their overall knee health and quality of life. The study's findings have important implications for clinical practice, highlighting the importance of considering gait mechanics and daily movement patterns in the management of knee pain and dysfunction. Healthcare professionals working with individuals experiencing knee pain may benefit from incorporating gait analysis and ADL assessments into their treatment plans, allowing for tailored interventions that address the underlying biomechanical factors contributing to knee discomfort. In conclusion, the study by Ota et al. provides valuable insights into the potential benefits of gait modifications and ADL interventions in reducing knee pain and enhancing knee joint function among middle-aged and older individuals with knee pain. Further research in this area may help to elucidate the specific mechanisms underlying these interventions and optimize their effectiveness in clinical practice.</text:p>
      <text:list text:style-name="LFO3" text:continue-numbering="true">
        <text:list-item>
          <text:p text:style-name="P220"><text:span text:style-name="T221">Systematic review on wearable lower</text:span><text:span text:style-name="T222">‑limb exoskeletons for gait training in neuromuscular impairments</text:span></text:p>
        </text:list-item>
      </text:list>
      <text:p text:style-name="P223">The systematic review conducted by Antonio Rodríguez-Fernández, Joan Lobo-Prat, and Josep M. Font-Llagunes offers a comprehensive evaluation of wearable lower-limb exoskeletons for gait rehabilitation in individuals with neuromuscular impairments. Drawing upon an analysis of 87 clinical studies, the review highlights technological advancements, clinical validation methodologies, and evidence regarding the efficacy of exoskeletons in enhancing mobility and quality of life for this population. +Wearable lower-limb exoskeletons represent a promising avenue for gait rehabilitation in individuals with neuromuscular impairments, offering the potential to facilitate early rehabilitation, promote exercise, and enhance performance in daily living activities. The review underscores the importance of technological innovation in advancing the capabilities of exoskeletons, with notable improvements observed in areas such as device weight, user comfort, and ease of control. Despite the promise of wearable exoskeletons, the review identifies several challenges that need to be addressed to realize their full potential in clinical practice. One such challenge is the weight of the devices, which can pose ergonomic issues and limit usability, particularly for individuals with mobility impairments. Additionally, the review highlights the need for more robust evidence supporting the benefits of exoskeletons in improving mobility and quality of life, as existing studies often lack methodological rigor or focus on specific populations. The evolving nature of the field of wearable exoskeletons is acknowledged, with ongoing efforts to overcome technical challenges and improve device functionality. However, the review emphasizes the importance of addressing barriers such as high costs and regulatory hurdles to ensure widespread accessibility and adoption of exoskeleton technology in clinical settings. Moving forward, the review calls for further research, particularly randomized control trials, to establish the clinical efficacy of wearable exoskeletons in gait rehabilitation for individuals with neuromuscular impairments. Rigorous study designs and standardized outcome measures are essential to generate high-quality evidence and inform clinical practice effectively. In conclusion, while wearable lower-limb exoskeletons hold promise as a novel approach to gait rehabilitation in individuals with neuromuscular impairments, challenges remain in terms of device design, evidence generation, and implementation in clinical settings. Continued research efforts and collaboration between researchers, clinicians, and industry stakeholders are essential to address these challenges and unlock the full potential of exoskeleton technology in improving mobility and quality of life for individuals with neuromuscular impairments.</text:p>
      <text:list text:style-name="LFO3" text:continue-numbering="true">
        <text:list-item>
          <text:p text:style-name="P224">Gait Analysis Using Wearable Sensors</text:p>
        </text:list-item>
      </text:list>
      <text:p text:style-name="P225">The paper authored by Weijun Tao, Tao Liu, Rencheng Zheng, and Hutian Feng offers an in-depth examination of gait analysis utilizing wearable sensors, elucidating its potential applications in clinical practice and biomechanical research. By providing a comprehensive overview of gait phases, sensor principles, and analysis methods, the paper categorizes the approaches into kinematics, kinetics, and electromyography, offering insights into their respective roles in understanding human locomotion. Wearable sensor-based gait analysis holds significant promise across various domains, including sports, rehabilitation, and clinical diagnosis. In sports, such technology enables coaches and athletes to monitor gait patterns and biomechanical parameters, facilitating performance optimization and injury prevention. In rehabilitation, wearable sensors provide objective assessments of gait impairments and track progress over time, informing personalized treatment plans and improving patient outcomes. Moreover, in clinical settings, gait analysis aids in the early detection and monitoring of neurological and musculoskeletal disorders, contributing to timely interventions and improved patient management. While considerable advancements have been made in wearable sensor technology and gait analysis methodologies, the paper highlights the need for further technical improvements to enhance signal stability and algorithm reliability. These enhancements are crucial for ensuring accurate and consistent data collection, particularly in real-world environments where external factors may introduce variability. Future trends in wearable sensor-based gait analysis include the development of integrated sensor systems capable of capturing multiple aspects of gait simultaneously, thereby providing a more comprehensive understanding of human movement patterns. Additionally, the fusion of wearable sensor data with remote medical systems holds promise for expanding accessibility to gait analysis beyond traditional clinical settings, enabling remote monitoring and tele-rehabilitation programs. Ultimately, wearable sensor-based gait analysis holds promise for widespread use in daily environments and medical settings alike. By leveraging advances in sensor technology, data analytics, and interdisciplinary collaboration, researchers and practitioners can harness the full potential of wearable sensors to improve gait assessment and enhance patient care. With continued innovation and refinement, wearable sensor-based gait analysis has the potential to revolutionize our understanding of human locomotion and transform the delivery of healthcare services in the future.</text:p>
      <text:list text:style-name="LFO3" text:continue-numbering="true">
        <text:list-item>
          <text:p text:style-name="P226">Development of a Novel Approach for Detection of Equine Lameness Based on Inertial Sensors: A Preliminary Study</text:p>
        </text:list-item>
      </text:list>
      <text:p text:style-name="P227"><text:span text:style-name="T228"><text:s/></text:span></text:p>
      <text:p text:style-name="P229"><text:span text:style-name="T230">The preliminary study conducted by Cristian Mihaita Crecan, Iancu Adrian Morar, Alexandru Florin Lupsan, Calin Cosmin Repciuc, Mirela Alexandra Rus, and Cosmin Petru Pestean introduces the Lameness Detector 0.1, a novel approach for equine lameness detection utilizing inertial sensors and custom software. The device demonstrates promising potential for similar applications in humans, offering a quantitative assessment of gait abnormalities and severity in horses.</text:span></text:p>
      <text:p text:style-name="P231"><text:span text:style-name="T232"><text:s/></text:span></text:p>
      <text:p text:style-name="P233"><text:span text:style-name="T234">The Lameness Detector 0.1 utilizes inertial sensors to capture gait data, which is then analyzed using custom software to quantify lameness severity. The study reveals that impulse values on the X-axis increase with lameness severity, suggesting the relevance of this parameter for lameness detection. This innovative approach provides clinicians with an affordable and user-friendly tool for objectively assessing gait and identifying lameness in equines, thus enhancing diagnostic accuracy and objectivity in veterinary practice.</text:span></text:p>
      <text:p text:style-name="P235"><text:span text:style-name="T236"><text:s/></text:span></text:p>
      <text:p text:style-name="P237"><text:span text:style-name="T238">Moreover, the study highlights the potential transferability of the Lameness Detector 0.1 technology to human applications. By adapting the device for human use, clinicians could potentially utilize it as a screening tool to objectively assess gait abnormalities and identify underlying musculoskeletal conditions. This could lead to earlier detection and intervention, ultimately improving patient outcomes and quality of life.</text:span></text:p>
      <text:p text:style-name="P239"><text:span text:style-name="T240"><text:s/></text:span></text:p>
      <text:p text:style-name="P241"><text:span text:style-name="T242">However, further validation and standardization are necessary to ensure the accuracy and reliability of the Lameness Detector 0.1 for human use. Clinical studies involving human participants are needed to evaluate its effectiveness in various populations and clinical settings. Additionally, standard protocols for data collection and analysis must be established to facilitate widespread adoption and ensure consistency across different healthcare settings.</text:span></text:p>
      <text:p text:style-name="P243"><text:span text:style-name="T244"><text:s/></text:span></text:p>
      <text:p text:style-name="P245"><text:span text:style-name="T246">Despite these challenges, the Lameness Detector 0.1 holds promise as a valuable tool in clinical practice. Its affordability, portability, and ease of use make it accessible to clinicians in various healthcare settings, potentially revolutionizing the way gait abnormalities are assessed and managed. With continued research and development, the Lameness Detector 0.1 has the potential to become an indispensable tool for clinicians, enabling early detection and intervention for musculoskeletal conditions in both equine and human patients.</text:span></text:p>
      <text:p text:style-name="P247"/>
      <text:list text:style-name="LFO3" text:continue-numbering="true">
        <text:list-item>
          <text:p text:style-name="P248"><text:s/>Biomechanical Analysis and Surgical Techniques in Musculoskeletal Conditions</text:p>
        </text:list-item>
      </text:list>
      <text:p text:style-name="P249"><text:span text:style-name="T250"><text:s/></text:span></text:p>
      <text:p text:style-name="P251"><text:span text:style-name="T252">The non-clinical topics from the provided studies focus on biomechanical analysis, surgical techniques, and the development of novel treatments for musculoskeletal conditions. These topics offer insights into advancements in orthopedic research and the potential for innovative approaches to improve patient outcomes.</text:span></text:p>
      <text:p text:style-name="P253"><text:span text:style-name="T254"><text:s/></text:span></text:p>
      <text:p text:style-name="P255"><text:span text:style-name="T256">Finite Element Analysis of Artificial Hip Joint Movement during Human Activities:</text:span></text:p>
      <text:p text:style-name="P257"><text:span text:style-name="T258">This study delves into the biomechanical aspects of total hip arthroplasty (THA) by investigating hip joint movement during Western-style and Japanese-style activities using finite element analysis. By simulating various activities, the study identifies potential risks such as impingement between the femoral neck and acetabular liner cup lip, particularly during picking up in Western-style activities and the Japanese-style activity of seiza. These findings underscore the importance of understanding hip joint biomechanics and optimizing surgical techniques to mitigate risks for THA patients.</text:span></text:p>
      <text:p text:style-name="P259"><text:span text:style-name="T260"><text:s/></text:span></text:p>
      <text:list text:style-name="LFO3" text:continue-numbering="true">
        <text:list-item>
          <text:p text:style-name="P261">Effectiveness and Safety of a Less-Invasive MCL Reconstruction Technique for Elbow Stiffness:</text:p>
        </text:list-item>
      </text:list>
      <text:p text:style-name="P262"><text:span text:style-name="T263">This prospective trial evaluates a less invasive medial collateral ligament (MCL) reconstruction technique for patients with elbow stiffness. By using fascia and tendon patches, the study demonstrates promising outcomes in terms of retained medial stability, improved elbow range of motion, performance scores, and muscle strength. Despite minor complications and recurrence of stiffness in some cases, the overall effectiveness of the less invasive approach highlights its potential as a viable option for MCL reconstruction in clinical practice.</text:span></text:p>
      <text:p text:style-name="P264"><text:span text:style-name="T265"><text:s/></text:span></text:p>
      <text:p text:style-name="P266"><text:span text:style-name="T267">These studies contribute to the advancement of orthopedic research by exploring biomechanical principles, surgical innovations, and novel treatment modalities for musculoskeletal conditions. By combining engineering principles with clinical applications, researchers strive to improve patient outcomes, enhance surgical techniques, and address challenges associated with orthopedic conditions. The findings from these studies offer valuable insights into the development of more effective and safer treatments for individuals with musculoskeletal disorders, ultimately aiming to improve their quality of life and functional outcomes.</text:span></text:p>
      <text:list text:style-name="LFO3" text:continue-numbering="true">
        <text:list-item>
          <text:p text:style-name="P268"><text:s/>Neoprene for Scar Management:</text:p>
        </text:list-item>
      </text:list>
      <text:p text:style-name="P269"><text:span text:style-name="T270">This non-clinical study explores the innovative approaches employed by burn therapists worldwide to address resource limitations in burn rehabilitation. Through a collaborative effort facilitated by the International Society for Burn Injury (ISBI), therapists have developed various solutions categorized into orthosis, scar management, techniques, activities of daily living (ADL) devices, educational tools, and prosthetics. The compilation of 71 accepted innovations in "Innovative Solutions in Burn Rehabilitation from Around the World" aims to disseminate practical ideas beyond local confines, fostering collaboration and knowledge exchange in burn rehabilitation. Future efforts involve expanding the book with more solutions and translations to enhance accessibility worldwide, contributing to advancements in burn rehabilitation practices globally.</text:span></text:p>
      <text:p text:style-name="P271"><text:span text:style-name="T272"><text:s/></text:span></text:p>
      <text:list text:style-name="LFO3" text:continue-numbering="true">
        <text:list-item>
          <text:p text:style-name="P273">Technical Feasibility of Personalized Articulating Knee Joint Distraction:</text:p>
        </text:list-item>
      </text:list>
      <text:p text:style-name="P274"><text:span text:style-name="T275">This study delves into the technical feasibility of a personalized articulating knee joint distraction (KJD) device for the treatment of tibiofemoral osteoarthritis. Utilizing a cam-following system and patient-specific data, the device allows controlled knee motion while maintaining distraction, demonstrating promising results in preclinical evaluation on cadaveric legs. The innovative approach shows potential in reducing treatment burden for osteoarthritis patients, offering an alternative to knee replacement. Further clinical testing is warranted to assess the feasibility of articulating KJD in improving patient outcomes and acceptance, highlighting the role of biomechanical innovations in orthopedic engineering for musculoskeletal conditions.</text:span></text:p>
      <text:p text:style-name="P276"><text:span text:style-name="T277"><text:s/></text:span></text:p>
      <text:p text:style-name="P278"><text:span text:style-name="T279">These non-clinical topics underscore the importance of biomechanical innovations in rehabilitation and orthopedic engineering. Through collaborative efforts and technological advancements, researchers and practitioners strive to develop novel solutions to address challenges in burn rehabilitation and musculoskeletal conditions, ultimately improving patient outcomes and quality of life. The dissemination of practical ideas and the exploration of technical feasibility pave the way for future advancements in the field, fostering innovation and collaboration in rehabilitation and orthopedic engineering globally.<text:s/></text:span></text:p>
      <text:list text:style-name="LFO3" text:continue-numbering="true">
        <text:list-item>
          <text:p text:style-name="P280"><text:s/>Impact of Textile Types and Their Hybrids on Mechanical Properties and Thermal Insulation:</text:p>
        </text:list-item>
      </text:list>
      <text:p text:style-name="P281"><text:span text:style-name="T282">This study investigates the mechanical properties and thermal conductivity of mohair-reinforced polyester composites using locally made fabrics. By examining the performance of different textile types and their hybrids, the study aims to optimize mohair composite materials for various applications. Results indicate that pressed mat fabric provides the highest tensile strength, elongation, flexural strength, and thermal insulation, making it ideal for producing durable and efficient thermal insulation parts. Conversely, the woven fabric exhibits the highest impact strength, making it preferable for applications requiring high impact resistance. Through these findings, the study contributes to understanding and enhancing the mechanical properties and thermal insulation of mohair-reinforced polyester composites.</text:span></text:p>
      <text:p text:style-name="P283"><text:span text:style-name="T284"><text:s/></text:span></text:p>
      <text:list text:style-name="LFO3" text:continue-numbering="true">
        <text:list-item>
          <text:p text:style-name="P285"><text:s/>Dyeing of UV Irradiated Cotton and Polyester Fabrics with Multifunctional Reactive and Disperse Dyes:</text:p>
        </text:list-item>
      </text:list>
      <text:p text:style-name="P286"><text:span text:style-name="T287">This study explores the dyeing behavior of UV irradiated cotton and polyester fabrics using multifunctional reactive and disperse dyes. After exposure to UV radiation, dyeing parameters were optimized, and color strength values were evaluated. Results indicate that UV irradiation improves color strength values of both cotton and polyester fabrics when dyed with reactive and disperse dyes. By identifying optimal conditions for dyeing, the study offers insights into enhancing dyeing outcomes without negatively impacting fabric characteristics. This research suggests potential applications in various textile industries, contributing to advancements in textile dyeing processes.</text:span></text:p>
      <text:p text:style-name="P288"><text:span text:style-name="T289"><text:s/></text:span></text:p>
      <text:list text:style-name="LFO3" text:continue-numbering="true">
        <text:list-item>
          <text:p text:style-name="P290"><text:s/>Dyeing of Cotton and Polyester Blended Fabric Previously Cationized with Synthetic and Natural Polyelectrolytes:</text:p>
        </text:list-item>
      </text:list>
      <text:p text:style-name="P291"><text:span text:style-name="T292">This study investigates a method of modifying the surface of polyester/cotton (PES/CO) fabric using polyelectrolytes to enable dyeing with unconventional dye classes. Through thorough characterization techniques, including XPS and SEM, the interaction between the polyelectrolytes and fabric was elucidated. Remarkably, functionalization with Chitosan and PDDACl led to enhanced dye absorption and color strength without altering fabric whiteness. These findings suggest a sustainable approach to achieving vibrant and durable colors on PES/CO blends while reducing water, chemical usage, and energy consumption during the dyeing process. Overall, this research highlights a promising avenue for textile dyeing with potential industrial applications.</text:span></text:p>
      <text:list text:style-name="LFO3" text:continue-numbering="true">
        <text:list-item>
          <text:p text:style-name="P293"><text:s/>Design and Fabrication of a Capacitance-Based Wearable Pressure Sensor Using E-textiles:</text:p>
        </text:list-item>
      </text:list>
      <text:p text:style-name="P294"><text:span text:style-name="T295">This paper introduces a capacitance-based wearable pressure sensor fabricated with neoprene and SAC-plated Nylon Fabric. The sensor setup includes a shielded grid of sensing modules, 555 timer-based transduction circuitry, and Arduino board for frequency measurement. Design parameters prioritize size, simplicity, cost, adaptability, and scalability, resulting in a thin, flexible sensor module with sensitivity up to 1.65kg over 400mm². Future work aims to optimize sensor design for wider applications, including scaling sensitivity, reducing thickness, and refining resolution and circuitry. Integration into sporting and medical garments holds potential for enhancing performance monitoring and rehabilitation.</text:span></text:p>
      <text:list text:style-name="LFO3" text:continue-numbering="true">
        <text:list-item>
          <text:p text:style-name="P296"><text:s/>Data on the Viscoelastic Behavior of Neoprene Rubber:</text:p>
        </text:list-item>
      </text:list>
      <text:p text:style-name="P297"><text:span text:style-name="T298">This article presents data on multi-step cyclic stress relaxation tests focusing on the viscoelastic behavior of neoprene rubber. It aims to accurately predict the time-dependent mechanical properties of polymeric materials, particularly demonstrating Mullin's stress-softening phenomenon. The findings serve as a benchmark for validating more advanced phenomenological models in the future, improving upon existing ones. The collected data has applications in soft material modeling, offering potential to enhance accuracy in understanding time-dependent behavior. Overall, this research contributes valuable insights for advancing the understanding and modeling of viscoelastic behavior in neoprene rubber and similar materials. These non-clinical topics highlight significant advancements in wearable sensor technology and material science, offering insights into the design and fabrication of innovative pressure sensors and enhancing understanding of the viscoelastic properties of neoprene rubber. These advancements pave the way for improved performance monitoring, rehabilitation, and material design in various applications, contributing to advancements in wearable technology and material science.</text:span></text:p>
      <text:list text:style-name="LFO3" text:continue-numbering="true">
        <text:list-item>
          <text:p text:style-name="P299">Can We Simulate the Biomechanical Effects of Exoskeletons Prior to Workstation Implementation? Application of the Forces Ergonomic Method:</text:p>
        </text:list-item>
      </text:list>
      <text:p text:style-name="P300">This study provides a valuable contribution to the effective implementation of industrial exoskeletons for musculoskeletal risk reduction in workplaces. By modeling three commercial passive exoskeletons and applying ergonomic methods, the study offers insights into the biomechanical effects of these devices on workers. The approach facilitates objective decision-making regarding the suitability of exoskeletons for specific workstations, aiding in musculoskeletal risk assessment and prevention. Overall, this research provides a predictive tool that enhances understanding and decision-making in the utilization of exoskeletons, ultimately promoting occupational health and reducing the risk of musculoskeletal disorders in industrial settings. These non-clinical topics underscore significant advancements in wearable sensor technology and biomechanical modeling, offering insights into the design and evaluation of wearable pressure sensors, understanding the viscoelastic behavior of materials, and predicting the biomechanical effects of exoskeletons in workplace environments. Such advancements hold promise for enhancing safety, performance monitoring, and rehabilitation in various fields, contributing to the advancement of wearable technology and occupational health practices.</text:p>
      <text:list text:style-name="LFO3" text:continue-numbering="true">
        <text:list-item>
          <text:p text:style-name="P301">Modelling of Mechanical and Mechatronic Systems (MMaMS 2014): Biomechanics of Lower Limb Prostheses</text:p>
        </text:list-item>
      </text:list>
      <text:p text:style-name="P302"><text:span text:style-name="T303"><text:s/></text:span></text:p>
      <text:p text:style-name="P304"><text:span text:style-name="T305">Lower limb amputations present a significant challenge worldwide, affecting millions of individuals and necessitating the use of prosthetic devices for patient rehabilitation and reintegration. The field of biomechanics plays a crucial role in the design, construction, and evaluation of lower limb prostheses to enhance functionality and quality of life for prosthetic users.</text:span></text:p>
      <text:p text:style-name="P306"><text:span text:style-name="T307"><text:s/></text:span></text:p>
      <text:p text:style-name="P308"><text:span text:style-name="T309">Properly constructed prosthetic devices are essential for facilitating effective mobility and reducing biomechanical stresses on the residual limb. The construction principles of lower limb prostheses involve careful consideration of materials, component design, and assembly techniques to ensure optimal fit, comfort, and durability.</text:span></text:p>
      <text:p text:style-name="P310"><text:span text:style-name="T311"><text:s/></text:span></text:p>
      <text:p text:style-name="P312"><text:span text:style-name="T313">One of the key components of lower limb prostheses is the prosthetic socket, which interfaces with the residual limb. The design and fabrication of prosthetic sockets require precise measurements, custom fitting, and attention to biomechanical factors to minimize pressure points, skin irritation, and discomfort during use.</text:span></text:p>
      <text:p text:style-name="P314"><text:span text:style-name="T315"><text:s/></text:span></text:p>
      <text:p text:style-name="P316"><text:span text:style-name="T317">Static and dynamic assessment methods play a vital role in evaluating the performance and biomechanical characteristics of lower limb prostheses. Static assessments involve measuring forces, pressures, and alignment parameters to ensure proper weight distribution and alignment. Dynamic assessments assess gait patterns, joint kinematics, and energy expenditure during walking, running, and other activities to optimize prosthetic function and user satisfaction.</text:span></text:p>
      <text:p text:style-name="P318"><text:span text:style-name="T319"><text:s/></text:span></text:p>
      <text:p text:style-name="P320"><text:span text:style-name="T321">Deviation from structural guidelines and improper adjustment of prosthetic components can lead to biomechanical issues such as gait asymmetry, joint overloading, and discomfort. Therefore, adherence to established construction principles and proper fitting techniques is essential for maximizing prosthetic performance and user outcomes.</text:span></text:p>
      <text:p text:style-name="P322"><text:span text:style-name="T323"><text:s/></text:span></text:p>
      <text:p text:style-name="P324"><text:span text:style-name="T325">By providing comprehensive guidance on prosthetic construction, assembly, and assessment, this article aims to improve the effectiveness and functionality of lower limb prostheses, ultimately enhancing the quality of life for individuals living with limb loss.</text:span></text:p>
      <text:list text:style-name="LFO3" text:continue-numbering="true">
        <text:list-item>
          <text:p text:style-name="P326">A Review of Composite Materials for Enhancing Support, Flexibility, and Strength in Exercise</text:p>
        </text:list-item>
      </text:list>
      <text:p text:style-name="P327"><text:span text:style-name="T328">Composite materials have emerged as valuable resources in the design and manufacture of sports and exercise equipment, offering a unique combination of strength, flexibility, and lightweight properties. These materials play a critical role in enhancing exercise performance, reducing injury risk, and improving overall user experience in various athletic endeavors. One of the primary advantages of composite materials in exercise equipment is their superior strength-to-weight ratio, allowing for the creation of lightweight yet durable products. This characteristic is particularly advantageous in applications such as racquet sports, where equipment must withstand high impact forces while minimizing fatigue and strain on the user. Additionally, composites offer tailored stiffness properties, allowing designers to optimize equipment performance for specific sports and activities. For example, in golf clubs, composites can be strategically incorporated to enhance clubhead stability, swing speed, and ball trajectory, leading to improved accuracy and distance. Flexibility is another key benefit of composite materials in exercise equipment, enabling the creation of supportive yet responsive products that adapt to user movements. In footwear, composites can be used to reinforce structural elements while maintaining flexibility in critical areas, enhancing comfort and performance during running, jumping, and cutting maneuvers. Strength training equipment also benefits from the use of composite materials, which provide excellent vibration damping properties and resistance to fatigue and wear. Composite-based weightlifting bars, for example, offer enhanced durability and safety compared to traditional metal bars, reducing the risk of injury during heavy lifting. To maximize the benefits of composite materials in exercise equipment, careful design analysis, material selection, and manufacturing methods are essential. Future research directions in this field include optimizing design parameters, improving manufacturing techniques, and enhancing durability to meet the evolving needs of athletes and fitness enthusiasts. Overall, composite materials hold significant promise for revolutionizing exercise equipment and assistive technologies, offering unparalleled performance, comfort, and safety benefits across a wide range of sports and activities.</text:span></text:p>
      <text:list text:style-name="LFO3" text:continue-numbering="true">
        <text:list-item>
          <text:p text:style-name="P329">Elbow Arthroscopy: State of the Art</text:p>
        </text:list-item>
      </text:list>
      <text:p text:style-name="P330"><text:span text:style-name="T331"><text:s/></text:span></text:p>
      <text:p text:style-name="P332"><text:span text:style-name="T333">Elbow arthroscopy has evolved significantly in recent years, expanding its indications beyond simple diagnostic procedures to include a wide range of therapeutic interventions for various elbow pathologies. This article provides an overview of the current state-of-the-art techniques and applications of elbow arthroscopy, highlighting its benefits, limitations, and future directions.</text:span></text:p>
      <text:p text:style-name="P334"><text:span text:style-name="T335"><text:s/></text:span></text:p>
      <text:p text:style-name="P336"><text:span text:style-name="T337">Traditionally, elbow arthroscopy was primarily utilized for the removal of loose bodies and the diagnosis of intra-articular pathology. However, advancements in instrumentation, imaging modalities, and surgical techniques have expanded the scope of elbow arthroscopy to include treatments for conditions such as osteoarthritis, lateral epicondylitis (tennis elbow), medial epicondylitis (golfer's elbow), ligamentous instability, and intra-articular fractures.</text:span></text:p>
      <text:p text:style-name="P338"><text:span text:style-name="T339"><text:s/></text:span></text:p>
      <text:p text:style-name="P340"><text:span text:style-name="T341">One of the key advantages of elbow arthroscopy is its minimally invasive nature, which allows for smaller incisions, reduced soft tissue trauma, and faster recovery times compared to open surgery. Additionally, arthroscopic techniques offer improved visualization of intra-articular structures, enabling precise diagnosis and targeted treatment of elbow pathologies.</text:span></text:p>
      <text:p text:style-name="P342"><text:span text:style-name="T343"><text:s/></text:span></text:p>
      <text:p text:style-name="P344"><text:span text:style-name="T345">Despite its benefits, elbow arthroscopy presents challenges related to the complex anatomy of the elbow joint, limited working space, and technical difficulties associated with instrumentation and portal placement. Surgeons must have a thorough understanding of elbow anatomy, proper patient positioning, and meticulous surgical technique to achieve optimal outcomes and minimize complications.</text:span></text:p>
      <text:p text:style-name="P346"><text:span text:style-name="T347"><text:s/></text:span></text:p>
      <text:p text:style-name="P348"><text:span text:style-name="T349">Common arthroscopic procedures performed in the elbow joint include debridement of degenerative tissue, synovectomy, capsular release, loose body removal, osteochondral defect repair, ligament reconstruction, and fracture fixation. Each procedure requires careful patient selection, preoperative planning, and intraoperative skill to achieve successful outcomes.</text:span></text:p>
      <text:p text:style-name="P350"><text:span text:style-name="T351"><text:s/></text:span></text:p>
      <text:p text:style-name="P352"><text:span text:style-name="T353">While elbow arthroscopy offers several advantages over traditional open surgery, it is not without risks, including neurovascular injury, compartment syndrome, infection, and stiffness. Surgeons must carefully weigh the benefits and risks of arthroscopic intervention for each patient and tailor the treatment approach accordingly.</text:span></text:p>
      <text:p text:style-name="P354"><text:span text:style-name="T355"><text:s/></text:span></text:p>
      <text:p text:style-name="P356"><text:span text:style-name="T357">Future directions in elbow arthroscopy include the development of novel techniques, such as arthroscopic-assisted fracture fixation and ligament reconstruction, as well as advancements in instrumentation and imaging technology to improve surgical precision and outcomes. With continued innovation and refinement, elbow arthroscopy is expected to play an increasingly important role in the management of elbow pathology.</text:span></text:p>
      <text:p text:style-name="P358"><text:span text:style-name="T359"><text:s/></text:span></text:p>
      <text:list text:style-name="LFO3" text:continue-numbering="true">
        <text:list-item>
          <text:p text:style-name="P360">Effort-Based Decision Making in Joint Action: Evidence of a Sense of Fairness</text:p>
        </text:list-item>
      </text:list>
      <text:p text:style-name="P361"><text:span text:style-name="T362"><text:s/></text:span></text:p>
      <text:p text:style-name="P363"><text:span text:style-name="T364">Effort-based decision making in joint action refers to the process by which individuals calibrate their effort levels in collaborative tasks to attract and retain good collaboration partners, driven by a preference for fairness. This article presents findings from four experiments that provide evidence supporting the hypothesis that people engage in effort-based decision making to promote fairness in joint action settings.</text:span></text:p>
      <text:p text:style-name="P365"><text:span text:style-name="T366"><text:s/></text:span></text:p>
      <text:p text:style-name="P367"><text:span text:style-name="T368">The experiments explore how individuals adjust their effort levels in response to variations in their collaboration partners' contributions, with a focus on attracting partners who reciprocate effort and avoiding those who exhibit free-riding behavior. Results indicate that participants are more likely to exert effort when they believe their partners are also making a comparable effort, reflecting a desire for fairness and cooperation.</text:span></text:p>
      <text:p text:style-name="P369"><text:span text:style-name="T370"><text:s/></text:span></text:p>
      <text:p text:style-name="P371"><text:span text:style-name="T372">Furthermore, the study distinguishes the motive of fairness from alternative explanations, such as reputation concerns or strategic considerations. Participants' decisions were influenced by their perceptions of fairness, even in situations where reputation or strategic incentives were absent, highlighting the intrinsic importance of fairness in collaborative interactions.</text:span></text:p>
      <text:p text:style-name="P373"><text:span text:style-name="T374"><text:s/></text:span></text:p>
      <text:p text:style-name="P375"><text:span text:style-name="T376">The findings have implications for understanding the dynamics of joint action and cooperation in various contexts, including teamwork, social exchange, and economic decision making. Effort-based decision making driven by a sense of fairness may contribute to the formation of stable and productive collaborations, fostering trust, reciprocity, and mutual benefit among participants.</text:span></text:p>
      <text:p text:style-name="P377"><text:span text:style-name="T378"><text:s/></text:span></text:p>
      <text:p text:style-name="P379"><text:span text:style-name="T380">Overall, this research contributes valuable insights into the psychological mechanisms underlying effort-based decision making in joint action and the role of fairness in shaping cooperative behavior. By elucidating these dynamics, the study enhances our understanding of human social behavior and informs strategies for promoting effective collaboration and cooperation in diverse settings.</text:span></text:p>
      <text:list text:style-name="LFO3" text:continue-numbering="true">
        <text:list-item>
          <text:p text:style-name="P381">Efficiency, Optimality, and Selection in a Rigid Actuation System with Matching Capabilities for an Assistive Robotic Exoskeleton</text:p>
        </text:list-item>
      </text:list>
      <text:p text:style-name="P382"><text:span text:style-name="T383"><text:s/></text:span></text:p>
      <text:p text:style-name="P384"><text:span text:style-name="T385">This study presents a novel approach to optimizing the actuation system of assistive robotic exoskeletons, focusing on achieving lightweight and power-efficient designs without compromising performance. By rigorously testing and applying algorithmic selection, the research aims to reduce weight and power requirements, thereby improving the overall efficiency and usability of exoskeletons for individuals with mobility impairments.</text:span></text:p>
      <text:p text:style-name="P386"><text:span text:style-name="T387"><text:s/></text:span></text:p>
      <text:p text:style-name="P388"><text:span text:style-name="T389">The study begins by addressing the inherent challenges associated with conventional exoskeleton designs, such as excessive weight, bulky actuators, and high power consumption. These limitations can restrict mobility and lead to user discomfort, limiting the practicality and acceptance of exoskeletons in real-world scenarios.</text:span></text:p>
      <text:p text:style-name="P390"><text:span text:style-name="T391"><text:s/></text:span></text:p>
      <text:p text:style-name="P392"><text:span text:style-name="T393">To overcome these challenges, the research introduces a systematic methodology for optimizing the actuation system, leveraging advanced technologies and computational techniques. Through a combination of mathematical modeling, simulation, and experimental validation, the study identifies optimal actuator configurations and control strategies that minimize weight and power requirements while maximizing performance and user comfort.</text:span></text:p>
      <text:p text:style-name="P394"><text:span text:style-name="T395"><text:s/></text:span></text:p>
      <text:p text:style-name="P396"><text:span text:style-name="T397">Key considerations in the optimization process include the selection of lightweight and efficient actuator mechanisms, such as pneumatic, hydraulic, or electric actuators, as well as the integration of advanced control algorithms to adaptively modulate actuator output based on user intent and environmental conditions.</text:span></text:p>
      <text:p text:style-name="P398"><text:span text:style-name="T399"><text:s/></text:span></text:p>
      <text:p text:style-name="P400"><text:span text:style-name="T401">The study evaluates the performance of the optimized actuation system through a series of experiments, assessing metrics such as torque output, energy consumption, response time, and user satisfaction. Results demonstrate significant improvements in efficiency and usability compared to conventional exoskeleton designs, highlighting the potential for widespread adoption in assistive applications.</text:span></text:p>
      <text:p text:style-name="P402"><text:span text:style-name="T403"><text:s/></text:span></text:p>
      <text:p text:style-name="P404"><text:span text:style-name="T405">Future research directions include further refinement of the optimization methodology, exploration of alternative actuation technologies, such as soft robotics and shape memory alloys, and integration of sensor feedback and machine learning algorithms to enhance adaptability and user experience.</text:span></text:p>
      <text:p text:style-name="P406"><text:span text:style-name="T407"><text:s/></text:span></text:p>
      <text:p text:style-name="P408"><text:span text:style-name="T409">Overall, the study represents a significant advancement in the field of assistive robotics, offering a practical and effective solution for optimizing the actuation system of exoskeletons to improve mobility and quality of life for individuals with mobility impairments.</text:span></text:p>
      <text:p text:style-name="P410"><text:span text:style-name="T411"><text:s/></text:span></text:p>
      <text:list text:style-name="LFO3" text:continue-numbering="true">
        <text:list-item>
          <text:p text:style-name="P412">A New Nonparametric Copula Framework for the Joint Analysis of River Water Temperature and Low Flow Characteristics for Aquatic Habitat Risk Assessment</text:p>
        </text:list-item>
      </text:list>
      <text:p text:style-name="P413"><text:span text:style-name="T414"><text:s/></text:span></text:p>
      <text:p text:style-name="P415"><text:span text:style-name="T416">This study introduces a novel nonparametric copula hazard framework for analyzing the joint risk of river water temperature (RWT) and low flow (LF) events, with implications for assessing aquatic habitat suitability and ecosystem health. By combining copula theory with hazard analysis techniques, the research offers a comprehensive approach to understanding the mutual risks associated with RWT and LF variability in freshwater ecosystems.</text:span></text:p>
      <text:p text:style-name="P417"><text:span text:style-name="T418"><text:s/></text:span></text:p>
      <text:p text:style-name="P419"><text:span text:style-name="T420">The study begins by highlighting the importance of RWT and LF as key environmental variables that influence aquatic habitat conditions, species distributions, and ecosystem dynamics. Changes in RWT and LF patterns can have profound effects on water quality, habitat availability, and species survival, making their joint analysis crucial for effective environmental management and conservation.</text:span></text:p>
      <text:p text:style-name="P421"><text:span text:style-name="T422"><text:s/></text:span></text:p>
      <text:p text:style-name="P423"><text:span text:style-name="T424">Traditional approaches to analyzing RWT and LF often rely on parametric statistical models, which may impose restrictive assumptions and limitations on the underlying data distribution. In contrast, the proposed nonparametric copula framework offers greater flexibility and robustness, allowing for more accurate modeling of complex dependencies and nonlinear relationships between RWT and LF variables.</text:span></text:p>
      <text:p text:style-name="P425"><text:span text:style-name="T426"><text:s/></text:span></text:p>
      <text:p text:style-name="P427"><text:span text:style-name="T428">Key components of the framework include copula density estimators, Gaussian kernel density estimations, and hazard functions, which are used to assess joint statistics and quantify the likelihood of extreme events occurring simultaneously. By characterizing the joint risk landscape of RWT and LF, the framework provides valuable insights into potential threats to aquatic ecosystems and helps prioritize conservation efforts and management strategies.</text:span></text:p>
      <text:p text:style-name="P429"><text:span text:style-name="T430"><text:s/></text:span></text:p>
      <text:p text:style-name="P431"><text:span text:style-name="T432">The study validates the effectiveness of the nonparametric copula framework through case studies in Swiss river basins, demonstrating its ability to identify high-risk areas and vulnerable habitats affected by RWT and LF variability. The framework's flexibility and adaptability make it suitable for a wide range of environmental applications, including water resource management, habitat restoration, and climate change adaptation.</text:span></text:p>
      <text:p text:style-name="P433"><text:span text:style-name="T434"><text:s/></text:span></text:p>
      <text:p text:style-name="P435"><text:span text:style-name="T436">Overall, the research represents a significant advancement in aquatic habitat risk assessment, offering a robust and comprehensive framework for analyzing the joint effects of RWT and LF variability on freshwater ecosystems. By integrating copula theory with hazard analysis techniques, the study provides a valuable tool for informing evidence-based decision-making and promoting sustainable management of aquatic resources.</text:span></text:p>
      <text:p text:style-name="P437">Certainly! Let's continue with the remaining non-clinical topics:</text:p>
      <text:p text:style-name="P438"><text:span text:style-name="T439"><text:s/></text:span></text:p>
      <text:list text:style-name="LFO3" text:continue-numbering="true">
        <text:list-item>
          <text:p text:style-name="P440">A Novel Joint Support Vector Machine - Cubature Kalman Filtering Method for Adaptive State of Charge Prediction of Lithium-Ion Batteries</text:p>
        </text:list-item>
      </text:list>
      <text:p text:style-name="P441"><text:span text:style-name="T442"><text:s/></text:span></text:p>
      <text:p text:style-name="P443"><text:span text:style-name="T444">This paper presents a novel approach for accurately estimating the state of charge (SOC) of lithium-ion batteries, crucial for optimizing battery performance and extending their lifespan. By combining support vector machine (SVM) algorithms with cubature Kalman filtering (CKF) techniques, the research introduces an innovative method capable of adaptive SOC prediction in real-time.</text:span></text:p>
      <text:p text:style-name="P445"><text:span text:style-name="T446"><text:s/></text:span></text:p>
      <text:p text:style-name="P447"><text:span text:style-name="T448">The study begins by highlighting the importance of SOC estimation in battery management systems (BMS), where accurate predictions are essential for maintaining battery health, preventing overcharging or over-discharging, and ensuring optimal energy utilization. Conventional methods often rely on simple models or empirical algorithms, which may struggle to adapt to changing operating conditions and battery degradation.</text:span></text:p>
      <text:p text:style-name="P449"><text:span text:style-name="T450"><text:s/></text:span></text:p>
      <text:p text:style-name="P451"><text:span text:style-name="T452">To address these challenges, the research proposes a hybrid approach that leverages the strengths of SVM for nonlinear regression and CKF for recursive state estimation. By training SVM models on historical battery data and integrating them into the CKF framework, the method achieves robust and adaptive SOC predictions that are highly responsive to dynamic changes in battery behavior.</text:span></text:p>
      <text:p text:style-name="P453"><text:span text:style-name="T454"><text:s/></text:span></text:p>
      <text:p text:style-name="P455"><text:span text:style-name="T456">Key components of the proposed method include feature extraction, model training, state prediction, and error correction, which are iteratively refined through feedback loops and optimization algorithms. The SVM-CKF algorithm dynamically adjusts model parameters and covariance matrices based on measurement updates, ensuring accurate SOC estimates even in the presence of noise and uncertainty.</text:span></text:p>
      <text:p text:style-name="P457"><text:span text:style-name="T458"><text:s/></text:span></text:p>
      <text:p text:style-name="P459"><text:span text:style-name="T460">The study evaluates the performance of the novel method through extensive simulations and experiments, comparing it to existing SOC estimation techniques. Results demonstrate superior accuracy, reliability, and adaptability, particularly under challenging operating conditions such as rapid charging/discharging, temperature variations, and aging effects.</text:span></text:p>
      <text:p text:style-name="P461"><text:span text:style-name="T462"><text:s/></text:span></text:p>
      <text:p text:style-name="P463"><text:span text:style-name="T464">Future research directions include further optimization of algorithm parameters, integration with advanced battery diagnostics and prognostics techniques, and validation in real-world battery systems across diverse applications. By improving SOC prediction accuracy and reliability, the proposed method has the potential to enhance the efficiency, safety, and longevity of lithium-ion batteries in various domains, including electric vehicles, renewable energy storage, and portable electronics.</text:span></text:p>
      <text:p text:style-name="P465"><text:span text:style-name="T466"><text:s/></text:span></text:p>
      <text:p text:style-name="P467"><text:span text:style-name="T468">These are just a few examples of the diverse and impactful research topics in the fields of engineering, materials science, and environmental sciences. Each topic represents a significant contribution to its respective field, offering innovative solutions to complex challenges and advancing knowledge and technology for the benefit of society.</text:span></text:p>
      <text:p text:style-name="P469"/>
      <text:list text:style-name="LFO3" text:continue-numbering="true">
        <text:list-item>
          <text:p text:style-name="P470">Improving Airtightness of Compressed Air Energy Storage (CAES) in Hard Rock Formations with a Novel Nano-Grade Organosilicon Polymer (NOSP)</text:p>
        </text:list-item>
      </text:list>
      <text:p text:style-name="P471"><text:span text:style-name="T472"><text:s/></text:span></text:p>
      <text:p text:style-name="P473"><text:span text:style-name="T474">This study introduces NOSP as a sealant for enhancing the airtightness of CAES caverns in hard rock formations. Experimental results demonstrate significant reductions in rock permeability with NOSP coating, surpassing concrete and comparable to rubber materials. The study also proposes an air seepage evaluation model incorporating Knudsen diffusion, identifying optimal viscosity and coating thickness for practical application in large-scale CAES projects. Overall, NOSP offers promise as a simplified and cost-effective solution for improving CAES cavern sealing.</text:span></text:p>
      <text:p text:style-name="P475"><text:span text:style-name="T476"><text:s/></text:span></text:p>
      <text:list text:style-name="LFO3" text:continue-numbering="true">
        <text:list-item>
          <text:p text:style-name="P477">Advancements in Anterior Cruciate Ligament (ACL) Repair Using a Re-Tensionable All-Suture Construct</text:p>
        </text:list-item>
      </text:list>
      <text:p text:style-name="P478"><text:span text:style-name="T479"><text:s/></text:span></text:p>
      <text:p text:style-name="P480"><text:span text:style-name="T481">This article outlines a surgical technique for primary ACL repair utilizing a re-tensionable all-suture-based construct. With advancements in imaging and techniques, there's renewed interest in primary ACL repair, particularly for acute proximal ACL tears. The described method offers a precise approach utilizing modern tools and biological augmentation, reflecting a shift towards conservative management strategies. This technique holds promise in effectively addressing ACL injuries, potentially improving patient outcomes and recovery trajectories.</text:span></text:p>
      <text:p text:style-name="P482"><text:span text:style-name="T483"><text:s/></text:span></text:p>
      <text:list text:style-name="LFO3" text:continue-numbering="true">
        <text:list-item>
          <text:p text:style-name="P484">Utilizing Coupling Angles to Investigate Upper Limb Interjoint Coordination After Stroke</text:p>
        </text:list-item>
      </text:list>
      <text:p text:style-name="P485"><text:span text:style-name="T486"><text:s/></text:span></text:p>
      <text:p text:style-name="P487"><text:span text:style-name="T488">This study explores the use of coupling angles to visualize and interpret upper limb interjoint coordination in stroke patients undergoing rehabilitation. Results suggest differences between affected and unaffected sides, with trends indicating smoother movement and increased independent control of the elbow joint post-training. These findings highlight the potential of coupling angles as a promising tool for investigating and improving interjoint coordination in stroke rehabilitation, offering valuable insights for optimizing therapy strategies and enhancing patient outcomes.</text:span></text:p>
      <text:p text:style-name="P489"><text:span text:style-name="T490"><text:s/></text:span></text:p>
      <text:list text:style-name="LFO3" text:continue-numbering="true">
        <text:list-item>
          <text:p text:style-name="P491">Applications of Extended Reality (XR) in Spaceflight for Human Health and Performance</text:p>
        </text:list-item>
      </text:list>
      <text:p text:style-name="P492"><text:span text:style-name="T493"><text:s/></text:span></text:p>
      <text:p text:style-name="P494"><text:span text:style-name="T495">This paper provides an overview of integrating virtual reality (VR) and augmented reality (AR) technologies into space exploration, focusing on astronaut health. It discusses current applications in terrestrial healthcare and emerging developments for spaceflight, addressing key challenges such as mass and volume constraints. The paper explores the potential of XR to enhance efficiency, stress reduction, and exercise motivation during space travel, offering valuable insights into supporting long-duration spaceflight and manned exploration missions, including addressing spaceflight-associated neuro-ocular syndrome (SANS).</text:span></text:p>
      <text:p text:style-name="P496"><text:span text:style-name="T497"><text:s/></text:span></text:p>
      <text:list text:style-name="LFO3" text:continue-numbering="true">
        <text:list-item>
          <text:p text:style-name="P498">Reviewing Auxetic Materials for Sports Applications: Expanding Options in Comfort and Protection</text:p>
        </text:list-item>
      </text:list>
      <text:p text:style-name="P499"><text:span text:style-name="T500"><text:s/></text:span></text:p>
      <text:p text:style-name="P501"><text:span text:style-name="T502">This critical review examines the potential application of auxetic materials in sports equipment, particularly for injury prevention. It outlines the unique properties of auxetic foams, structures, and textiles, such as form-fitting deformation and high energy absorption. The review discusses production methods, commercial prospects, and limitations of auxetic materials, highlighting the need for further research to fully realize their benefits in sports equipment and personal protective gear. Overall, it provides valuable insights into improving safety standards in sports through innovative material design.</text:span></text:p>
      <text:list text:style-name="LFO3" text:continue-numbering="true">
        <text:list-item>
          <text:p text:style-name="P503">Advancements in Wearable Assistive Robotic Devices for Head and Neck Rehabilitation</text:p>
        </text:list-item>
      </text:list>
      <text:p text:style-name="P504"><text:span text:style-name="T505"><text:s/></text:span></text:p>
      <text:p text:style-name="P506"><text:span text:style-name="T507">Neck pain is a prevalent musculoskeletal condition that can significantly impact mobility and quality of life. Traditional static braces have limitations in addressing mobility issues, especially for individuals with muscle weakness. Recognizing this, researchers have been exploring dynamic neck braces as a potential solution to restore natural movement and alleviate pain. This comprehensive review focuses on the advancements in wearable assistive robotic devices for head and neck rehabilitation, aiming to address the limitations of conventional braces and improve mobility for individuals with neck pain.</text:span></text:p>
      <text:p text:style-name="P508"><text:span text:style-name="T509"><text:s/></text:span></text:p>
      <text:p text:style-name="P510"><text:span text:style-name="T511">The study begins by examining the risk factors associated with musculoskeletal pain, with a specific emphasis on neck pain. It highlights the shortcomings of static braces in providing adequate support and restoring normal range of motion, particularly for individuals with muscle weakness or mobility impairments. These limitations underscore the need for dynamic neck braces that can adapt to the wearer's movements and provide targeted support to facilitate rehabilitation.</text:span></text:p>
      <text:p text:style-name="P512"><text:span text:style-name="T513"><text:s/></text:span></text:p>
      <text:p text:style-name="P514"><text:span text:style-name="T515">To explore existing solutions and recent trends in assistive technology, the study surveys a range of wearable assistive robotic devices designed for head and neck rehabilitation. These devices incorporate various technologies such as sensors, actuators, and advanced control techniques to optimize head and neck range of motion while providing support and assistance as needed. By analyzing the design principles, functionalities, and effectiveness of these devices, the study aims to identify promising approaches for improving mobility and reducing neck pain in clinical settings.</text:span></text:p>
      <text:p text:style-name="P516"><text:span text:style-name="T517"><text:s/></text:span></text:p>
      <text:p text:style-name="P518"><text:span text:style-name="T519">One key focus of the review is to highlight the potential of mechatronics-based solutions in developing cost-effective and versatile wearable assistive devices for neck rehabilitation. By integrating mechanical, electrical, and computer engineering principles, mechatronic systems can offer innovative solutions that adapt to the user's needs and provide personalized support during rehabilitation exercises and daily activities.</text:span></text:p>
      <text:p text:style-name="P520"><text:span text:style-name="T521"><text:s/></text:span></text:p>
      <text:p text:style-name="P522"><text:span text:style-name="T523">Overall, this comprehensive review contributes to the advancement of wearable assistive robotic devices for head and neck rehabilitation by synthesizing current research findings and identifying areas for future development. By addressing the limitations of static braces and exploring new technologies and design approaches, these devices have the potential to significantly improve mobility and quality of life for individuals suffering from neck pain and related musculoskeletal condi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4pt" fo:background-color="transparent" style:text-underline-type="none" style:text-underline-color="font-color" style:text-emphasize="none" fo:language="en" fo:country="IN" style:language-asian="en" style:country-asian="US" style:language-complex="th" style:country-complex="TH"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language-complex="ar" style:country-complex="SA" fo:hyphenate="false"/>
    </style:style>
    <style:style style:name="Normal" style:display-name="Normal" style:family="paragraph">
      <style:text-properties fo:hyphenate="false"/>
    </style:style>
    <style:style style:name="DefaultParagraphFont" style:display-name="Default Paragraph Font" style:family="text"/>
    <style:style style:name="CommentText" style:display-name="Comment Text" style:family="paragraph" style:parent-style-name="Normal">
      <style:paragraph-properties fo:line-height="100%"/>
      <style:text-properties style:font-name-asian="DengXian" style:letter-kerning="false" fo:font-size="10pt" style:font-size-asian="10pt" style:font-size-complex="10pt" fo:language="en" fo:country="AU" style:language-asian="zh" style:country-asian="CN" style:language-complex="ar" style:country-complex="SA" fo:hyphenate="false"/>
    </style:style>
    <style:style style:name="CommentTextChar" style:display-name="Comment Text Char" style:family="text" style:parent-style-name="DefaultParagraphFont">
      <style:text-properties style:font-name-asian="DengXian" style:letter-kerning="false" fo:font-size="10pt" style:font-size-asian="10pt" style:font-size-complex="10pt" fo:language="en" fo:country="AU" style:language-asian="zh" style:country-asian="CN" style:language-complex="ar" style:country-complex="SA"/>
    </style:style>
    <style:style style:name="CM1" style:display-name="CM1" style:family="paragraph" style:parent-style-name="Normal" style:next-style-name="Normal">
      <style:paragraph-properties fo:widows="0" fo:orphans="0" style:text-autospace="none" fo:margin-bottom="0in" fo:line-height="100%"/>
      <style:text-properties style:font-name-asian="Times New Roman" style:font-name-complex="Times New Roman" style:letter-kerning="false" fo:font-size="12pt" style:font-size-asian="12pt" style:font-size-complex="12pt" fo:language="en" fo:country="CA" style:language-asian="en" style:country-asian="CA" style:language-complex="ar" style:country-complex="SA" fo:hyphenate="false"/>
    </style:style>
    <style:style style:name="Hyperlink" style:display-name="Hyperlink" style:family="text">
      <style:text-properties fo:color="#0563C1" style:text-underline-type="single" style:text-underline-style="solid" style:text-underline-width="auto" style:text-underline-mode="continuous" style:text-underline-color="font-color"/>
    </style:style>
    <style:style style:name="Default" style:display-name="Default" style:family="paragraph">
      <style:paragraph-properties fo:widows="0" fo:orphans="0" style:text-autospace="none" fo:margin-bottom="0in" fo:line-height="100%"/>
      <style:text-properties style:font-name-asian="Times New Roman" style:font-name-complex="Calibri" fo:color="#000000" style:letter-kerning="false" fo:font-size="12pt" style:font-size-asian="12pt" style:font-size-complex="12pt" fo:language="en" fo:country="CA" style:language-asian="en" style:country-asian="CA" style:language-complex="ar" style:country-complex="SA" fo:hyphenate="false"/>
    </style:style>
    <style:style style:name="ListParagraph" style:display-name="List Paragraph" style:family="paragraph" style:parent-style-name="Normal">
      <style:paragraph-properties style:contextual-spacing="true" fo:margin-left="0.5in">
        <style:tab-stops/>
      </style:paragraph-properties>
      <style:text-properties style:letter-kerning="false" style:font-size-complex="11pt" fo:language="en" fo:country="AU" style:language-complex="ar" style:country-complex="SA"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language-complex="ar" style:country-complex="SA"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language-complex="ar" style:country-complex="SA"/>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draw:marker draw:name="a15" svg:viewBox="0 0 20 30" svg:d="m10 0-10 30h20z"/>
    <draw:marker draw:name="a20" svg:viewBox="0 0 20 30" svg:d="m10 0-10 30h20z"/>
    <draw:marker draw:name="a7" svg:viewBox="0 0 20 30" svg:d="m10 0-10 30h20z"/>
    <draw:marker draw:name="a28" svg:viewBox="0 0 20 30" svg:d="m10 0-10 30h20z"/>
    <draw:marker draw:name="a22" svg:viewBox="0 0 20 30" svg:d="m10 0-10 30h20z"/>
    <draw:marker draw:name="a9" svg:viewBox="0 0 20 30" svg:d="m10 0-10 30h20z"/>
    <draw:marker draw:name="a11" svg:viewBox="0 0 20 30" svg:d="m10 0-10 30h20z"/>
    <draw:marker draw:name="a3" svg:viewBox="0 0 20 30" svg:d="m10 0-10 30h20z"/>
    <draw:marker draw:name="a26" svg:viewBox="0 0 20 30" svg:d="m10 0-10 30h20z"/>
    <draw:marker draw:name="a31"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epak ramesh</meta:initial-creator>
    <dc:creator>deepak ramesh</dc:creator>
    <meta:creation-date>2024-04-23T02:48:00Z</meta:creation-date>
    <dc:date>2024-04-23T02:50:00Z</dc:date>
    <meta:print-date>2024-04-02T17:01:00Z</meta:print-date>
    <meta:template xlink:href="Normal" xlink:type="simple"/>
    <meta:editing-cycles>3</meta:editing-cycles>
    <meta:editing-duration>PT240S</meta:editing-duration>
    <meta:document-statistic meta:page-count="21" meta:paragraph-count="121" meta:word-count="9110" meta:character-count="60919" meta:row-count="432" meta:non-whitespace-character-count="51930"/>
  </office:meta>
</office:document-meta>
</file>